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adornments="Negrita" style:font-family-generic="modern" style:font-pitch="fixed"/>
    <style:font-face style:name="Liberation Mono1" svg:font-family="'Liberation Mono'" style:font-adornments="Predeterminado" style:font-family-generic="modern" style:font-pitch="fixed"/>
    <style:font-face style:name="MS Mincho" svg:font-family="'MS Minch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5.954cm" table:align="left"/>
    </style:style>
    <style:style style:name="Tabla1.A" style:family="table-column">
      <style:table-column-properties style:column-width="1.487cm"/>
    </style:style>
    <style:style style:name="Tabla1.B" style:family="table-column">
      <style:table-column-properties style:column-width="6.927cm"/>
    </style:style>
    <style:style style:name="Tabla1.C" style:family="table-column">
      <style:table-column-properties style:column-width="4.392cm"/>
    </style:style>
    <style:style style:name="Tabla1.D" style:family="table-column">
      <style:table-column-properties style:column-width="3.149cm"/>
    </style:style>
    <style:style style:name="Tabla1.A1" style:family="table-cell">
      <style:table-cell-properties fo:padding-left="0.191cm" fo:padding-right="0.191cm" fo:padding-top="0cm" fo:padding-bottom="0cm" fo:border="0.018cm solid #000000"/>
    </style:style>
    <style:style style:name="Tabla2" style:family="table">
      <style:table-properties style:width="15.981cm" table:align="left"/>
    </style:style>
    <style:style style:name="Tabla2.A" style:family="table-column">
      <style:table-column-properties style:column-width="1.487cm"/>
    </style:style>
    <style:style style:name="Tabla2.B" style:family="table-column">
      <style:table-column-properties style:column-width="6.927cm"/>
    </style:style>
    <style:style style:name="Tabla2.C" style:family="table-column">
      <style:table-column-properties style:column-width="4.392cm"/>
    </style:style>
    <style:style style:name="Tabla2.D" style:family="table-column">
      <style:table-column-properties style:column-width="3.175cm"/>
    </style:style>
    <style:style style:name="Tabla2.A1" style:family="table-cell">
      <style:table-cell-properties fo:padding-left="0.191cm" fo:padding-right="0.191cm" fo:padding-top="0cm" fo:padding-bottom="0cm" fo:border="0.018cm solid #000000"/>
    </style:style>
    <style:style style:name="Tabla3" style:family="table">
      <style:table-properties style:width="15.954cm" table:align="left"/>
    </style:style>
    <style:style style:name="Tabla3.A" style:family="table-column">
      <style:table-column-properties style:column-width="1.487cm"/>
    </style:style>
    <style:style style:name="Tabla3.B" style:family="table-column">
      <style:table-column-properties style:column-width="6.927cm"/>
    </style:style>
    <style:style style:name="Tabla3.C" style:family="table-column">
      <style:table-column-properties style:column-width="4.392cm"/>
    </style:style>
    <style:style style:name="Tabla3.D" style:family="table-column">
      <style:table-column-properties style:column-width="3.149cm"/>
    </style:style>
    <style:style style:name="Tabla3.A1" style:family="table-cell">
      <style:table-cell-properties fo:padding-left="0.191cm" fo:padding-right="0.191cm" fo:padding-top="0cm" fo:padding-bottom="0cm" fo:border="0.018cm solid #000000"/>
    </style:style>
    <style:style style:name="Tabla4" style:family="table">
      <style:table-properties style:width="15.901cm" table:align="left"/>
    </style:style>
    <style:style style:name="Tabla4.A" style:family="table-column">
      <style:table-column-properties style:column-width="1.487cm"/>
    </style:style>
    <style:style style:name="Tabla4.B" style:family="table-column">
      <style:table-column-properties style:column-width="6.265cm"/>
    </style:style>
    <style:style style:name="Tabla4.C" style:family="table-column">
      <style:table-column-properties style:column-width="5.027cm"/>
    </style:style>
    <style:style style:name="Tabla4.D" style:family="table-column">
      <style:table-column-properties style:column-width="3.122cm"/>
    </style:style>
    <style:style style:name="Tabla4.A1" style:family="table-cell">
      <style:table-cell-properties fo:padding-left="0.191cm" fo:padding-right="0.191cm" fo:padding-top="0cm" fo:padding-bottom="0cm" fo:border="0.018cm solid #000000"/>
    </style:style>
    <style:style style:name="Tabla5" style:family="table">
      <style:table-properties style:width="16.642cm" table:align="left"/>
    </style:style>
    <style:style style:name="Tabla5.A" style:family="table-column">
      <style:table-column-properties style:column-width="6.701cm"/>
    </style:style>
    <style:style style:name="Tabla5.B" style:family="table-column">
      <style:table-column-properties style:column-width="4.417cm"/>
    </style:style>
    <style:style style:name="Tabla5.C" style:family="table-column">
      <style:table-column-properties style:column-width="3.117cm"/>
    </style:style>
    <style:style style:name="Tabla5.D" style:family="table-column">
      <style:table-column-properties style:column-width="2.408cm"/>
    </style:style>
    <style:style style:name="Tabla5.1" style:family="table-row">
      <style:table-row-properties style:min-row-height="0.079cm"/>
    </style:style>
    <style:style style:name="Tabla5.A1" style:family="table-cell">
      <style:table-cell-properties style:vertical-align="middle" fo:padding-left="0.191cm" fo:padding-right="0.191cm" fo:padding-top="0cm" fo:padding-bottom="0cm" fo:border-left="none" fo:border-right="none" fo:border-top="none" fo:border-bottom="0.018cm solid #000000"/>
    </style:style>
    <style:style style:name="Tabla5.C1" style:family="table-cell">
      <style:table-cell-properties style:vertical-align="middle" fo:padding-left="0.191cm" fo:padding-right="0.191cm" fo:padding-top="0cm" fo:padding-bottom="0cm" fo:border-left="none" fo:border-right="0.018cm solid #000000" fo:border-top="none" fo:border-bottom="0.018cm solid #000000"/>
    </style:style>
    <style:style style:name="Tabla5.D1" style:family="table-cell">
      <style:table-cell-properties style:vertical-align="middle" fo:padding-left="0.191cm" fo:padding-right="0.191cm" fo:padding-top="0cm" fo:padding-bottom="0cm" fo:border="0.018cm solid #000000"/>
    </style:style>
    <style:style style:name="Tabla5.8" style:family="table-row">
      <style:table-row-properties style:min-row-height="0.238cm"/>
    </style:style>
    <style:style style:name="Tabla5.9" style:family="table-row">
      <style:table-row-properties style:min-row-height="0.228cm"/>
    </style:style>
    <style:style style:name="Tabla6" style:family="table">
      <style:table-properties style:width="13.988cm" fo:margin-left="0cm" table:align="left"/>
    </style:style>
    <style:style style:name="Tabla6.A" style:family="table-column">
      <style:table-column-properties style:column-width="1.487cm"/>
    </style:style>
    <style:style style:name="Tabla6.B" style:family="table-column">
      <style:table-column-properties style:column-width="5.251cm"/>
    </style:style>
    <style:style style:name="Tabla6.C" style:family="table-column">
      <style:table-column-properties style:column-width="3.75cm"/>
    </style:style>
    <style:style style:name="Tabla6.D" style:family="table-column">
      <style:table-column-properties style:column-width="3.5cm"/>
    </style:style>
    <style:style style:name="Tabla6.A1" style:family="table-cell">
      <style:table-cell-properties fo:padding-left="0.191cm" fo:padding-right="0.191cm" fo:padding-top="0cm" fo:padding-bottom="0cm" fo:border="0.018cm solid #000000"/>
    </style:style>
    <style:style style:name="Tabla7" style:family="table">
      <style:table-properties style:width="13.988cm" fo:margin-left="0cm" table:align="left"/>
    </style:style>
    <style:style style:name="Tabla7.A" style:family="table-column">
      <style:table-column-properties style:column-width="1.487cm"/>
    </style:style>
    <style:style style:name="Tabla7.B" style:family="table-column">
      <style:table-column-properties style:column-width="5.251cm"/>
    </style:style>
    <style:style style:name="Tabla7.C" style:family="table-column">
      <style:table-column-properties style:column-width="3.75cm"/>
    </style:style>
    <style:style style:name="Tabla7.D" style:family="table-column">
      <style:table-column-properties style:column-width="3.5cm"/>
    </style:style>
    <style:style style:name="Tabla7.A1" style:family="table-cell">
      <style:table-cell-properties fo:padding-left="0.191cm" fo:padding-right="0.191cm" fo:padding-top="0cm" fo:padding-bottom="0cm" fo:border="0.018cm solid #000000"/>
    </style:style>
    <style:style style:name="Tabla8" style:family="table">
      <style:table-properties style:width="13.988cm" fo:margin-left="0cm" table:align="left"/>
    </style:style>
    <style:style style:name="Tabla8.A" style:family="table-column">
      <style:table-column-properties style:column-width="1.487cm"/>
    </style:style>
    <style:style style:name="Tabla8.B" style:family="table-column">
      <style:table-column-properties style:column-width="5.251cm"/>
    </style:style>
    <style:style style:name="Tabla8.C" style:family="table-column">
      <style:table-column-properties style:column-width="3.75cm"/>
    </style:style>
    <style:style style:name="Tabla8.D" style:family="table-column">
      <style:table-column-properties style:column-width="3.5cm"/>
    </style:style>
    <style:style style:name="Tabla8.A1" style:family="table-cell">
      <style:table-cell-properties fo:padding-left="0.191cm" fo:padding-right="0.191cm" fo:padding-top="0cm" fo:padding-bottom="0cm" fo:border="0.018cm solid #000000"/>
    </style:style>
    <style:style style:name="Tabla9" style:family="table">
      <style:table-properties style:width="13.988cm" fo:margin-left="0cm" table:align="left"/>
    </style:style>
    <style:style style:name="Tabla9.A" style:family="table-column">
      <style:table-column-properties style:column-width="1.487cm"/>
    </style:style>
    <style:style style:name="Tabla9.B" style:family="table-column">
      <style:table-column-properties style:column-width="5.251cm"/>
    </style:style>
    <style:style style:name="Tabla9.C" style:family="table-column">
      <style:table-column-properties style:column-width="3.75cm"/>
    </style:style>
    <style:style style:name="Tabla9.D" style:family="table-column">
      <style:table-column-properties style:column-width="3.5cm"/>
    </style:style>
    <style:style style:name="Tabla9.A1" style:family="table-cell">
      <style:table-cell-properties fo:padding-left="0.191cm" fo:padding-right="0.191cm" fo:padding-top="0cm" fo:padding-bottom="0cm" fo:border="0.018cm solid #000000"/>
    </style:style>
    <style:style style:name="Tabla10" style:family="table">
      <style:table-properties style:width="13.988cm" fo:margin-left="0cm" table:align="left"/>
    </style:style>
    <style:style style:name="Tabla10.A" style:family="table-column">
      <style:table-column-properties style:column-width="1.487cm"/>
    </style:style>
    <style:style style:name="Tabla10.B" style:family="table-column">
      <style:table-column-properties style:column-width="5.251cm"/>
    </style:style>
    <style:style style:name="Tabla10.C" style:family="table-column">
      <style:table-column-properties style:column-width="3.75cm"/>
    </style:style>
    <style:style style:name="Tabla10.D" style:family="table-column">
      <style:table-column-properties style:column-width="3.5cm"/>
    </style:style>
    <style:style style:name="Tabla10.A1" style:family="table-cell">
      <style:table-cell-properties fo:padding-left="0.191cm" fo:padding-right="0.191cm" fo:padding-top="0cm" fo:padding-bottom="0cm" fo:border="0.018cm solid #000000"/>
    </style:style>
    <style:style style:name="Tabla11" style:family="table">
      <style:table-properties style:width="15.247cm" fo:margin-left="0cm" table:align="left"/>
    </style:style>
    <style:style style:name="Tabla11.A" style:family="table-column">
      <style:table-column-properties style:column-width="7.624cm"/>
    </style:style>
    <style:style style:name="Tabla11.A1" style:family="table-cell">
      <style:table-cell-properties style:vertical-align="middle" fo:padding-left="0.191cm" fo:padding-right="0.191cm" fo:padding-top="0cm" fo:padding-bottom="0cm" fo:border="0.018cm solid #000000"/>
    </style:style>
    <style:style style:name="Tabla12" style:family="table">
      <style:table-properties style:width="15.61cm" table:align="left"/>
    </style:style>
    <style:style style:name="Tabla12.A" style:family="table-column">
      <style:table-column-properties style:column-width="1.487cm"/>
    </style:style>
    <style:style style:name="Tabla12.B" style:family="table-column">
      <style:table-column-properties style:column-width="5.251cm"/>
    </style:style>
    <style:style style:name="Tabla12.C" style:family="table-column">
      <style:table-column-properties style:column-width="5.433cm"/>
    </style:style>
    <style:style style:name="Tabla12.D" style:family="table-column">
      <style:table-column-properties style:column-width="3.44cm"/>
    </style:style>
    <style:style style:name="Tabla12.A1" style:family="table-cell">
      <style:table-cell-properties fo:padding-left="0.191cm" fo:padding-right="0.191cm" fo:padding-top="0cm" fo:padding-bottom="0cm" fo:border="0.018cm solid #000000"/>
    </style:style>
    <style:style style:name="Tabla13" style:family="table">
      <style:table-properties style:width="16.06cm" table:align="left"/>
    </style:style>
    <style:style style:name="Tabla13.A" style:family="table-column">
      <style:table-column-properties style:column-width="1.487cm"/>
    </style:style>
    <style:style style:name="Tabla13.B" style:family="table-column">
      <style:table-column-properties style:column-width="7.509cm"/>
    </style:style>
    <style:style style:name="Tabla13.C" style:family="table-column">
      <style:table-column-properties style:column-width="3.545cm"/>
    </style:style>
    <style:style style:name="Tabla13.D" style:family="table-column">
      <style:table-column-properties style:column-width="3.519cm"/>
    </style:style>
    <style:style style:name="Tabla13.A1" style:family="table-cell">
      <style:table-cell-properties fo:padding-left="0.191cm" fo:padding-right="0.191cm" fo:padding-top="0cm" fo:padding-bottom="0cm" fo:border="0.018cm solid #000000"/>
    </style:style>
    <style:style style:name="Tabla14" style:family="table">
      <style:table-properties style:width="17.066cm" table:align="left"/>
    </style:style>
    <style:style style:name="Tabla14.A" style:family="table-column">
      <style:table-column-properties style:column-width="1.487cm"/>
    </style:style>
    <style:style style:name="Tabla14.B" style:family="table-column">
      <style:table-column-properties style:column-width="6.742cm"/>
    </style:style>
    <style:style style:name="Tabla14.C" style:family="table-column">
      <style:table-column-properties style:column-width="4.26cm"/>
    </style:style>
    <style:style style:name="Tabla14.D" style:family="table-column">
      <style:table-column-properties style:column-width="4.577cm"/>
    </style:style>
    <style:style style:name="Tabla14.A1" style:family="table-cell">
      <style:table-cell-properties fo:padding-left="0.191cm" fo:padding-right="0.191cm" fo:padding-top="0cm" fo:padding-bottom="0cm" fo:border="0.018cm solid #000000"/>
    </style:style>
    <style:style style:name="Tabla15" style:family="table">
      <style:table-properties style:width="17.066cm" table:align="left"/>
    </style:style>
    <style:style style:name="Tabla15.A" style:family="table-column">
      <style:table-column-properties style:column-width="1.487cm"/>
    </style:style>
    <style:style style:name="Tabla15.B" style:family="table-column">
      <style:table-column-properties style:column-width="6.742cm"/>
    </style:style>
    <style:style style:name="Tabla15.C" style:family="table-column">
      <style:table-column-properties style:column-width="4.26cm"/>
    </style:style>
    <style:style style:name="Tabla15.D" style:family="table-column">
      <style:table-column-properties style:column-width="4.577cm"/>
    </style:style>
    <style:style style:name="Tabla15.A1" style:family="table-cell">
      <style:table-cell-properties fo:padding-left="0.191cm" fo:padding-right="0.191cm" fo:padding-top="0cm" fo:padding-bottom="0cm" fo:border="0.018cm solid #000000"/>
    </style:style>
    <style:style style:name="Tabla16" style:family="table">
      <style:table-properties style:width="14.238cm" fo:margin-left="0cm" table:align="left"/>
    </style:style>
    <style:style style:name="Tabla16.A" style:family="table-column">
      <style:table-column-properties style:column-width="1.487cm"/>
    </style:style>
    <style:style style:name="Tabla16.B" style:family="table-column">
      <style:table-column-properties style:column-width="5.5cm"/>
    </style:style>
    <style:style style:name="Tabla16.C" style:family="table-column">
      <style:table-column-properties style:column-width="3.501cm"/>
    </style:style>
    <style:style style:name="Tabla16.D" style:family="table-column">
      <style:table-column-properties style:column-width="3.75cm"/>
    </style:style>
    <style:style style:name="Tabla16.A1" style:family="table-cell">
      <style:table-cell-properties fo:padding-left="0.191cm" fo:padding-right="0.191cm" fo:padding-top="0cm" fo:padding-bottom="0cm" fo:border="0.018cm solid #000000"/>
    </style:style>
    <style:style style:name="P1" style:family="paragraph" style:parent-style-name="Heading_20_2">
      <style:paragraph-properties fo:break-before="page"/>
      <style:text-properties style:font-name="DejaVu Sans" style:font-name-asian="DejaVu Sans"/>
    </style:style>
    <style:style style:name="P2" style:family="paragraph" style:parent-style-name="Heading_20_3">
      <style:paragraph-properties fo:break-before="page"/>
      <style:text-properties style:font-name="DejaVu Sans" style:font-name-asian="DejaVu Sans"/>
    </style:style>
    <style:style style:name="P3" style:family="paragraph" style:parent-style-name="Heading_20_3">
      <style:text-properties style:font-name="DejaVu Sans" style:font-name-asian="DejaVu Sans"/>
    </style:style>
    <style:style style:name="P4" style:family="paragraph" style:parent-style-name="Quotations">
      <style:text-properties style:font-name="DejaVu Sans" style:font-name-asian="DejaVu Sans"/>
    </style:style>
    <style:style style:name="P5" style:family="paragraph" style:parent-style-name="Heading_20_4">
      <style:text-properties style:font-name="DejaVu Sans" style:font-name-asian="DejaVu Sans"/>
    </style:style>
    <style:style style:name="P6" style:family="paragraph" style:parent-style-name="Text_20_body">
      <style:text-properties style:font-name="DejaVu Sans" style:font-name-asian="DejaVu Sans"/>
    </style:style>
    <style:style style:name="P7" style:family="paragraph" style:parent-style-name="Text_20_body">
      <style:paragraph-properties fo:text-align="center" style:justify-single-word="false"/>
      <style:text-properties style:font-name="DejaVu Sans" style:font-name-asian="DejaVu Sans"/>
    </style:style>
    <style:style style:name="P8" style:family="paragraph" style:parent-style-name="Text_20_body">
      <style:paragraph-properties fo:text-align="center" style:justify-single-word="false"/>
      <style:text-properties style:font-name="DejaVu Sans" fo:font-size="7pt" style:font-name-asian="DejaVu Sans" style:font-size-asian="7pt" style:font-size-complex="7pt"/>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8.256cm" style:type="right" style:leader-style="dotted" style:leader-text="."/>
        </style:tab-stops>
      </style:paragraph-properties>
    </style:style>
    <style:style style:name="P11" style:family="paragraph" style:parent-style-name="Contents_20_2">
      <style:paragraph-properties>
        <style:tab-stops>
          <style:tab-stop style:position="17.757cm" style:type="right" style:leader-style="dotted" style:leader-text="."/>
        </style:tab-stops>
      </style:paragraph-properties>
    </style:style>
    <style:style style:name="P12" style:family="paragraph" style:parent-style-name="Contents_20_3">
      <style:paragraph-properties>
        <style:tab-stops>
          <style:tab-stop style:position="17.258cm" style:type="right" style:leader-style="dotted" style:leader-text="."/>
        </style:tab-stops>
      </style:paragraph-properties>
    </style:style>
    <style:style style:name="P13" style:family="paragraph" style:parent-style-name="Contents_20_4">
      <style:paragraph-properties>
        <style:tab-stops>
          <style:tab-stop style:position="16.759cm" style:type="right" style:leader-style="dotted" style:leader-text="."/>
        </style:tab-stops>
      </style:paragraph-properties>
    </style:style>
    <style:style style:name="P14" style:family="paragraph" style:parent-style-name="Normal">
      <style:text-properties fo:color="#000000" style:font-name="DejaVu Serif1" fo:font-size="10pt" style:font-name-asian="DejaVu Serif1" style:font-size-asian="10pt" style:font-name-complex="DejaVu Sans" style:font-size-complex="10pt" style:language-complex="ar" style:country-complex="SA"/>
    </style:style>
    <style:style style:name="P15" style:family="paragraph" style:parent-style-name="Normal">
      <style:paragraph-properties fo:text-align="center" style:justify-single-word="false"/>
      <style:text-properties style:font-name="DejaVu Serif1" fo:language="es" fo:country="ES" style:font-name-asian="DejaVu Serif1" style:font-name-complex="DejaVu Sans"/>
    </style:style>
    <style:style style:name="P16" style:family="paragraph" style:parent-style-name="Normal">
      <style:paragraph-properties fo:text-align="start" style:justify-single-word="false"/>
      <style:text-properties style:font-name="DejaVu Serif1" fo:language="es" fo:country="ES" style:font-name-asian="DejaVu Serif1" style:font-name-complex="DejaVu Sans"/>
    </style:style>
    <style:style style:name="P17" style:family="paragraph" style:parent-style-name="Normal">
      <style:text-properties style:font-name="DejaVu Serif1" fo:language="es" fo:country="ES" style:font-name-asian="DejaVu Serif1" style:language-asian="ja" style:country-asian="JP"/>
    </style:style>
    <style:style style:name="P18" style:family="paragraph" style:parent-style-name="Normal">
      <style:text-properties style:font-name="DejaVu Serif1" fo:font-size="10pt" fo:language="es" fo:country="ES" style:font-name-asian="DejaVu Serif1" style:font-size-asian="10pt" style:font-name-complex="DejaVu Sans" style:font-size-complex="10pt"/>
    </style:style>
    <style:style style:name="P19" style:family="paragraph" style:parent-style-name="Normal">
      <style:text-properties style:font-name="DejaVu Serif1" fo:font-size="10pt" fo:language="es" fo:country="ES" style:font-name-asian="DejaVu Serif1" style:font-size-asian="10pt" style:font-size-complex="10pt"/>
    </style:style>
    <style:style style:name="P20" style:family="paragraph" style:parent-style-name="Normal">
      <style:text-properties style:font-name="DejaVu Serif1" fo:font-size="10pt" fo:language="es" fo:country="ES" style:font-name-asian="DejaVu Serif1" style:font-size-asian="10pt" style:language-asian="ja" style:country-asian="JP" style:font-name-complex="DejaVu Sans" style:font-size-complex="10pt"/>
    </style:style>
    <style:style style:name="P21" style:family="paragraph" style:parent-style-name="Normal">
      <style:text-properties fo:font-size="10pt" style:font-size-asian="10pt" style:font-size-complex="10pt"/>
    </style:style>
    <style:style style:name="P22" style:family="paragraph" style:parent-style-name="Normal">
      <style:paragraph-properties fo:margin-top="0cm" fo:margin-bottom="0cm" fo:line-height="100%"/>
    </style:style>
    <style:style style:name="P23" style:family="paragraph" style:parent-style-name="Normal">
      <style:paragraph-properties fo:margin-top="0cm" fo:margin-bottom="0cm" fo:line-height="100%" fo:text-align="center" style:justify-single-word="false"/>
    </style:style>
    <style:style style:name="P24" style:family="paragraph" style:parent-style-name="Normal">
      <style:paragraph-properties fo:margin-top="0cm" fo:margin-bottom="0cm" fo:line-height="100%" fo:text-align="center" style:justify-single-word="false"/>
      <style:text-properties style:font-name="DejaVu Serif1" fo:language="es" fo:country="ES" style:font-name-asian="DejaVu Serif1" style:font-name-complex="DejaVu Sans"/>
    </style:style>
    <style:style style:name="P25" style:family="paragraph" style:parent-style-name="Normal">
      <style:paragraph-properties fo:margin-top="0cm" fo:margin-bottom="0cm" fo:line-height="100%" fo:text-align="center" style:justify-single-word="false"/>
      <style:text-properties style:font-name="DejaVu Serif1" fo:language="es" fo:country="ES" fo:font-weight="bold" style:font-name-asian="DejaVu Serif1" style:font-weight-asian="bold" style:font-name-complex="DejaVu Sans" style:font-weight-complex="bold"/>
    </style:style>
    <style:style style:name="P26" style:family="paragraph" style:parent-style-name="Normal">
      <style:paragraph-properties fo:margin-top="0cm" fo:margin-bottom="0cm" fo:line-height="100%"/>
      <style:text-properties style:font-name="DejaVu Serif1" fo:font-size="10pt" fo:language="es" fo:country="ES" style:font-name-asian="DejaVu Serif1" style:font-size-asian="10pt" style:font-name-complex="DejaVu Sans" style:font-size-complex="10pt"/>
    </style:style>
    <style:style style:name="P27" style:family="paragraph" style:parent-style-name="Normal">
      <style:paragraph-properties fo:margin-top="0cm" fo:margin-bottom="0cm" fo:line-height="100%"/>
      <style:text-properties style:font-name="DejaVu Serif1" fo:font-size="10pt" fo:language="es" fo:country="ES" style:font-name-asian="DejaVu Serif1" style:font-size-asian="10pt" style:language-asian="ja" style:country-asian="JP" style:font-name-complex="DejaVu Sans" style:font-size-complex="10pt" style:language-complex="ar" style:country-complex="SA"/>
    </style:style>
    <style:style style:name="P28" style:family="paragraph" style:parent-style-name="Normal">
      <style:paragraph-properties fo:margin-top="0cm" fo:margin-bottom="0cm" fo:line-height="100%"/>
      <style:text-properties style:font-name="DejaVu Serif1" fo:font-size="10pt" fo:language="es" fo:country="ES" style:font-name-asian="DejaVu Serif1" style:font-size-asian="10pt" style:language-asian="ja" style:country-asian="JP" style:font-name-complex="DejaVu Sans" style:font-size-complex="10pt"/>
    </style:style>
    <style:style style:name="P29" style:family="paragraph" style:parent-style-name="Normal">
      <style:paragraph-properties fo:margin-top="0cm" fo:margin-bottom="0cm" fo:line-height="100%" fo:text-align="center" style:justify-single-word="false"/>
      <style:text-properties style:font-name="DejaVu Serif1" fo:font-size="10pt" fo:language="es" fo:country="ES" style:font-name-asian="DejaVu Serif1" style:font-size-asian="10pt" style:font-size-complex="10pt"/>
    </style:style>
    <style:style style:name="P30" style:family="paragraph" style:parent-style-name="Normal">
      <style:paragraph-properties fo:margin-top="0cm" fo:margin-bottom="0cm" fo:line-height="100%" fo:text-align="center" style:justify-single-word="false"/>
      <style:text-properties style:font-name="DejaVu Serif1" fo:font-size="10pt" fo:language="es" fo:country="ES" fo:font-weight="bold" style:font-name-asian="DejaVu Serif1" style:font-size-asian="10pt" style:font-weight-asian="bold" style:font-size-complex="10pt"/>
    </style:style>
    <style:style style:name="P31" style:family="paragraph" style:parent-style-name="Normal">
      <style:paragraph-properties fo:margin-left="0cm" fo:margin-right="0cm" fo:text-indent="1.249cm" style:auto-text-indent="false"/>
    </style:style>
    <style:style style:name="P32" style:family="paragraph" style:parent-style-name="Normal">
      <style:paragraph-properties fo:margin-left="0cm" fo:margin-right="0cm" fo:text-indent="1.249cm" style:auto-text-indent="false"/>
      <style:text-properties style:font-name="DejaVu Serif1" fo:font-size="10pt" fo:language="es" fo:country="ES" style:font-name-asian="DejaVu Serif1" style:font-size-asian="10pt" style:font-name-complex="DejaVu Sans" style:font-size-complex="10pt"/>
    </style:style>
    <style:style style:name="P33" style:family="paragraph" style:parent-style-name="Normal">
      <style:paragraph-properties fo:margin-top="0.176cm" fo:margin-bottom="0.176cm" fo:line-height="100%"/>
    </style:style>
    <style:style style:name="P34" style:family="paragraph" style:parent-style-name="Normal">
      <style:paragraph-properties fo:margin-top="0.176cm" fo:margin-bottom="0.176cm" fo:line-height="100%"/>
      <style:text-properties style:font-name="DejaVu Serif1" fo:font-size="10pt" fo:language="es" fo:country="ES" style:font-name-asian="DejaVu Serif1" style:font-size-asian="10pt" style:language-asian="ja" style:country-asian="JP" style:font-name-complex="Times New Roman" style:font-size-complex="10pt" style:language-complex="ar" style:country-complex="SA"/>
    </style:style>
    <style:style style:name="P35" style:family="paragraph" style:parent-style-name="Normal">
      <style:paragraph-properties fo:margin-top="0cm" fo:margin-bottom="0.176cm" fo:line-height="100%"/>
    </style:style>
    <style:style style:name="P36" style:family="paragraph" style:parent-style-name="Normal">
      <style:paragraph-properties fo:margin-left="1.251cm" fo:margin-right="0cm" fo:margin-top="0.176cm" fo:margin-bottom="0.176cm" fo:line-height="100%" fo:text-indent="0cm" style:auto-text-indent="false"/>
    </style:style>
    <style:style style:name="P37" style:family="paragraph" style:parent-style-name="Normal">
      <style:paragraph-properties fo:margin-left="1.251cm" fo:margin-right="0cm" fo:margin-top="0cm" fo:margin-bottom="0cm" fo:line-height="100%" fo:text-indent="0cm" style:auto-text-indent="false" style:text-autospace="none"/>
    </style:style>
    <style:style style:name="P38" style:family="paragraph" style:parent-style-name="Normal">
      <style:paragraph-properties fo:margin-left="1.251cm" fo:margin-right="0cm" fo:margin-top="0cm" fo:margin-bottom="0cm" fo:line-height="100%" fo:text-indent="0cm" style:auto-text-indent="false" style:text-autospace="none"/>
      <style:text-properties fo:color="#000000" style:font-name="DejaVu Serif1" fo:font-size="10pt" style:font-name-asian="DejaVu Serif1" style:font-size-asian="10pt" style:font-name-complex="Courier New" style:font-size-complex="10pt" style:language-complex="ar" style:country-complex="SA"/>
    </style:style>
    <style:style style:name="P39" style:family="paragraph" style:parent-style-name="Normal">
      <style:paragraph-properties fo:margin-left="1.251cm" fo:margin-right="0cm" fo:text-indent="0cm" style:auto-text-indent="false"/>
      <style:text-properties fo:color="#000000" style:font-name="DejaVu Serif1" fo:font-size="10pt" style:font-name-asian="DejaVu Serif1" style:font-size-asian="10pt" style:font-name-complex="Courier New" style:font-size-complex="10pt" style:language-complex="ar" style:country-complex="SA"/>
    </style:style>
    <style:style style:name="P40" style:family="paragraph" style:parent-style-name="Normal">
      <style:paragraph-properties fo:margin-left="1.251cm" fo:margin-right="0cm" fo:margin-top="0cm" fo:margin-bottom="0.176cm" fo:line-height="100%" fo:text-indent="0cm" style:auto-text-indent="false"/>
    </style:style>
    <style:style style:name="P41" style:family="paragraph" style:parent-style-name="Párrafo_20_de_20_lista" style:list-style-name="L11"/>
    <style:style style:name="P42" style:family="paragraph" style:parent-style-name="Párrafo_20_de_20_lista" style:list-style-name="L9">
      <style:text-properties style:font-name="DejaVu Serif1" fo:font-size="10pt" fo:language="es" fo:country="ES" style:font-name-asian="DejaVu Serif1" style:font-size-asian="10pt" style:font-name-complex="DejaVu Sans" style:font-size-complex="10pt"/>
    </style:style>
    <style:style style:name="P43" style:family="paragraph" style:parent-style-name="Normal_20__28_Web_29_">
      <style:paragraph-properties fo:text-align="center" style:justify-single-word="false"/>
    </style:style>
    <style:style style:name="P44" style:family="paragraph" style:parent-style-name="Footer">
      <style:paragraph-properties fo:text-align="center" style:justify-single-word="false"/>
    </style:style>
    <style:style style:name="P45" style:family="paragraph" style:parent-style-name="Text_20_body">
      <style:text-properties style:font-name="DejaVu Sans" style:font-name-asian="DejaVu Sans"/>
    </style:style>
    <style:style style:name="P46" style:family="paragraph" style:parent-style-name="Text_20_body" style:list-style-name="L1">
      <style:text-properties style:font-name="DejaVu Sans" style:font-name-asian="DejaVu Sans"/>
    </style:style>
    <style:style style:name="P47" style:family="paragraph" style:parent-style-name="Text_20_body">
      <style:paragraph-properties fo:text-align="center" style:justify-single-word="false"/>
      <style:text-properties style:font-name="DejaVu Sans" style:font-name-asian="DejaVu Sans"/>
    </style:style>
    <style:style style:name="P48" style:family="paragraph" style:parent-style-name="Text_20_body">
      <style:paragraph-properties fo:text-align="center" style:justify-single-word="false"/>
      <style:text-properties style:font-name="DejaVu Sans" fo:font-size="7pt" style:font-name-asian="DejaVu Sans" style:font-size-asian="7pt" style:font-size-complex="7pt"/>
    </style:style>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1">
      <style:paragraph-properties fo:margin-top="0cm" fo:margin-bottom="0cm"/>
      <style:text-properties style:font-name="DejaVu Sans" style:font-name-asian="DejaVu Sans"/>
    </style:style>
    <style:style style:name="P57" style:family="paragraph" style:parent-style-name="Text_20_body" style:list-style-name="L2">
      <style:paragraph-properties fo:margin-top="0cm" fo:margin-bottom="0cm"/>
    </style:style>
    <style:style style:name="P58" style:family="paragraph" style:parent-style-name="Text_20_body" style:list-style-name="L3">
      <style:paragraph-properties fo:margin-top="0cm" fo:margin-bottom="0cm"/>
    </style:style>
    <style:style style:name="P59" style:family="paragraph" style:parent-style-name="Text_20_body" style:list-style-name="L4">
      <style:paragraph-properties fo:margin-top="0cm" fo:margin-bottom="0cm"/>
    </style:style>
    <style:style style:name="P60" style:family="paragraph" style:parent-style-name="Text_20_body" style:list-style-name="L5">
      <style:paragraph-properties fo:margin-top="0cm" fo:margin-bottom="0cm"/>
    </style:style>
    <style:style style:name="P61" style:family="paragraph" style:parent-style-name="Text_20_body" style:list-style-name="L8">
      <style:paragraph-properties fo:margin-top="0cm" fo:margin-bottom="0cm"/>
    </style:style>
    <style:style style:name="P62" style:family="paragraph" style:parent-style-name="Heading_20_1" style:list-style-name=""/>
    <style:style style:name="P63" style:family="paragraph" style:parent-style-name="Heading_20_1">
      <style:paragraph-properties fo:break-before="page"/>
    </style:style>
    <style:style style:name="P64" style:family="paragraph" style:parent-style-name="Heading_20_1" style:master-page-name="MP0">
      <style:paragraph-properties style:page-number="auto" fo:break-before="page"/>
    </style:style>
    <style:style style:name="P65" style:family="paragraph" style:parent-style-name="Preformatted_20_Text">
      <style:paragraph-properties fo:margin-top="0cm" fo:margin-bottom="0.499cm"/>
    </style:style>
    <style:style style:name="P66" style:family="paragraph" style:parent-style-name="Heading_20_2">
      <style:text-properties style:font-name="DejaVu Sans" style:font-name-asian="DejaVu Sans"/>
    </style:style>
    <style:style style:name="P67" style:family="paragraph" style:parent-style-name="Heading_20_3">
      <style:paragraph-properties fo:break-before="page"/>
      <style:text-properties style:font-name="DejaVu Sans" style:font-name-asian="DejaVu Sans"/>
    </style:style>
    <style:style style:name="P68" style:family="paragraph" style:parent-style-name="Standard">
      <style:text-properties style:font-name="DejaVu Sans" style:font-name-asian="DejaVu Sans"/>
    </style:style>
    <style:style style:name="P69" style:family="paragraph" style:parent-style-name="Standard">
      <style:paragraph-properties fo:text-align="center" style:justify-single-word="false"/>
      <style:text-properties style:font-name="DejaVu Serif1" style:font-name-asian="DejaVu Serif1"/>
    </style:style>
    <style:style style:name="P70" style:family="paragraph" style:parent-style-name="Header">
      <style:text-properties fo:font-style="italic" style:font-style-asian="italic" style:font-style-complex="italic"/>
    </style:style>
    <style:style style:name="T1" style:family="text">
      <style:text-properties fo:color="#ff0000" style:font-name="DejaVu Sans" style:text-underline-style="solid" style:text-underline-width="auto" style:text-underline-color="font-color" style:font-name-asian="DejaVu Sans"/>
    </style:style>
    <style:style style:name="T2" style:family="text">
      <style:text-properties fo:color="#ff0000" style:font-name="DejaVu Sans" style:text-underline-style="solid" style:text-underline-width="auto" style:text-underline-color="font-color" fo:background-color="#d3d3d3" style:font-name-asian="DejaVu Sans"/>
    </style:style>
    <style:style style:name="T3" style:family="text">
      <style:text-properties fo:color="#ff0000" style:font-name="DejaVu Sans" style:font-name-asian="DejaVu Sans"/>
    </style:style>
    <style:style style:name="T4" style:family="text">
      <style:text-properties fo:color="#ff0000" style:font-name="DejaVu Sans" fo:background-color="#d3d3d3" style:font-name-asian="DejaVu Sans"/>
    </style:style>
    <style:style style:name="T5" style:family="text">
      <style:text-properties fo:color="#ff0000" style:font-name="DejaVu Serif1" fo:language="es" fo:country="ES" style:font-name-asian="DejaVu Serif1" style:language-asian="ja" style:country-asian="JP" style:font-name-complex="DejaVu Sans" style:language-complex="ar" style:country-complex="SA"/>
    </style:style>
    <style:style style:name="T6" style:family="text">
      <style:text-properties fo:color="#ff6600" style:font-name="DejaVu Sans" style:text-underline-style="solid" style:text-underline-width="auto" style:text-underline-color="font-color" style:font-name-asian="DejaVu Sans"/>
    </style:style>
    <style:style style:name="T7" style:family="text">
      <style:text-properties fo:color="#ff6600" style:font-name="DejaVu Sans" style:text-underline-style="solid" style:text-underline-width="auto" style:text-underline-color="font-color" fo:background-color="#d3d3d3" style:font-name-asian="DejaVu Sans"/>
    </style:style>
    <style:style style:name="T8" style:family="text">
      <style:text-properties fo:color="#ff6600" style:font-name="DejaVu Sans" style:font-name-asian="DejaVu Sans"/>
    </style:style>
    <style:style style:name="T9" style:family="text">
      <style:text-properties fo:color="#33cccc" style:font-name="DejaVu Sans" style:text-underline-style="solid" style:text-underline-width="auto" style:text-underline-color="font-color" style:font-name-asian="DejaVu Sans"/>
    </style:style>
    <style:style style:name="T10" style:family="text">
      <style:text-properties fo:color="#33cccc" style:font-name="DejaVu Sans" style:text-underline-style="solid" style:text-underline-width="auto" style:text-underline-color="font-color" fo:background-color="#d3d3d3" style:font-name-asian="DejaVu Sans"/>
    </style:style>
    <style:style style:name="T11" style:family="text">
      <style:text-properties fo:color="#33cccc" style:font-name="DejaVu Sans" style:font-name-asian="DejaVu Sans"/>
    </style:style>
    <style:style style:name="T12" style:family="text">
      <style:text-properties fo:color="#33cccc" style:font-name="DejaVu Sans" fo:background-color="#d3d3d3" style:font-name-asian="DejaVu Sans"/>
    </style:style>
    <style:style style:name="T13" style:family="text">
      <style:text-properties style:font-name="DejaVu Sans" style:font-name-asian="DejaVu Sans"/>
    </style:style>
    <style:style style:name="T14" style:family="text">
      <style:text-properties style:font-name="DejaVu Sans" fo:background-color="#d3d3d3" style:font-name-asian="DejaVu Sans"/>
    </style:style>
    <style:style style:name="T15" style:family="text">
      <style:text-properties style:font-name="DejaVu Sans" fo:font-size="10pt" style:font-name-asian="DejaVu Sans" style:font-size-asian="10pt" style:font-name-complex="DejaVu Sans" style:font-size-complex="10pt"/>
    </style:style>
    <style:style style:name="T16" style:family="text">
      <style:text-properties style:font-name="DejaVu Sans" fo:font-size="10pt" fo:font-style="italic" style:font-name-asian="DejaVu Sans" style:font-size-asian="10pt" style:font-style-asian="italic" style:font-name-complex="DejaVu Sans" style:font-size-complex="10pt" style:font-style-complex="italic"/>
    </style:style>
    <style:style style:name="T17" style:family="text">
      <style:text-properties style:font-name="DejaVu Sans" fo:font-style="italic" style:text-underline-style="none" style:font-name-asian="DejaVu Sans" style:font-style-asian="italic" style:font-style-complex="italic"/>
    </style:style>
    <style:style style:name="T18" style:family="text">
      <style:text-properties style:font-name="DejaVu Sans" fo:font-style="normal" style:text-underline-style="none" fo:font-weight="bold" style:font-name-asian="DejaVu Sans" style:font-style-asian="normal" style:font-weight-asian="bold" style:font-name-complex="DejaVu Sans" style:font-style-complex="normal" style:font-weight-complex="bold"/>
    </style:style>
    <style:style style:name="T19" style:family="text">
      <style:text-properties fo:font-weight="bold" style:font-weight-asian="bold" style:font-weight-complex="bold"/>
    </style:style>
    <style:style style:name="T20" style:family="text">
      <style:text-properties fo:color="#0000ff" style:font-name="DejaVu Serif1" fo:language="es" fo:country="ES" style:text-underline-style="solid" style:text-underline-width="auto" style:text-underline-color="font-color" fo:font-weight="bold" style:text-underline-mode="continuous" style:text-overline-mode="continuous" style:text-line-through-mode="continuous" style:font-name-asian="DejaVu Serif1" style:font-weight-asian="bold" style:font-name-complex="DejaVu Sans" style:font-weight-complex="bold"/>
    </style:style>
    <style:style style:name="T21" style:family="text">
      <style:text-properties fo:color="#0000ff" style:font-name="DejaVu Serif1" style:text-underline-style="solid" style:text-underline-width="auto" style:text-underline-color="font-color" fo:font-weight="bold" style:text-underline-mode="continuous" style:text-overline-mode="continuous" style:text-line-through-mode="continuous" style:font-name-asian="DejaVu Serif1" style:font-weight-asian="bold" style:font-name-complex="DejaVu Sans" style:font-weight-complex="bold"/>
    </style:style>
    <style:style style:name="T22" style:family="text">
      <style:text-properties fo:color="#0000ff" style:font-name="DejaVu Serif1" fo:font-size="10pt" fo:language="es" fo:country="ES" fo:font-style="italic" style:text-underline-style="solid" style:text-underline-width="auto" style:text-underline-color="font-color" style:text-underline-mode="continuous" style:text-overline-mode="continuous" style:text-line-through-mode="continuous" style:font-name-asian="DejaVu Serif1" style:font-size-asian="10pt" style:font-style-asian="italic" style:font-name-complex="DejaVu Sans" style:font-size-complex="10pt" style:font-style-complex="italic"/>
    </style:style>
    <style:style style:name="T23" style:family="text">
      <style:text-properties fo:color="#0000ff" style:font-name="DejaVu Serif1" fo:font-size="10pt" fo:language="es" fo:country="ES" style:text-underline-style="solid" style:text-underline-width="auto" style:text-underline-color="font-color" style:text-underline-mode="continuous" style:text-overline-mode="continuous" style:text-line-through-mode="continuous" style:font-name-asian="DejaVu Serif1" style:font-size-asian="10pt" style:font-name-complex="DejaVu Sans" style:font-size-complex="10pt"/>
    </style:style>
    <style:style style:name="T24" style:family="text">
      <style:text-properties fo:color="#0000ff" style:font-name="DejaVu Serif1" fo:font-size="10pt" fo:language="es" fo:country="ES" style:text-underline-style="solid" style:text-underline-width="auto" style:text-underline-color="font-color" style:text-underline-mode="continuous" style:text-overline-mode="continuous" style:text-line-through-mode="continuous" style:font-name-asian="DejaVu Serif1" style:font-size-asian="10pt" style:language-asian="ja" style:country-asian="JP" style:font-name-complex="DejaVu Sans" style:font-size-complex="10pt" style:language-complex="ar" style:country-complex="SA"/>
    </style:style>
    <style:style style:name="T25" style:family="text">
      <style:text-properties fo:color="#0000ff" style:font-name="DejaVu Serif1" fo:font-size="10pt" fo:language="es" fo:country="ES" style:text-underline-style="solid" style:text-underline-width="auto" style:text-underline-color="font-color" fo:font-weight="bold" style:text-underline-mode="continuous" style:text-overline-mode="continuous" style:text-line-through-mode="continuous" style:font-name-asian="DejaVu Serif1" style:font-size-asian="10pt" style:font-weight-asian="bold" style:font-name-complex="DejaVu Sans" style:font-size-complex="10pt" style:font-weight-complex="bold"/>
    </style:style>
    <style:style style:name="T26" style:family="text">
      <style:text-properties fo:color="#000000" style:font-name="DejaVu Serif1" fo:font-size="10pt" style:font-name-asian="DejaVu Serif1" style:font-size-asian="10pt" style:font-name-complex="Courier New" style:font-size-complex="10pt" style:language-complex="ar" style:country-complex="SA"/>
    </style:style>
    <style:style style:name="T27" style:family="text">
      <style:text-properties fo:color="#000000" style:font-name="DejaVu Serif1" fo:font-size="10pt" fo:language="es" fo:country="ES" fo:font-weight="bold" style:font-name-asian="DejaVu Serif1" style:font-size-asian="10pt" style:font-weight-asian="bold" style:font-name-complex="DejaVu Sans" style:font-size-complex="10pt" style:language-complex="ar" style:country-complex="SA"/>
    </style:style>
    <style:style style:name="T28" style:family="text">
      <style:text-properties fo:color="#000000" style:font-name="DejaVu Serif1" fo:font-size="10pt" fo:language="es" fo:country="ES" style:font-name-asian="DejaVu Serif1" style:font-size-asian="10pt" style:font-name-complex="DejaVu Sans" style:font-size-complex="10pt" style:language-complex="ar" style:country-complex="SA"/>
    </style:style>
    <style:style style:name="T29" style:family="text">
      <style:text-properties fo:font-size="8pt" style:font-size-asian="8pt" style:font-size-complex="8pt"/>
    </style:style>
    <style:style style:name="T30" style:family="text">
      <style:text-properties fo:font-size="22pt" fo:font-weight="bold" style:font-size-asian="22pt" style:font-weight-asian="bold" style:font-size-complex="22pt" style:font-weight-complex="bold"/>
    </style:style>
    <style:style style:name="T31" style:family="text">
      <style:text-properties fo:language="es" fo:country="ES"/>
    </style:style>
    <style:style style:name="T32" style:family="text">
      <style:text-properties fo:font-size="10pt" style:font-size-asian="10pt" style:font-size-complex="10pt"/>
    </style:style>
    <style:style style:name="T33" style:family="text">
      <style:text-properties style:font-name="DejaVu Serif1" style:font-name-asian="DejaVu Serif1" style:font-name-complex="DejaVu Sans"/>
    </style:style>
    <style:style style:name="T34" style:family="text">
      <style:text-properties style:font-name="DejaVu Serif1" fo:font-weight="bold" style:font-name-asian="DejaVu Serif1" style:font-weight-asian="bold" style:font-name-complex="DejaVu Sans"/>
    </style:style>
    <style:style style:name="T35" style:family="text">
      <style:text-properties style:font-name="DejaVu Serif1" fo:language="es" fo:country="ES" style:font-name-asian="DejaVu Serif1" style:font-name-complex="DejaVu Sans"/>
    </style:style>
    <style:style style:name="T36" style:family="text">
      <style:text-properties style:font-name="DejaVu Serif1" fo:language="es" fo:country="ES" style:font-name-asian="DejaVu Serif1" style:language-asian="ja" style:country-asian="JP" style:font-name-complex="DejaVu Sans" style:language-complex="ar" style:country-complex="SA"/>
    </style:style>
    <style:style style:name="T37" style:family="text">
      <style:text-properties style:font-name="DejaVu Serif1" fo:language="es" fo:country="ES" fo:font-style="normal" style:font-name-asian="DejaVu Serif1" style:language-asian="ja" style:country-asian="JP" style:font-style-asian="normal" style:language-complex="ar" style:country-complex="SA"/>
    </style:style>
    <style:style style:name="T38" style:family="text">
      <style:text-properties style:font-name="DejaVu Serif1" fo:font-size="10pt" style:font-name-asian="DejaVu Serif1" style:font-size-asian="10pt" style:language-asian="ja" style:country-asian="JP" style:font-size-complex="10pt" style:language-complex="ar" style:country-complex="SA"/>
    </style:style>
    <style:style style:name="T39" style:family="text">
      <style:text-properties style:font-name="DejaVu Serif1" fo:font-size="10pt" style:font-name-asian="DejaVu Serif1" style:font-size-asian="10pt" style:font-name-complex="DejaVu Sans" style:font-size-complex="10pt"/>
    </style:style>
    <style:style style:name="T40" style:family="text">
      <style:text-properties style:font-name="DejaVu Serif1" fo:font-size="10pt" style:font-name-asian="DejaVu Serif1" style:font-size-asian="10pt" style:font-size-complex="10pt"/>
    </style:style>
    <style:style style:name="T41" style:family="text">
      <style:text-properties style:font-name="DejaVu Serif1" fo:font-size="10pt" fo:language="es" fo:country="ES" fo:font-weight="bold" style:font-name-asian="DejaVu Serif1" style:font-size-asian="10pt" style:font-weight-asian="bold" style:font-name-complex="DejaVu Sans" style:font-size-complex="10pt"/>
    </style:style>
    <style:style style:name="T42" style:family="text">
      <style:text-properties style:font-name="DejaVu Serif1" fo:font-size="10pt" fo:language="es" fo:country="ES" fo:font-weight="bold" style:font-name-asian="DejaVu Serif1" style:font-size-asian="10pt" style:font-weight-asian="bold" style:font-name-complex="DejaVu Sans" style:font-size-complex="10pt" style:font-weight-complex="bold"/>
    </style:style>
    <style:style style:name="T43" style:family="text">
      <style:text-properties style:font-name="DejaVu Serif1" fo:font-size="10pt" fo:language="es" fo:country="ES" fo:font-weight="bold" style:font-name-asian="DejaVu Serif1" style:font-size-asian="10pt" style:font-weight-asian="bold" style:font-size-complex="10pt"/>
    </style:style>
    <style:style style:name="T44" style:family="text">
      <style:text-properties style:font-name="DejaVu Serif1" fo:font-size="10pt" fo:language="es" fo:country="ES" fo:font-weight="bold" style:font-name-asian="DejaVu Serif1" style:font-size-asian="10pt" style:font-weight-asian="bold" style:font-size-complex="10pt" style:font-weight-complex="bold"/>
    </style:style>
    <style:style style:name="T45" style:family="text">
      <style:text-properties style:font-name="DejaVu Serif1" fo:font-size="10pt" fo:language="es" fo:country="ES" fo:font-weight="bold" style:font-name-asian="DejaVu Serif1" style:font-size-asian="10pt" style:language-asian="ja" style:country-asian="JP" style:font-weight-asian="bold" style:font-name-complex="DejaVu Sans" style:font-size-complex="10pt"/>
    </style:style>
    <style:style style:name="T46" style:family="text">
      <style:text-properties style:font-name="DejaVu Serif1" fo:font-size="10pt" fo:language="es" fo:country="ES" style:font-name-asian="DejaVu Serif1" style:font-size-asian="10pt" style:font-name-complex="DejaVu Sans" style:font-size-complex="10pt"/>
    </style:style>
    <style:style style:name="T47" style:family="text">
      <style:text-properties style:font-name="DejaVu Serif1" fo:font-size="10pt" fo:language="es" fo:country="ES" style:font-name-asian="DejaVu Serif1" style:font-size-asian="10pt" style:language-asian="ja" style:country-asian="JP" style:font-name-complex="DejaVu Sans" style:font-size-complex="10pt"/>
    </style:style>
    <style:style style:name="T48" style:family="text">
      <style:text-properties style:font-name="DejaVu Serif1" fo:font-size="10pt" fo:language="es" fo:country="ES" style:font-name-asian="DejaVu Serif1" style:font-size-asian="10pt" style:language-asian="ja" style:country-asian="JP" style:font-name-complex="DejaVu Sans" style:font-size-complex="10pt" style:language-complex="ar" style:country-complex="SA"/>
    </style:style>
    <style:style style:name="T49" style:family="text">
      <style:text-properties style:font-name="DejaVu Serif1" fo:font-size="10pt" fo:language="es" fo:country="ES" style:font-name-asian="DejaVu Serif1" style:font-size-asian="10pt" style:language-asian="ja" style:country-asian="JP" style:font-name-complex="MS Mincho" style:font-size-complex="10pt"/>
    </style:style>
    <style:style style:name="T50" style:family="text">
      <style:text-properties style:font-name="DejaVu Serif1" fo:font-size="10pt" fo:language="es" fo:country="ES" style:font-name-asian="DejaVu Serif1" style:font-size-asian="10pt" style:language-asian="ja" style:country-asian="JP" style:font-size-complex="10pt" style:language-complex="ar" style:country-complex="SA"/>
    </style:style>
    <style:style style:name="T51" style:family="text">
      <style:text-properties style:font-name="DejaVu Serif1" fo:font-size="10pt" fo:language="es" fo:country="ES" style:font-name-asian="DejaVu Serif1" style:font-size-asian="10pt" style:font-size-complex="10pt"/>
    </style:style>
    <style:style style:name="T52" style:family="text">
      <style:text-properties style:font-name="DejaVu Serif1" fo:font-size="10pt" fo:language="es" fo:country="ES" style:font-name-asian="DejaVu Serif1" style:font-size-asian="10pt" style:font-size-complex="10pt" style:language-complex="ar" style:country-complex="SA"/>
    </style:style>
    <style:style style:name="T53" style:family="text">
      <style:text-properties style:font-name="DejaVu Serif1" fo:font-size="10pt" fo:language="es" fo:country="ES" fo:font-style="italic" style:font-name-asian="DejaVu Serif1" style:font-size-asian="10pt" style:font-style-asian="italic" style:font-name-complex="DejaVu Sans" style:font-size-complex="10pt"/>
    </style:style>
    <style:style style:name="T54" style:family="text">
      <style:text-properties style:font-name="DejaVu Serif1" fo:font-size="10pt" fo:language="es" fo:country="ES" fo:font-style="italic" style:font-name-asian="DejaVu Serif1" style:font-size-asian="10pt" style:font-style-asian="italic" style:font-name-complex="DejaVu Sans" style:font-size-complex="10pt" style:font-style-complex="italic"/>
    </style:style>
    <style:style style:name="T55" style:family="text">
      <style:text-properties style:font-name="DejaVu Serif1" fo:font-size="10pt" fo:language="es" fo:country="ES" fo:font-style="normal" fo:font-weight="bold" style:font-name-asian="DejaVu Serif1" style:font-size-asian="10pt" style:language-asian="ja" style:country-asian="JP" style:font-style-asian="normal" style:font-weight-asian="bold" style:font-size-complex="10pt" style:language-complex="ar" style:country-complex="SA"/>
    </style:style>
    <style:style style:name="T56" style:family="text">
      <style:text-properties style:font-name="DejaVu Serif1" fo:font-size="10pt" fo:language="es" fo:country="ES" fo:font-style="normal" style:font-name-asian="DejaVu Serif1" style:font-size-asian="10pt" style:language-asian="ja" style:country-asian="JP" style:font-style-asian="normal" style:font-size-complex="10pt" style:language-complex="ar" style:country-complex="SA"/>
    </style:style>
    <style:style style:name="T57" style:family="text">
      <style:text-properties style:font-name="DejaVu Serif1" fo:font-size="10pt" style:font-size-asian="10pt" style:font-size-complex="10pt"/>
    </style:style>
    <style:style style:name="T58" style:family="text">
      <style:text-properties style:font-name="DejaVu Sans" fo:font-size="18pt" style:font-size-asian="18pt" style:font-size-complex="18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47281895" text:style-name="Numbering_20_1">
        <text:list-header>
          <text:h text:style-name="Heading_20_1" text:outline-level="1"/>
        </text:list-header>
      </text:list>
      <text:h text:style-name="P62" text:outline-level="1"/>
      <text:h text:style-name="P62" text:outline-level="1"/>
      <text:h text:style-name="P62" text:outline-level="1"/>
      <text:h text:style-name="P62" text:outline-level="1"/>
      <text:h text:style-name="P62" text:outline-level="1"/>
      <text:p text:style-name="Text_20_body"><text:span text:style-name="T30">Manual de JavaDiKt (</text:span><text:span text:style-name="Emphasis"><text:span text:style-name="T30">Mirai 1.1.3beta</text:span></text:span><text:span text:style-name="T30">)</text:span></text:p>
      <text:p text:style-name="P65"><text:span text:style-name="Strong_20_Emphasis"><text:span text:style-name="T29">Copyright Luis A. Arce González, Licenciado bajo Creative Commons Attribution-ShareAlike 2.5</text:span></text:span></text:p>
      <text:p text:style-name="P65"><text:span text:style-name="Strong_20_Emphasis"><text:span text:style-name="T58"/></text:span></text:p>
      <text:p text:style-name="P65"/>
      <text:table-of-content text:style-name="Sect1" text:name="Índice de contenido1">
        <text:table-of-content-source text:outline-level="10">
          <text:index-title-template text:style-name="Contents_20_Heading">Tabla de contenido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9">Tabla de contenidos</text:p>
          </text:index-title>
          <text:p text:style-name="P10"><text:a xlink:type="simple" xlink:href="#__RefHeading__3524_155153771" text:style-name="Internet_20_link" text:visited-style-name="Internet_20_link">1.Manejo del programa</text:a><text:tab/>3</text:p>
          <text:p text:style-name="P11"><text:a xlink:type="simple" xlink:href="#__RefHeading__3526_155153771" text:style-name="Internet_20_link" text:visited-style-name="Internet_20_link">La interfaz del programa</text:a><text:tab/>3</text:p>
          <text:p text:style-name="P11"><text:a xlink:type="simple" xlink:href="#__RefHeading__3528_155153771" text:style-name="Internet_20_link" text:visited-style-name="Internet_20_link">El panel de control</text:a><text:tab/>4</text:p>
          <text:p text:style-name="P12"><text:a xlink:type="simple" xlink:href="#__RefHeading__3530_155153771" text:style-name="Internet_20_link" text:visited-style-name="Internet_20_link">El panel de búsqueda por criterio</text:a><text:tab/>4</text:p>
          <text:p text:style-name="P12"><text:a xlink:type="simple" xlink:href="#__RefHeading__3532_155153771" text:style-name="Internet_20_link" text:visited-style-name="Internet_20_link">El panel de búsqueda por grafo</text:a><text:tab/>6</text:p>
          <text:p text:style-name="P13"><text:a xlink:type="simple" xlink:href="#__RefHeading__3534_155153771" text:style-name="Internet_20_link" text:visited-style-name="Internet_20_link">La representación de kanjis según el modelo grafo-asterisco</text:a><text:tab/>6</text:p>
          <text:p text:style-name="P13"><text:a xlink:type="simple" xlink:href="#__RefHeading__3536_155153771" text:style-name="Internet_20_link" text:visited-style-name="Internet_20_link">Buscando kanjis mediante su trazo</text:a><text:tab/>7</text:p>
          <text:p text:style-name="P13"><text:a xlink:type="simple" xlink:href="#__RefHeading__3538_155153771" text:style-name="Internet_20_link" text:visited-style-name="Internet_20_link">Combinando búsquedas mediante criterios y grafos</text:a><text:tab/>8</text:p>
          <text:p text:style-name="P12"><text:a xlink:type="simple" xlink:href="#__RefHeading__3540_155153771" text:style-name="Internet_20_link" text:visited-style-name="Internet_20_link">El panel de exportación de búsqueda</text:a><text:tab/>10</text:p>
          <text:p text:style-name="P12"><text:a xlink:type="simple" xlink:href="#__RefHeading__3542_155153771" text:style-name="Internet_20_link" text:visited-style-name="Internet_20_link">El panel de opciones</text:a><text:tab/>15</text:p>
          <text:p text:style-name="P12"><text:a xlink:type="simple" xlink:href="#__RefHeading__3544_155153771" text:style-name="Internet_20_link" text:visited-style-name="Internet_20_link">La ventana de infomación</text:a><text:tab/>16</text:p>
          <text:p text:style-name="P10"><text:a xlink:type="simple" xlink:href="#__RefHeading__3546_155153771" text:style-name="Internet_20_link" text:visited-style-name="Internet_20_link">2.Significado de los campos de los kanjis</text:a><text:tab/>18</text:p>
          <text:p text:style-name="P11"><text:a xlink:type="simple" xlink:href="#__RefHeading__3548_155153771" text:style-name="Internet_20_link" text:visited-style-name="Internet_20_link">Código Jis Kuten</text:a><text:tab/>18</text:p>
          <text:p text:style-name="P11"><text:a xlink:type="simple" xlink:href="#__RefHeading__3550_155153771" text:style-name="Internet_20_link" text:visited-style-name="Internet_20_link">Código SKIP</text:a><text:tab/>19</text:p>
          <text:p text:style-name="P11"><text:a xlink:type="simple" xlink:href="#__RefHeading__3552_155153771" text:style-name="Internet_20_link" text:visited-style-name="Internet_20_link">Código Spahn-Hadamitzky</text:a><text:tab/>19</text:p>
          <text:p text:style-name="P11"><text:a xlink:type="simple" xlink:href="#__RefHeading__3554_155153771" text:style-name="Internet_20_link" text:visited-style-name="Internet_20_link">Código cuatro esquinas</text:a><text:tab/>19</text:p>
          <text:p text:style-name="P11"><text:a xlink:type="simple" xlink:href="#__RefHeading__3556_155153771" text:style-name="Internet_20_link" text:visited-style-name="Internet_20_link">Código de Roo</text:a><text:tab/>20</text:p>
          <text:p text:style-name="P11"><text:a xlink:type="simple" xlink:href="#__RefHeading__3558_155153771" text:style-name="Internet_20_link" text:visited-style-name="Internet_20_link">Frecuencia</text:a><text:tab/>20</text:p>
          <text:p text:style-name="P11"><text:a xlink:type="simple" xlink:href="#__RefHeading__3560_155153771" text:style-name="Internet_20_link" text:visited-style-name="Internet_20_link">Grado</text:a><text:tab/>20</text:p>
          <text:p text:style-name="P11"><text:a xlink:type="simple" xlink:href="#__RefHeading__3562_155153771" text:style-name="Internet_20_link" text:visited-style-name="Internet_20_link">Grafo Asterisco</text:a><text:tab/>21</text:p>
          <text:p text:style-name="P11"><text:a xlink:type="simple" xlink:href="#__RefHeading__3564_155153771" text:style-name="Internet_20_link" text:visited-style-name="Internet_20_link">Juego de caracteres JIS</text:a><text:tab/>22</text:p>
          <text:p text:style-name="P11"><text:a xlink:type="simple" xlink:href="#__RefHeading__3566_155153771" text:style-name="Internet_20_link" text:visited-style-name="Internet_20_link">Kanji</text:a><text:tab/>22</text:p>
          <text:p text:style-name="P11"><text:a xlink:type="simple" xlink:href="#__RefHeading__3568_155153771" text:style-name="Internet_20_link" text:visited-style-name="Internet_20_link">Lectura</text:a><text:tab/>22</text:p>
          <text:p text:style-name="P11"><text:a xlink:type="simple" xlink:href="#__RefHeading__3570_155153771" text:style-name="Internet_20_link" text:visited-style-name="Internet_20_link">Nivel JLPT</text:a><text:tab/>23</text:p>
          <text:p text:style-name="P11"><text:a xlink:type="simple" xlink:href="#__RefHeading__3572_155153771" text:style-name="Internet_20_link" text:visited-style-name="Internet_20_link">Nombre del diccionario</text:a><text:tab/>23</text:p>
          <text:p text:style-name="P11"><text:a xlink:type="simple" xlink:href="#__RefHeading__3574_155153771" text:style-name="Internet_20_link" text:visited-style-name="Internet_20_link">Número de trazos</text:a><text:tab/>23</text:p>
          <text:p text:style-name="P11"><text:a xlink:type="simple" xlink:href="#__RefHeading__3576_155153771" text:style-name="Internet_20_link" text:visited-style-name="Internet_20_link">Radical clásico</text:a><text:tab/>24</text:p>
          <text:p text:style-name="P11"><text:a xlink:type="simple" xlink:href="#__RefHeading__3578_155153771" text:style-name="Internet_20_link" text:visited-style-name="Internet_20_link">Referencia de la variante</text:a><text:tab/>24</text:p>
          <text:p text:style-name="P11"><text:a xlink:type="simple" xlink:href="#__RefHeading__3580_155153771" text:style-name="Internet_20_link" text:visited-style-name="Internet_20_link">Referencia del diccionario</text:a><text:tab/>25</text:p>
          <text:p text:style-name="P11"><text:a xlink:type="simple" xlink:href="#__RefHeading__3582_155153771" text:style-name="Internet_20_link" text:visited-style-name="Internet_20_link">Significado</text:a><text:tab/>25</text:p>
          <text:p text:style-name="P11"><text:a xlink:type="simple" xlink:href="#__RefHeading__3584_155153771" text:style-name="Internet_20_link" text:visited-style-name="Internet_20_link">Unicode</text:a><text:tab/>26</text:p>
        </text:index-body>
      </text:table-of-content>
      <text:p text:style-name="P65"/>
      <text:list xml:id="list982951252" text:continue-numbering="true" text:style-name="Numbering_20_1">
        <text:list-item>
          <text:h text:style-name="P63" text:outline-level="1"><text:bookmark text:name="__RefHeading__3524_155153771"/>Manejo del programa<text:bookmark-end text:name="__RefHeading__3524_155153771"/></text:h>
        </text:list-item>
      </text:list>
      <text:h text:style-name="P66" text:outline-level="2"><text:bookmark text:name="__RefHeading__3526_155153771"/>La interfaz del programa<text:bookmark-end text:name="__RefHeading__3526_155153771"/></text:h>
      <text:p text:style-name="P7"><draw:frame draw:style-name="fr1" draw:name="gráficos1" text:anchor-type="as-char" svg:width="15.214cm" svg:height="9.049cm" draw:z-index="0"><draw:image xlink:href="https://forja.rediris.es/docman/view.php/818/1257/Interfaz.png" xlink:type="simple" xlink:show="embed" xlink:actuate="onLoad"/><svg:title>Copyright Luis A. Arce</svg:title></draw:frame></text:p>
      <text:p text:style-name="P6"/>
      <text:p text:style-name="P6">La interfaz de javaDiKt se divide en dos partes:</text:p>
      <text:list xml:id="list588429321" text:style-name="L1">
        <text:list-item>
          <text:p text:style-name="P56">La parte lateral izquierda (rodeada en verde) es el panel de control. La interacción entre el usuario y el programa se produce principalmente desde esta zona. Desde aquí se pueden realizar búsquedas por grafo, por composición de criterios, exportar la búsqueda actual y cambiar la configuración del programa. </text:p>
        </text:list-item>
        <text:list-item>
          <text:p text:style-name="P46">La parte lateral derecha (rodeada en rojo) es el panel de resultados. En este panel aparecerán los resultados de las búsquedas y podrá accederse a la información específica de cada Kanji simplemente pinchando sobre él. El botón “Cerrar todas las ventanas” cerrará todas las ventanas de información tanto de kanjis como de radicales abiertas. </text:p>
        </text:list-item>
      </text:list>
      <text:p text:style-name="P6"/>
      <text:h text:style-name="P1" text:outline-level="2"><text:bookmark text:name="__RefHeading__3528_155153771"/>El panel de control<text:bookmark-end text:name="__RefHeading__3528_155153771"/></text:h>
      <text:p text:style-name="P6">Las posibilidades del programa vienen separada en cuatro paneles accesibles mediante pestañas.</text:p>
      <text:h text:style-name="P3" text:outline-level="3"><text:bookmark text:name="__RefHeading__3530_155153771"/>El panel de búsqueda por criterio<text:bookmark-end text:name="__RefHeading__3530_155153771"/></text:h>
      <text:p text:style-name="P7"><draw:frame draw:style-name="fr1" draw:name="gráficos2" text:anchor-type="as-char" svg:width="10.636cm" svg:height="11.959cm" draw:z-index="1"><draw:image xlink:href="https://forja.rediris.es/docman/view.php/818/1259/Pestaña%20Criterio.png" xlink:type="simple" xlink:show="embed" xlink:actuate="onLoad"/><svg:title>Copyright Luis A. Arce</svg:title></draw:frame></text:p>
      <text:p text:style-name="P8">Pestaña criterio</text:p>
      <text:p text:style-name="P8"/>
      <text:p text:style-name="P6">Desde el panel de búsqueda por criterio, accesible desde la pestaña “Criterio” pueden construirse las descripciones o “queries” que nos sirven para localizar un kanji o grupo de kanjis en concreto. Consta principalmente de tres partes:</text:p>
      <text:list xml:id="list258429099" text:style-name="L2">
        <text:list-item>
          <text:p text:style-name="P57"><text:span text:style-name="T13">El </text:span><text:span text:style-name="Strong_20_Emphasis"><text:span text:style-name="T13">cuadro de construcción de queries</text:span></text:span><text:span text:style-name="T13">, que nos permite añadir nuevas descripciones para la búsqueda. Está compuesto por tres menús desplegables y dos botones: </text:span></text:p>
          <text:p text:style-name="P57"><text:span text:style-name="T13"/></text:p>
          <text:list>
            <text:list-item>
              <text:p text:style-name="P57"><text:span text:style-name="T13">El menú desplegable “</text:span><text:span text:style-name="Strong_20_Emphasis"><text:span text:style-name="Emphasis"><text:span text:style-name="T13">campo</text:span></text:span></text:span><text:span text:style-name="T13">” sirve para elegir la característica del kanji que nos servirá para buscarlo (puede encontrar más información sobre estos campos en la sección “</text:span><text:bookmark-start text:name="__DdeLink__3023_155153771"/><text:span text:style-name="T17">Significado de los campos de los kanjis</text:span><text:bookmark-end text:name="__DdeLink__3023_155153771"/><text:span text:style-name="T13">”). </text:span></text:p>
            </text:list-item>
            <text:list-item>
              <text:p text:style-name="P57"><text:span text:style-name="T13">El menú desplegable “</text:span><text:span text:style-name="Strong_20_Emphasis"><text:span text:style-name="Emphasis"><text:span text:style-name="T13">cumple</text:span></text:span></text:span><text:span text:style-name="T13">“, elegiremos la condición que debe cumplir el campo elegido con respecto a un valor que podremos elegir o escribir en el tercer menú, el de “valor”, en función del campo elegido.</text:span></text:p>
            </text:list-item>
            <text:list-item>
              <text:p text:style-name="P57"><text:span text:style-name="T13">El menú desplegable o editable “</text:span><text:span text:style-name="Strong_20_Emphasis"><text:span text:style-name="T13">valor</text:span></text:span><text:span text:style-name="T13">“, en el que podremos elegir o escribir en función del campo elegido el valor que servirá de referencia para la consulta. </text:span></text:p>
            </text:list-item>
            <text:list-item>
              <text:p text:style-name="P57"><text:span text:style-name="T13">Los botones “</text:span><text:span text:style-name="Strong_20_Emphasis"><text:span text:style-name="T13">Añadir/Y</text:span></text:span><text:span text:style-name="T13">” y “</text:span><text:span text:style-name="Strong_20_Emphasis"><text:span text:style-name="T13">Ó</text:span></text:span><text:span text:style-name="T13">“. Para añadir la condición a la búsqueda pulsamos el botón “</text:span><text:span text:style-name="Emphasis"><text:span text:style-name="T13">Añadir</text:span></text:span><text:span text:style-name="T13">” si es la primera condición, o si existen condiciones previas “</text:span><text:span text:style-name="Emphasis"><text:span text:style-name="T13">Y</text:span></text:span><text:span text:style-name="T13">” si </text:span><text:soft-page-break/><text:span text:style-name="T13">queremos condicionar aún mas la búsqueda actual de forma que deba cumplir también la sentencia a añadir o “</text:span><text:span text:style-name="Emphasis"><text:span text:style-name="T13">Ó</text:span></text:span><text:span text:style-name="T13">” si queremos que esta condición aumente el rango de búsqueda iniciando una nueva serie de condiciones. </text:span></text:p>
              <text:p text:style-name="P57"><text:span text:style-name="T13"/></text:p>
            </text:list-item>
          </text:list>
        </text:list-item>
        <text:list-item>
          <text:p text:style-name="P57"><text:span text:style-name="T13">La </text:span><text:span text:style-name="Strong_20_Emphasis"><text:span text:style-name="T13">lista de búsqueda</text:span></text:span><text:span text:style-name="T13">, que describe la búsqueda actual, y el panel de modificación de búsqueda, que permite modificar la búsqueda actual. En éste último hay tres botones:</text:span></text:p>
          <text:p text:style-name="P57"><text:span text:style-name="T13"/></text:p>
          <text:list>
            <text:list-item>
              <text:p text:style-name="P57"><text:span text:style-name="Strong_20_Emphasis"><text:span text:style-name="T13">“Reset</text:span></text:span><text:span text:style-name="T13">“: borra la lista de búsqueda poniéndola en blanco. </text:span></text:p>
            </text:list-item>
            <text:list-item>
              <text:p text:style-name="P57"><text:span text:style-name="T13">“</text:span><text:span text:style-name="Strong_20_Emphasis"><text:span text:style-name="T13">Borrar Entradas</text:span></text:span><text:span text:style-name="T13">“: borra las entradas seleccionadas(una a una o varias a la vez seleccionando con CTRL+botón izquierdo o SHIFT+botón izquierdo). </text:span></text:p>
            </text:list-item>
            <text:list-item>
              <text:p text:style-name="P57"><text:span text:style-name="T13">“</text:span><text:span text:style-name="Strong_20_Emphasis"><text:span text:style-name="T13">Modificar</text:span></text:span><text:span text:style-name="T13">“: modifica la primera entrada seleccionada. Al pulsar modificar, la entrada será modificada al pulsar de nuevo los botones “Y”/”Añadir” o “Ó” del cuadro de construcción con los valores actuales de los menús desplegables de “campo”, “cumple” y “valor”. Puede cancelar la modificación pulsando de nuevo “Modificar”. </text:span></text:p>
              <text:p text:style-name="P57"><text:span text:style-name="T13"/></text:p>
            </text:list-item>
          </text:list>
        </text:list-item>
        <text:list-item>
          <text:p text:style-name="P49"><text:span text:style-name="T13">El botón “</text:span><text:span text:style-name="Strong_20_Emphasis"><text:span text:style-name="T13">Buscar</text:span></text:span><text:span text:style-name="T13">” borra todos los kanjis del panel de búsqueda pertenecientes a la búsqueda anterior y ejecuta la búsqueda actual, presentando todos aquellos que cumplen las condiciones definidas en la lista de búsqueda. </text:span></text:p>
        </text:list-item>
      </text:list>
      <text:p text:style-name="P6">El proceso de búsqueda de un kanji consiste, en definitiva, en añadir una serie de frases al panel de búsqueda que juntas conforman una expresión en lenguaje natural que define un kanji. Supongamos que buscamos los kanjis que cumplen la siguiente frase:</text:p>
      <text:p text:style-name="P4">Buscar el/los kanji/s tal que su número de trazos sea 11 o 12 y que su lectura sea “ショウ”.</text:p>
      <text:p text:style-name="P6">Esta frase puede expresarse de dos maneras en JavaDiKt:</text:p>
      <text:list xml:id="list871416329" text:style-name="L3">
        <text:list-item>
          <text:p text:style-name="P58"><text:span text:style-name="T13">Buscar el/los kanjis/s tal que su </text:span><text:span text:style-name="Emphasis"><text:span text:style-name="T1">número de trazos</text:span></text:span><text:span text:style-name="Emphasis"><text:span text:style-name="T13"> sea </text:span></text:span><text:span text:style-name="Emphasis"><text:span text:style-name="T6">mayor que</text:span></text:span><text:span text:style-name="Emphasis"><text:span text:style-name="T13"> </text:span></text:span><text:span text:style-name="Emphasis"><text:span text:style-name="T9">11</text:span></text:span><text:span text:style-name="Emphasis"><text:span text:style-name="T11"> </text:span></text:span><text:span text:style-name="Emphasis"><text:span text:style-name="Strong_20_Emphasis"><text:span text:style-name="T13">y</text:span></text:span></text:span><text:span text:style-name="Emphasis"><text:span text:style-name="T13"> que su </text:span></text:span><text:span text:style-name="Emphasis"><text:span text:style-name="T1">número de trazos</text:span></text:span><text:span text:style-name="Emphasis"><text:span text:style-name="T13"> sea </text:span></text:span><text:span text:style-name="Emphasis"><text:span text:style-name="T6">menor que</text:span></text:span><text:span text:style-name="Emphasis"><text:span text:style-name="T13"> </text:span></text:span><text:span text:style-name="Emphasis"><text:span text:style-name="T9">12</text:span></text:span><text:span text:style-name="Emphasis"><text:span text:style-name="T11"> </text:span></text:span><text:span text:style-name="Emphasis"><text:span text:style-name="Strong_20_Emphasis"><text:span text:style-name="T13">y</text:span></text:span></text:span><text:span text:style-name="Emphasis"><text:span text:style-name="T13"> que su </text:span></text:span><text:span text:style-name="Emphasis"><text:span text:style-name="T1">lectura</text:span></text:span><text:span text:style-name="Emphasis"><text:span text:style-name="T13"> sea </text:span></text:span><text:span text:style-name="Emphasis"><text:span text:style-name="T6">igual que</text:span></text:span><text:span text:style-name="Emphasis"><text:span text:style-name="T13"> “</text:span></text:span><text:span text:style-name="Emphasis"><text:span text:style-name="T9">ショウ</text:span></text:span><text:span text:style-name="Emphasis"><text:span text:style-name="T13">“</text:span></text:span><text:span text:style-name="T13">. </text:span></text:p>
        </text:list-item>
        <text:list-item>
          <text:p text:style-name="P50"><text:span text:style-name="T13">Buscar el/los kanji/s tal que su</text:span><text:span text:style-name="Emphasis"><text:span text:style-name="T13"> </text:span></text:span><text:span text:style-name="Emphasis"><text:span text:style-name="T1">número de trazos</text:span></text:span><text:span text:style-name="Emphasis"><text:span text:style-name="T13"> sea </text:span></text:span><text:span text:style-name="Emphasis"><text:span text:style-name="T6">igual que</text:span></text:span><text:span text:style-name="Emphasis"><text:span text:style-name="T13"> </text:span></text:span><text:span text:style-name="Emphasis"><text:span text:style-name="T9">11</text:span></text:span><text:span text:style-name="Emphasis"><text:span text:style-name="T11"> </text:span></text:span><text:span text:style-name="Emphasis"><text:span text:style-name="Strong_20_Emphasis"><text:span text:style-name="T13">y</text:span></text:span></text:span><text:span text:style-name="Emphasis"><text:span text:style-name="T13"> que su </text:span></text:span><text:span text:style-name="Emphasis"><text:span text:style-name="T1">lectura</text:span></text:span><text:span text:style-name="Emphasis"><text:span text:style-name="T3"> </text:span></text:span><text:span text:style-name="Emphasis"><text:span text:style-name="T13">sea </text:span></text:span><text:span text:style-name="Emphasis"><text:span text:style-name="T6">sea igual</text:span></text:span><text:span text:style-name="Emphasis"><text:span text:style-name="T8"> </text:span></text:span><text:span text:style-name="Emphasis"><text:span text:style-name="T13">que “</text:span></text:span><text:span text:style-name="Emphasis"><text:span text:style-name="T9">ショウ</text:span></text:span><text:span text:style-name="Emphasis"><text:span text:style-name="T13">“</text:span></text:span><text:span text:style-name="Emphasis"><text:span text:style-name="Strong_20_Emphasis"><text:span text:style-name="T13"> o</text:span></text:span></text:span><text:span text:style-name="Emphasis"><text:span text:style-name="T13"> </text:span></text:span><text:span text:style-name="Emphasis"><text:span text:style-name="T14">que su </text:span></text:span><text:span text:style-name="Emphasis"><text:span text:style-name="T2">número de trazos</text:span></text:span><text:span text:style-name="Emphasis"><text:span text:style-name="T14"> sea </text:span></text:span><text:span text:style-name="Emphasis"><text:span text:style-name="T7">igual que</text:span></text:span><text:span text:style-name="Emphasis"><text:span text:style-name="T14"> </text:span></text:span><text:span text:style-name="Emphasis"><text:span text:style-name="T10">12</text:span></text:span><text:span text:style-name="Emphasis"><text:span text:style-name="T12"> </text:span></text:span><text:span text:style-name="Emphasis"><text:span text:style-name="T14">y su </text:span></text:span><text:span text:style-name="Emphasis"><text:span text:style-name="T2">lectura</text:span></text:span><text:span text:style-name="Emphasis"><text:span text:style-name="T4"> </text:span></text:span><text:span text:style-name="Emphasis"><text:span text:style-name="T14">sea </text:span></text:span><text:span text:style-name="Emphasis"><text:span text:style-name="T7">igual que</text:span></text:span><text:span text:style-name="Emphasis"><text:span text:style-name="T14"> “</text:span></text:span><text:span text:style-name="Emphasis"><text:span text:style-name="T10">ショウ</text:span></text:span><text:span text:style-name="Emphasis"><text:span text:style-name="T14">“.</text:span></text:span><text:span text:style-name="T13"> </text:span></text:p>
        </text:list-item>
      </text:list>
      <text:p text:style-name="Text_20_body"><text:span text:style-name="T13">Ambas descripciones pueden introducirse en JavaDiKt si vamos añadiendo uno a uno los estamentos separados por “</text:span><text:span text:style-name="Strong_20_Emphasis"><text:span text:style-name="T13">y</text:span></text:span><text:span text:style-name="T13">” o “</text:span><text:span text:style-name="Strong_20_Emphasis"><text:span text:style-name="T13">o</text:span></text:span><text:span text:style-name="T13">“, donde el texto en rojo se selecciona en el menú desplegable de “campo”, el naranja en el de “cumple” y se escribe el texto en azul en el de “valor.</text:span></text:p>
      <text:p text:style-name="P6"><draw:frame draw:style-name="fr1" draw:name="gráficos3" text:anchor-type="as-char" svg:width="16.778cm" svg:height="3.078cm" draw:z-index="2"><draw:image xlink:href="https://forja.rediris.es/docman/view.php/818/1258/lista%20de%20búsqueda.png" xlink:type="simple" xlink:show="embed" xlink:actuate="onLoad"/><svg:title>Copyright Luis A. Arce</svg:title></draw:frame></text:p>
      <text:p text:style-name="P8">Buscando lo mismo de dos formas distintas</text:p>
      <text:p text:style-name="P6">Las dos descripciones son iguales y su búsqueda devolverá los mismos resultados. La diferencia fundamental entre las dos búsquedas es que la primera describe una serie de condiciones que al ejecutarse devolverá un único conjunto de kanjis que las cumpla, mientras que en en la segunda se hacen dos búsquedas (la del del texto con fondo blanco y la del texto con fondo gris) y se unen los resultados. Al igual que en el ejemplo, JavaDiKt también distingue las disyunciones en la lista de búsqueda dividiendo a los conjuntos de entradas por colores, donde entradas contiguas con el mismo color limitan el número de resultados y entradas contiguas con distinto color aumentan el número de resultados.</text:p>
      <text:h text:style-name="P2" text:outline-level="3"><text:bookmark text:name="__RefHeading__3532_155153771"/>El panel de búsqueda por grafo<text:bookmark-end text:name="__RefHeading__3532_155153771"/></text:h>
      <text:p text:style-name="P6">Desde el panel de búsqueda por grafo pueden añadirse a la lista de búsqueda condiciones para buscar kanjis a través de su dibujo o forma.</text:p>
      <text:h text:style-name="P5" text:outline-level="4"><text:bookmark text:name="__RefHeading__3534_155153771"/>La representación de kanjis según el modelo grafo-asterisco<text:bookmark-end text:name="__RefHeading__3534_155153771"/></text:h>
      <text:p text:style-name="P6"/>
      <text:p text:style-name="P7"><draw:frame draw:style-name="fr2" draw:name="gráficos4" text:anchor-type="as-char" svg:width="6.562cm" svg:height="6.932cm" draw:z-index="15"><draw:image xlink:href="https://forja.rediris.es/docman/view.php/818/1260/Grafo%20asterisco.png" xlink:type="simple" xlink:show="embed" xlink:actuate="onLoad"/></draw:frame></text:p>
      <text:p text:style-name="P8">Lineas posibles en una representación grafo-asterisco</text:p>
      <text:p text:style-name="P8"/>
      <text:p text:style-name="P6">El modelo grafo-asterisco es una forma de representar un kanji según el orden de dibujo de sus lineas y trazos. En él, se divide a cualquier tipo de trazo en un conjunto posible de 8 tipos de líneas según las direcciones de un asterisco, asignándole a cada una una letra de la A a la H. Por ejemplo, la línea tipo G empieza va desde la parte inferior derecha hasta la parte superior izquierda, mientras que la de tipo C va de la parte superior izquierda hasta la parte inferior derecha. El tipo E representa un punto y generalmente no se usa.</text:p>
      <text:p text:style-name="P6">Así pues el primer paso para representar un kanji mediante el modelo grafo-asterisco es separarlo ordenadamente por líneas que se trazarían sin levantar la mano del papel, y luego convertir cada trazo en un conjunto de líneas asterisco. La primera línea de cada trazo se pone en mayúsculas y el resto en minúsculas.</text:p>
      <text:p text:style-name="P6">La representación grafo-asterisco obvia la posición relativa de los trazos entre sí, pero hace necesario conocer su orden. JavaDiKt usa internamente este tipo de representación para manejar las búsquedas relacionadas con grafos, e incluso es posible desde la ventana de criterio buscar kanjis directamente por su cadena grafo-asterisco.</text:p>
      <text:p text:style-name="P6">Por ejemplo, consideremos el kanji de cuatro, 四, la forma de obtener su cadena grafo-asterisco sería:</text:p>
      <text:p text:style-name="P6"/>
      <text:p text:style-name="P7"><text:soft-page-break/><draw:frame draw:style-name="fr1" draw:name="gráficos5" text:anchor-type="as-char" svg:width="11.986cm" svg:height="4.233cm" draw:z-index="3"><draw:image xlink:href="https://forja.rediris.es/docman/view.php/818/1261/ejemploGrafo.png" xlink:type="simple" xlink:show="embed" xlink:actuate="onLoad"/><svg:title>Copyright Luis A. Arce</svg:title></draw:frame></text:p>
      <text:h text:style-name="P5" text:outline-level="4"><text:bookmark text:name="__RefHeading__3536_155153771"/>Buscando kanjis mediante su trazo<text:bookmark-end text:name="__RefHeading__3536_155153771"/></text:h>
      <text:p text:style-name="P6"/>
      <text:p text:style-name="P7"><draw:frame draw:style-name="fr1" draw:name="gráficos6" text:anchor-type="as-char" svg:width="10.636cm" svg:height="11.959cm" draw:z-index="4"><draw:image xlink:href="https://forja.rediris.es/docman/view.php/818/1262/pestañaGrafo.png" xlink:type="simple" xlink:show="embed" xlink:actuate="onLoad"/><svg:title>Copyright Luis A. Arce</svg:title></draw:frame></text:p>
      <text:p text:style-name="P8">Pestaña de búsqueda por grafo</text:p>
      <text:p text:style-name="P8"/>
      <text:p text:style-name="P6">Desde la pestaña “<text:span text:style-name="T19">Trazos</text:span>” podemos añadir criterios sobre kanjis a la lista de búsqueda usando el modelo grafo-asterisco. Para ello dibujaremos en el panel de dibujo(arriba a la izquierda) el kanji a buscar usando líneas rectas con el ratón. Si pulsamos con el botón izquierdo en alguna parte del panel, indicaremos el punto de partida de una línea recta, que acabará al pulsar de nuevo el botón derecho en otro punto del panel. Si hemos iniciado el dibujo de una línea y volvemos a pulsar el botón izquierdo en vez del derecho, la línea acabará en el punto del panel donde el botón ha sido pulsado y una nueva línea empezará en dicho punto. Mientras sigamos pulsando el botón izquierdo en vez del derecho iremos encadenando líneas hasta que pulsemos el botón derecho.</text:p>
      <text:p text:style-name="P6"><text:soft-page-break/>Una línea o serie de líneas que empiecen en un punto del panel pulsando primero el botón izquierdo y finalmente el botón derecho serán interpretadas por el programa como un trazo. Así pues, cuando se pulse el botón “Añadir”/”Y” o “Ó” del panel “Añadir búsqueda” los trazos serán convertidos por orden de escritura en una cadena de trazos grafo-asteriscos, y añadidos a la lista de búsqueda siempre con la condición “igual que”.</text:p>
      <text:p text:style-name="P6">Podemos modificar el dibujo actual usando tanto el ratón como los botones del panel “Modificar”</text:p>
      <text:list xml:id="list1492011570" text:style-name="L4">
        <text:list-item>
          <text:p text:style-name="P59"><text:span text:style-name="T13">Botón “</text:span><text:span text:style-name="Strong_20_Emphasis"><text:span text:style-name="T13">Borrar dibujo</text:span></text:span><text:span text:style-name="T13">” o </text:span><text:span text:style-name="Strong_20_Emphasis"><text:span text:style-name="T13">botón central</text:span></text:span><text:span text:style-name="T13"> o </text:span><text:span text:style-name="Strong_20_Emphasis"><text:span text:style-name="T13">botón del scroll </text:span></text:span><text:span text:style-name="T13">del ratón sobre el panel de dibujo: borra completamente el panel de dibujo dejándolo en blanco. </text:span></text:p>
        </text:list-item>
        <text:list-item>
          <text:p text:style-name="P59"><text:span text:style-name="T13">Botón “</text:span><text:span text:style-name="Strong_20_Emphasis"><text:span text:style-name="T13">Borrar última línea</text:span></text:span><text:span text:style-name="T13">” o </text:span><text:span text:style-name="Strong_20_Emphasis"><text:span text:style-name="T13">giro del scroll del ratón hacia abajo</text:span></text:span><text:span text:style-name="T13"> sobre el panel de dibujo: borra en orden inverso al dibujado la última linea pintada, pertenezca o no al dibujo de un trazo. Esto quiere decir, por ejemplo, que si la última línea pintada pertenece a un trazo de tres líneas, al girar el scroll del ratón este trazo pasará a tener dos líneas, que serán la penúltima y la antepenúltima. Cualquier nueva línea dibujada en este punto pertenecerá a un nuevo trazo. </text:span></text:p>
        </text:list-item>
        <text:list-item>
          <text:p text:style-name="P59"><text:span text:style-name="Strong_20_Emphasis"><text:span text:style-name="T13">Giro del scroll hacia arriba</text:span></text:span><text:span text:style-name="T13"> sobre el panel de dibujo: reconstruye la última línea </text:span><text:span text:style-name="T13">borrada y la añade al trazo al que pertenecía. Esto significa, por ejemplo, que si teníamos un trazo de tres líneas y borramos y recuperamos una, el trazo seguirá teniendo tres líneas. </text:span></text:p>
        </text:list-item>
        <text:list-item>
          <text:p text:style-name="P51"><text:span text:style-name="T13">Botón “</text:span><text:span text:style-name="Strong_20_Emphasis"><text:span text:style-name="T13">Borrar último trazo</text:span></text:span><text:span text:style-name="T13">“: borra el último grupo de líneas que conformaba un trazo. </text:span></text:p>
        </text:list-item>
      </text:list>
      <text:h text:style-name="P5" text:outline-level="4"><text:bookmark text:name="__RefHeading__3538_155153771"/>Combinando búsquedas mediante criterios y grafos<text:bookmark-end text:name="__RefHeading__3538_155153771"/></text:h>
      <text:p text:style-name="P6">Supongamos que hacemos un dibujo en el panel de dibujo y pulsamos el botón “Añadir” y después “Buscar”, de forma que en la lista de búsqueda haya una sola entrada. En el panel de resultados aparecerá una lista de kanjis cuyo representación en grafo-asterisco sea similar al del kanji dibujado. Para el ejemplo del kanji anterior, el de 四, después de ejecutar quedaría la pantalla siguiente:</text:p>
      <text:p text:style-name="P6"/>
      <text:p text:style-name="P7"><draw:frame draw:style-name="fr1" draw:name="gráficos7" text:anchor-type="as-char" svg:width="16.933cm" svg:height="10.239cm" draw:z-index="5"><draw:image xlink:href="https://forja.rediris.es/docman/view.php/818/1269/Búsqueda%20por%20grafo.png" xlink:type="simple" xlink:show="embed" xlink:actuate="onLoad"/><svg:title>Copyright Luis A. Arce</svg:title></draw:frame></text:p>
      <text:p text:style-name="P6"/>
      <text:p text:style-name="P6"><text:soft-page-break/>JavaDiKt ha devuelto los kanjis cuya representación grafo-asterisco se parece más al del kanji dibujado, que ha sido traducido desde el cuadro de dibujo a la lista de búsqueda como “Grafo asterisco igual que BFbBaBfhF”. Si cambiamos ahora a la pestaña de criterio, podremos comprobar que la lista de búsqueda entre ambas ventanas se conserva, lo que significa que podemos hacer combinaciones entre búsquedas por criterios  y por grafos para limitar las búsquedas. Podemos añadirle, por ejemplo, que además su significado sea igual que “cuatro”, refinando así aún más la búsqueda.</text:p>
      <text:p text:style-name="P7"><draw:frame draw:style-name="fr1" draw:name="gráficos8" text:anchor-type="as-char" svg:width="16.933cm" svg:height="10.213cm" draw:z-index="6"><draw:image xlink:href="https://forja.rediris.es/docman/view.php/818/1270/Combinando%20búsqueda%20por%20grafo%20y%20criterio.png" xlink:type="simple" xlink:show="embed" xlink:actuate="onLoad"/><svg:title>Copyright Luis A. Arce</svg:title></draw:frame></text:p>
      <text:h text:style-name="P3" text:outline-level="3"/>
      <text:h text:style-name="P2" text:outline-level="3"><text:bookmark text:name="__RefHeading__3540_155153771"/>El panel de exportación de búsqueda<text:bookmark-end text:name="__RefHeading__3540_155153771"/></text:h>
      <text:p text:style-name="P6"/>
      <text:p text:style-name="P7"><draw:frame draw:style-name="fr1" draw:name="gráficos9" text:anchor-type="as-char" svg:width="16.933cm" svg:height="10.213cm" draw:z-index="7"><draw:image xlink:href="https://forja.rediris.es/docman/view.php/818/1314/Exportar.png" xlink:type="simple" xlink:show="embed" xlink:actuate="onLoad"/><svg:title>Copyright Luis A. Arce</svg:title></draw:frame></text:p>
      <text:p text:style-name="P8">Interfaz de exportación</text:p>
      <text:p text:style-name="P8"/>
      <text:p text:style-name="P6">Desde el panel de exportación de búsqueda, en la pestaña “Exportar”, pueden exportarse todos o parte de los kanjis que estén en el panel de búsqueda ordenados automática o manualmente según distintos estilos y formatos. El objetivo de esta pestaña es que el usuario pueda exportar los resultados de sus búsquedas usando varios estilos y formatos para que, por ejemplo, pueda usarlos en otros programas, puedan ser impresos o subidos a una página web.</text:p>
      <text:p text:style-name="Text_20_body"><text:span text:style-name="T13">Cuando la pestaña “</text:span><text:span text:style-name="Strong_20_Emphasis"><text:span text:style-name="T13">Exportar</text:span></text:span><text:span text:style-name="T13">” está activa, el panel de resultados de Kanjis se convierte en panel de selección. El primer paso para exportar kanjis es seleccionar aquellos kanjis que se van a exportar seleccionándolos desde el panel de búsqueda. Al pulsar el botón de un kanji, el color del botón se volverá más oscuro, lo que significará que el kanji está seleccionado para la exportación.</text:span></text:p>
      <text:p text:style-name="Text_20_body"><text:span text:style-name="T13">Pueden </text:span><text:span text:style-name="Strong_20_Emphasis"><text:span text:style-name="T13">seleccionarse grupos</text:span></text:span><text:span text:style-name="T13"> de marcando primero un kanji con el botón izquierdo, y luego otro pulsando </text:span><text:span text:style-name="Strong_20_Emphasis"><text:span text:style-name="T13">SHIFT + botón izquierdo del ratón</text:span></text:span><text:span text:style-name="T13">. Al hacer esto, se invertirá el estado de todos los kanjis que forman el cuadrado entre el penúltimo kanji seleccionado y el último kanji seleccionado con SHIFT + botón izquierdodel ratón, lo que significa que los kanjis que estén activados dentro del botón se desactivarán y viceversa.</text:span></text:p>
      <text:p text:style-name="P6"/>
      <text:p text:style-name="P7"><text:soft-page-break/><draw:frame draw:style-name="fr1" draw:name="gráficos10" text:anchor-type="as-char" svg:width="16.933cm" svg:height="8.467cm" draw:z-index="8"><draw:image xlink:href="https://forja.rediris.es/docman/view.php/818/1315/Ejemplo%20Selección.png" xlink:type="simple" xlink:show="embed" xlink:actuate="onLoad"/><svg:title>Copyright Luis A. Arce</svg:title></draw:frame></text:p>
      <text:p text:style-name="P6"/>
      <text:p text:style-name="P6">Ejemplo de seleccón del panel de exportación. Se selecciona primero un kanji con el botón izquierdo y luego otro con SHIFT + botón izquierdo. La selección de los kanjis dentro del cuadrado es invertida.</text:p>
      <text:p text:style-name="P6">Desde el panel dela parte inferior del panel de resultados puede modificarse también los kanjis seleccionados:</text:p>
      <text:list xml:id="list1295121351" text:style-name="L5">
        <text:list-item>
          <text:p text:style-name="P60"><text:span text:style-name="T13">El botón “</text:span><text:span text:style-name="Strong_20_Emphasis"><text:span text:style-name="T13">Todos</text:span></text:span><text:span text:style-name="T13">” seleccionará todos los kanjis. </text:span></text:p>
        </text:list-item>
        <text:list-item>
          <text:p text:style-name="P60"><text:span text:style-name="T13">El botón “</text:span><text:span text:style-name="Strong_20_Emphasis"><text:span text:style-name="T13">Reset</text:span></text:span><text:span text:style-name="T13">” deseleccionará todos los kanjis. </text:span></text:p>
        </text:list-item>
        <text:list-item>
          <text:p text:style-name="P52"><text:span text:style-name="T13">El botón “</text:span><text:span text:style-name="Strong_20_Emphasis"><text:span text:style-name="T13">Invertir</text:span></text:span><text:span text:style-name="T13">” invertirá la selección actual, marcando todos los kanjis deleccionados y desmarcando los seleccionados. </text:span></text:p>
        </text:list-item>
      </text:list>
      <text:p text:style-name="Text_20_body"><text:span text:style-name="T13">Los kanjis a exportar, seleccionaremos desde el panel “</text:span><text:span text:style-name="Strong_20_Emphasis"><text:span text:style-name="T13">Exportar como</text:span></text:span><text:span text:style-name="T13">” en que formato y que estilo queremos exportarlo. Los formatos admitidos son, de momento:</text:span></text:p>
      <text:list xml:id="list1095367480" text:style-name="L6">
        <text:list-item>
          <text:p text:style-name="P53"><text:span text:style-name="Emphasis"><text:span text:style-name="T13">Archivo de Texto</text:span></text:span><text:span text:style-name="T13">: los kanjis serán exportados a un archivo simple de texto en formato “.txt”. </text:span></text:p>
        </text:list-item>
      </text:list>
      <text:p text:style-name="P6">Los estilos determinan como serán presentados los kanjis dentro del formato especificado. Los estilos soportados son, de momento:</text:p>
      <text:list xml:id="list752444792" text:style-name="L7">
        <text:list-item>
          <text:p text:style-name="P54"><text:span text:style-name="Emphasis"><text:span text:style-name="T13">Texto plano</text:span></text:span><text:span text:style-name="T13">: la información de los kanjis será presentada como texto simple formateado de manera tabular. </text:span></text:p>
        </text:list-item>
      </text:list>
      <text:p text:style-name="Text_20_body"><text:span text:style-name="T13">Después de seleccionar el formato y el estilo de exportación, podrás seleccionar pulsando el botón “</text:span><text:span text:style-name="Strong_20_Emphasis"><text:span text:style-name="T13">…</text:span></text:span><text:span text:style-name="T13">” o escribiéndola en la caja de texto a la derecha la ruta del archivo de exportación.</text:span></text:p>
      <text:p text:style-name="Text_20_body"><text:span text:style-name="T13">Desde el panel “</text:span><text:span text:style-name="Strong_20_Emphasis"><text:span text:style-name="T13">Ordenar por</text:span></text:span><text:span text:style-name="T13">” podemos seleccionar de que forma se ordenarán los kanjis en el archivo de exportación. Para ello, podremos añadir criterios de ordenación al panel pulsando </text:span><text:span text:style-name="T13">el botón añadir, lo que desplegará el diálogo de ordenación.</text:span></text:p>
      <text:p text:style-name="P6"/>
      <text:p text:style-name="P7"><text:soft-page-break/><draw:frame draw:style-name="fr1" draw:name="gráficos11" text:anchor-type="as-char" svg:width="8.811cm" svg:height="6.588cm" draw:z-index="9"><draw:image xlink:href="https://forja.rediris.es/docman/view.php/818/1316/Añadir%20ordenador.png" xlink:type="simple" xlink:show="embed" xlink:actuate="onLoad"/><svg:title>Copyright Luis A. Arce</svg:title></draw:frame></text:p>
      <text:p text:style-name="P8">Diálogo añadir criterio de ordenación</text:p>
      <text:p text:style-name="P8"/>
      <text:p text:style-name="Text_20_body"><text:span text:style-name="T13">En el primer menú desplegable de “</text:span><text:span text:style-name="Strong_20_Emphasis"><text:span text:style-name="T13">Propiedad</text:span></text:span><text:span text:style-name="T13">” podemos elegir por qué campo de los kanjis se usará para ordenarlos. Si es necesaria algún tipo de información extra, esta aparecerá en el siguiente menú desplegable.</text:span></text:p>
      <text:p text:style-name="Text_20_body"><text:span text:style-name="T13">En el menú desplegable “</text:span><text:span text:style-name="Strong_20_Emphasis"><text:span text:style-name="T13">Nivel</text:span></text:span><text:span text:style-name="T13">” podemos seleccionar que criterio de ordenación se usará si dos kanjis son iguales, es decir, si por ejemplo dos kanjis son iguales según el criterio del nivel uno, se elegirá cual irá antes usando el criterio del nivel dos. Usando este menú desplegable podemos, además, sustituir un criterio anterior por uno nuevo poniendo como nivel del criterio que sustituye el nivel del criterio a sustituir.</text:span></text:p>
      <text:p text:style-name="Text_20_body"><text:span text:style-name="T13">Desde el menú desplegable “</text:span><text:span text:style-name="Strong_20_Emphasis"><text:span text:style-name="T13">Ordenar según</text:span></text:span><text:span text:style-name="T13">” podemos seleccionar la forma en la que serán ordenados los kanjis según el campo escogido en el menú desplegable “Propiedad”. La forma de ordenación “Aleatorio” usará la propiedad elegida para generar una ordenación aleatoria inteligente de los kanjis.</text:span></text:p>
      <text:p text:style-name="Text_20_body"><text:span text:style-name="T13">Cada vez que pulsemos el botón “</text:span><text:span text:style-name="Strong_20_Emphasis"><text:span text:style-name="T13">Añadir/Cambiar</text:span></text:span><text:span text:style-name="T13">“, un nuevo criterio de ordenación será añadida a la lista de criterios de ordenación del panel “</text:span><text:span text:style-name="Strong_20_Emphasis"><text:span text:style-name="T13">Ordenar por</text:span></text:span><text:span text:style-name="T13">“.</text:span></text:p>
      <text:p text:style-name="Text_20_body"><text:span text:style-name="T13">Finalmente, y si deseamos depurar un poco más la ordenación, podemos introducir cambios manuales de ordenación desde el botón “</text:span><text:span text:style-name="Strong_20_Emphasis"><text:span text:style-name="T13">Reordenar</text:span></text:span><text:span text:style-name="T13">“. Al pulsarlo, se desplegará el diálogo de reordenación manual.</text:span></text:p>
      <text:p text:style-name="P7"><text:soft-page-break/><draw:frame draw:style-name="fr1" draw:name="gráficos12" text:anchor-type="as-char" svg:width="16.933cm" svg:height="8.811cm" draw:z-index="10"><draw:image xlink:href="https://forja.rediris.es/docman/view.php/818/1317/Menú%20reordenar%20-1.png" xlink:type="simple" xlink:show="embed" xlink:actuate="onLoad"/><svg:title>Copyright Luis A. Arce</svg:title></draw:frame></text:p>
      <text:p text:style-name="P8">Diálogo de reordenación manual</text:p>
      <text:p text:style-name="P8"/>
      <text:p text:style-name="P6">En el diálogo de reordenación aparecerá una tabla con al menos dos columnas. En la primera, aparece el orden que estable el ordenamiento automático elegido para cada uno de los kanjis seleccionados, que aparecen en la segunda columna. En el resto de columnas aparecen las propiedades que se han seleccionado la tabla de criterio de ordenación ordenadas por niveles.</text:p>
      <text:p text:style-name="Text_20_body"><text:span text:style-name="T13">Si seleccionamos un kanji o un conjunto de kanjis(ya sea uno a uno pulsando sucesivamente </text:span><text:span text:style-name="Strong_20_Emphasis"><text:span text:style-name="T13">CTRL + botón izquierdo</text:span></text:span><text:span text:style-name="T13"> o todos los kanjis entre dos kanjis seleccionado el primero con el </text:span><text:span text:style-name="Strong_20_Emphasis"><text:span text:style-name="T13">botón izquierdo</text:span></text:span><text:span text:style-name="T13"> del ratón y el segundo con </text:span><text:span text:style-name="Strong_20_Emphasis"><text:span text:style-name="T13">SHIFT + botón izquierdo</text:span></text:span><text:span text:style-name="T13">) y pulsamos los botones de “</text:span><text:span text:style-name="Strong_20_Emphasis"><text:span text:style-name="T13">flecha arriba</text:span></text:span><text:span text:style-name="T13">” o </text:span><text:span text:style-name="Strong_20_Emphasis"><text:span text:style-name="T13">“flecha abajo</text:span></text:span><text:span text:style-name="T13">“, los botones de en medio de la parte derecha, subiremos o bajaremos una posición al kanji o conjunto de kanjis.</text:span></text:p>
      <text:p text:style-name="P6"/>
      <text:p text:style-name="P7"><text:soft-page-break/><draw:frame draw:style-name="fr1" draw:name="gráficos13" text:anchor-type="as-char" svg:width="16.933cm" svg:height="8.811cm" draw:z-index="11"><draw:image xlink:href="https://forja.rediris.es/docman/view.php/818/1317/Menú%20reordenar%20-2.png" xlink:type="simple" xlink:show="embed" xlink:actuate="onLoad"/><svg:title>Copyright Luis A. Arce</svg:title></draw:frame></text:p>
      <text:p text:style-name="P8">Al pulsar el botón "flecha arriba" todo el grupo de kanjis sube una posición en la tabla.</text:p>
      <text:p text:style-name="P8"/>
      <text:p text:style-name="Text_20_body"><text:span text:style-name="T13">Si por el contrario, pulsamos los botones “</text:span><text:span text:style-name="Strong_20_Emphasis"><text:span text:style-name="T13">flecha inicio</text:span></text:span><text:span text:style-name="T13">” o “</text:span><text:span text:style-name="Strong_20_Emphasis"><text:span text:style-name="T13">flecha fin</text:span></text:span><text:span text:style-name="T13">” (los de los extremos de la parte derecha), desplazaremos el conjunto de kanjis al principio o al final de la lista </text:span><text:span text:style-name="T13">respectivamente.</text:span></text:p>
      <text:p text:style-name="P6"/>
      <text:p text:style-name="P7"><draw:frame draw:style-name="fr1" draw:name="gráficos14" text:anchor-type="as-char" svg:width="16.933cm" svg:height="8.811cm" draw:z-index="12"><draw:image xlink:href="https://forja.rediris.es/docman/view.php/818/1317/Menú%20reordenar%20-3.png" xlink:type="simple" xlink:show="embed" xlink:actuate="onLoad"/><svg:title>Copyright Luis A. Arce</svg:title></draw:frame></text:p>
      <text:p text:style-name="P8">Pulsando el botón "flecha inicio" todo el grupo asciende hasta la primera posición.</text:p>
      <text:p text:style-name="P8"/>
      <text:p text:style-name="Text_20_body"><text:span text:style-name="T13">Finalmente, pulsando el botón “</text:span><text:span text:style-name="Strong_20_Emphasis"><text:span text:style-name="T13">Aceptar</text:span></text:span><text:span text:style-name="T13">” la ordenación de exportación será la elegida en este panel, en caso contrario, si se pulsa “</text:span><text:span text:style-name="Strong_20_Emphasis"><text:span text:style-name="T13">Cancelar</text:span></text:span><text:span text:style-name="T13">“, se descartarán los cambios.</text:span></text:p>
      <text:p text:style-name="Text_20_body"><text:soft-page-break/><text:span text:style-name="Strong_20_Emphasis"><text:span text:style-name="T13">¡ATENCIÓN!: si se modifican los criterios de ordenación automáticos se perderá la cualquier ordenación manual que haya sido hecha anteriormente.</text:span></text:span></text:p>
      <text:p text:style-name="Text_20_body"><text:span text:style-name="T13">Si pulsamos el botón “</text:span><text:span text:style-name="Strong_20_Emphasis"><text:span text:style-name="T13">Más…</text:span></text:span><text:span text:style-name="T13">” podremos acceder a más opciones avanzadas de exportación, generalmente propias del formato y del estilo elegidos.</text:span></text:p>
      <text:p text:style-name="P6">Finalmente, el botón “Exportar” generará el archivo de exportación con los kanjis seleccionados en el orden seleccionado con las opciones elegidas.</text:p>
      <text:h text:style-name="P3" text:outline-level="3"/>
      <text:h text:style-name="P2" text:outline-level="3"><text:bookmark text:name="__RefHeading__3542_155153771"/>El panel de opciones<text:bookmark-end text:name="__RefHeading__3542_155153771"/></text:h>
      <text:p text:style-name="P6"/>
      <text:p text:style-name="P7"><draw:frame draw:style-name="fr1" draw:name="gráficos15" text:anchor-type="as-char" svg:width="10.636cm" svg:height="11.959cm" draw:z-index="13"><draw:image xlink:href="https://forja.rediris.es/docman/view.php/818/1271/Pestaña%20opciones.png" xlink:type="simple" xlink:show="embed" xlink:actuate="onLoad"/><svg:title>Copyright Luis A. Arce</svg:title></draw:frame></text:p>
      <text:p text:style-name="P8">Panel de opciones</text:p>
      <text:p text:style-name="P8"/>
      <text:p text:style-name="P6">Pulsando en la pestaña “Opciones” accedemos al panel de configuración de JavaDiKt. Desde aquí podemos:</text:p>
      <text:list xml:id="list1076343070" text:style-name="L8">
        <text:list-item>
          <text:p text:style-name="P61"><text:span text:style-name="T13">Configurar el </text:span><text:span text:style-name="Strong_20_Emphasis"><text:span text:style-name="T13">idioma</text:span></text:span><text:span text:style-name="T13">. </text:span></text:p>
        </text:list-item>
        <text:list-item>
          <text:p text:style-name="P61"><text:span text:style-name="Strong_20_Emphasis"><text:span text:style-name="T13">Cambiar el archivo de la base de datos de kanjis</text:span></text:span><text:span text:style-name="T13">. Por defecto siempre será &lt;ruta de instalación&gt; + “/dict/kanjidic.jdk”. </text:span></text:p>
        </text:list-item>
        <text:list-item>
          <text:p text:style-name="P61"><text:span text:style-name="Strong_20_Emphasis"><text:span text:style-name="T13">Cambiar el archivo de la base de datos de trazos</text:span></text:span><text:span text:style-name="T13">. Por defecto siempre será &lt;ruta de instalación&gt; + “/dict/strokedata.txt”. </text:span></text:p>
        </text:list-item>
        <text:list-item>
          <text:p text:style-name="P61"><text:span text:style-name="Strong_20_Emphasis"><text:span text:style-name="T13">Incluir información avanzada en el diálogo de información de kanjis</text:span></text:span><text:span text:style-name="T13">. Si esta opción está marcada, cuando se solicite información sobre un kanji se mostrará la ventana de información avanzada en vez de la ventana de información básica. </text:span></text:p>
        </text:list-item>
        <text:list-item>
          <text:p text:style-name="P61"><text:span text:style-name="Strong_20_Emphasis"><text:span text:style-name="T13">Buscar en lista extendida de kanjis</text:span></text:span><text:span text:style-name="T13">. Si esta opción está marcada, cualquier búsqueda incluirá kanjis menos comunes o de idiomas distintos al japonés. </text:span></text:p>
        </text:list-item>
        <text:list-item>
          <text:p text:style-name="P55"><text:span text:style-name="Strong_20_Emphasis"><text:span text:style-name="T13">Texto kana romanizado</text:span></text:span><text:span text:style-name="T13">. Si esta opción esta marcada, cualquier texto en escritura On o escritura Kun será romanizado. </text:span></text:p>
        </text:list-item>
      </text:list>
      <text:p text:style-name="P6">Para guardar una configuración se ha de pulsar el botón “Guardar”, tras lo cual la interfaz del programa se reiniciará con los cambios aplicados.</text:p>
      <text:h text:style-name="P2" text:outline-level="3"><text:bookmark text:name="__RefHeading__3544_155153771"/>La ventana de infomación<text:bookmark-end text:name="__RefHeading__3544_155153771"/></text:h>
      <text:p text:style-name="P6">Una vez hayamos realizado una búsqueda, si pulsamos sobre cualquiera de los kanjis del panel de resultados desde la pestaña de “Criterio” o de “Trazos” se abrirá la ventana de información del kanji. Si la opción “Incluir información avanzada en el diálogo de información de kanjis” de la pestaña Opciones está marcada, se abrirá la ventana de información avanzada mientras que en caso contrario se abrirá la ventana con información más resumida.</text:p>
      <text:p text:style-name="P7"><draw:frame draw:style-name="fr1" draw:name="gráficos16" text:anchor-type="as-char" svg:width="16.933cm" svg:height="15.425cm" draw:z-index="16"><draw:image xlink:href="https://forja.rediris.es/docman/view.php/818/1272/Extendida%20vs%20Básica.png" xlink:type="simple" xlink:show="embed" xlink:actuate="onLoad"/><svg:title>Copyright Luis A. Arce</svg:title></draw:frame></text:p>
      <text:p text:style-name="P8">Ventana de información básica frente a ventana de información extedida</text:p>
      <text:p text:style-name="P8"/>
      <text:p text:style-name="P6">Si pulsamos sobre el botón “+” al lado del panel de “Radical” se desplegará la ventana de información de radical, donde se muestran todas las formas posibles en las que puede presentarse el radical del kanji en cuestión.</text:p>
      <text:p text:style-name="P7"><text:soft-page-break/><draw:frame draw:style-name="fr1" draw:name="gráficos17" text:anchor-type="as-char" svg:width="16.034cm" svg:height="12.832cm" draw:z-index="14"><draw:image xlink:href="https://forja.rediris.es/docman/view.php/818/1273/Ventana%20Radical.png" xlink:type="simple" xlink:show="embed" xlink:actuate="onLoad"/><svg:title>Copyright Luis A. Arce</svg:title></draw:frame></text:p>
      <text:p text:style-name="P8">Ventana de información de radical</text:p>
      <text:p text:style-name="P68"/>
      <text:list xml:id="list1934899692" text:continue-list="list982951252" text:style-name="Numbering_20_1">
        <text:list-item>
          <text:h text:style-name="P64" text:outline-level="1"><text:bookmark text:name="__RefHeading__3546_155153771"/><text:span text:style-name="Fuente_20_de_20_párrafo_20_predeter."><text:span text:style-name="T18">Significado de los campos de los kanjis</text:span></text:span><text:bookmark-end text:name="__RefHeading__3546_155153771"/></text:h>
        </text:list-item>
      </text:list>
      <text:h text:style-name="Heading_20_2" text:outline-level="2"><text:bookmark text:name="__RefHeading__3548_155153771"/><text:span text:style-name="Fuente_20_de_20_párrafo_20_predeter."><text:span text:style-name="T34">Código Jis Kuten</text:span></text:span><text:bookmark-end text:name="__RefHeading__3548_155153771"/></text:h>
      <text:p text:style-name="Normal"><text:span text:style-name="Fuente_20_de_20_párrafo_20_predeter."><text:span text:style-name="T39">La </text:span></text:span><text:span text:style-name="Fuente_20_de_20_párrafo_20_predeter."><text:span text:style-name="T46">agencia japonesa de estandarización(</text:span></text:span><text:a xlink:type="simple" xlink:href="httphttp://en.wikipedia.org/wiki/Japanese_Industrial_Standards" office:target-frame-name="_blank" xlink:show="new"><text:span text:style-name="Hipervínculo"><text:span text:style-name="T46">JIS</text:span></text:span></text:a><text:span text:style-name="Fuente_20_de_20_párrafo_20_predeter."><text:span text:style-name="T46">) mediante su especificación </text:span></text:span><text:a xlink:type="simple" xlink:href="http://en.wikipedia.org/wiki/JIS_X_0208" office:target-frame-name="_blank" xlink:show="new"><text:span text:style-name="Hipervínculo"><text:span text:style-name="T46">JIS X 208:1997</text:span></text:span></text:a><text:span text:style-name="Fuente_20_de_20_párrafo_20_predeter."><text:span text:style-name="T46"> define una lista de 6879 kanji, caracteres katakana, caracteres hiragana y algunos caracteres de otros idiomas como inglés, ruso o griego . La especificación define una tabla de referencias, de forma que cada carácter se identifica por su fila y columna dentro de esa tabla, usando para cada una dos dígitos de la forma “ff-cc”, siendo “ff” la fila y “cc” la columna. La lista fue ampliada con el estándar </text:span></text:span><text:a xlink:type="simple" xlink:href="http://en.wikipedia.org/wiki/JIS_X_0212" office:target-frame-name="_blank" xlink:show="new"><text:span text:style-name="Hipervínculo">JIS X 21</text:span></text:a><text:bookmark-start text:name="_Hlt286155398"/><text:bookmark-start text:name="_Hlt286155399"/><text:a xlink:type="simple" xlink:href="http://en.wikipedia.org/wiki/JIS_X_0212" office:target-frame-name="_blank" xlink:show="new"><text:span text:style-name="Hipervínculo">2</text:span></text:a><text:bookmark-end text:name="_Hlt286155398"/><text:bookmark-end text:name="_Hlt286155399"/><text:a xlink:type="simple" xlink:href="http://en.wikipedia.org/wiki/JIS_X_0212" office:target-frame-name="_blank" xlink:show="new"><text:span text:style-name="Hipervínculo">:1990</text:span></text:a><text:span text:style-name="Fuente_20_de_20_párrafo_20_predeter."><text:span text:style-name="T46">, que incluía 6067 caracteres más y que hoy en día está prácticamente en desuso en favor del estándar </text:span></text:span><text:a xlink:type="simple" xlink:href="http://en.wikipedia.org/wiki/JIS_X_0213" office:target-frame-name="_blank" xlink:show="new"><text:span text:style-name="Hipervínculo"><text:span text:style-name="T42">JIS X 213:2004</text:span></text:span></text:a><text:span text:style-name="Texto_20_en_20_negrita"><text:span text:style-name="T46">,</text:span></text:span><text:span text:style-name="Fuente_20_de_20_párrafo_20_predeter."><text:span text:style-name="T46"> que extiende también al estándar JIS X 208 con todos los caracteres contenidos en el JIS X 212 más 952, lo que suman 11233 . El estándar JIS X 213 codifica los caracteres de otra manera, pues divide el conjunto completo en dos planos, donde cada plano es una tabla. Así, la codificación queda de la forma “p-ff-cc”. Dado que los caracteres de JIS X 208 están contenidos en el plano uno, convertir de JIS X 208 a JIS X 212 es tan fácil como añadir un uno delante, quedando “1-ff-cc”.</text:span></text:span></text:p>
      <text:p text:style-name="Normal"><text:span text:style-name="Fuente_20_de_20_párrafo_20_predeter."><text:span text:style-name="T41">Aclaración</text:span></text:span><text:span text:style-name="Fuente_20_de_20_párrafo_20_predeter."><text:span text:style-name="T46">: el estándar definitivo japonés sobre la codificación de kanjis es JIS 213, que incluye en el primer plano entre otros todos los caracteres del JIS208, y algunos kanjis del JIS212 y los nuevos del propio JIS213 distribuidos entre ambos planos. Así pues, la referencia de código JIS ha de ser interpretada de la siguiente manera:</text:span></text:span></text:p>
      <text:list xml:id="list1803411739" text:style-name="L9">
        <text:list-item>
          <text:p text:style-name="P42">Formato “ff-cc”, juego de caracteres JIS208: El kanji está tanto en los estándares JIS208 como JIS213. Su forma para el estándar JIS213 es “1-ff-cc”.</text:p>
        </text:list-item>
        <text:list-item>
          <text:p text:style-name="P42">Formato “p-ff-cc”, juego de caracteres JIS213: El kanji está en el estándar JIS213, no pertenece a JIS208 y quizás también forma parte del JIS212.</text:p>
        </text:list-item>
        <text:list-item>
          <text:p text:style-name="P42">Formato “ff-cc”, juego de caracteres JIS212: El kanji pertenece al estándar obsoleto JIS212, pero no fue incluido en el estándar JIS213.</text:p>
        </text:list-item>
      </text:list>
      <text:p text:style-name="Normal"><text:span text:style-name="Fuente_20_de_20_párrafo_20_predeter."><text:span text:style-name="T41">Uso</text:span></text:span><text:span text:style-name="Fuente_20_de_20_párrafo_20_predeter."><text:span text:style-name="T46">: para consultas sobre el estándar JIS213 no será necesario, pero si se consulta sobre el estándar JIS208 o JIS212 habrá que añadir necesariamente el criterio “Juego de caracteres JIS” correspondiente. </text:span></text:span></text:p>
      <text:p text:style-name="Normal"><text:span text:style-name="Fuente_20_de_20_párrafo_20_predeter."><text:span text:style-name="T41">Ejemplos</text:span></text:span><text:span text:style-name="Fuente_20_de_20_párrafo_20_predeter."><text:span text:style-name="T46">:</text:span></text:span></text:p>
      <text:p text:style-name="P18"><text:tab/>-Buscar un kanji del JIS208 o del JIS213 que también pertenezca a JIS 208</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6">-</text:p>
          </table:table-cell>
          <table:table-cell table:style-name="Tabla1.A1" office:value-type="string">
            <text:p text:style-name="P26">Juego de caracteres JIS</text:p>
          </table:table-cell>
          <table:table-cell table:style-name="Tabla1.A1" office:value-type="string">
            <text:p text:style-name="P26">igual que</text:p>
          </table:table-cell>
          <table:table-cell table:style-name="Tabla1.A1" office:value-type="string">
            <text:p text:style-name="P26">JIS X 208</text:p>
          </table:table-cell>
        </table:table-row>
        <table:table-row>
          <table:table-cell table:style-name="Tabla1.A1" office:value-type="string">
            <text:p text:style-name="P26">Y</text:p>
          </table:table-cell>
          <table:table-cell table:style-name="Tabla1.A1" office:value-type="string">
            <text:p text:style-name="P26">Código JIS kuten</text:p>
          </table:table-cell>
          <table:table-cell table:style-name="Tabla1.A1" office:value-type="string">
            <text:p text:style-name="P26">igual que </text:p>
          </table:table-cell>
          <table:table-cell table:style-name="Tabla1.A1" office:value-type="string">
            <text:p text:style-name="P26">38-17</text:p>
          </table:table-cell>
        </table:table-row>
      </table:table>
      <text:p text:style-name="P32">-Buscar un kanji del JIS212</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6">-</text:p>
          </table:table-cell>
          <table:table-cell table:style-name="Tabla2.A1" office:value-type="string">
            <text:p text:style-name="P26">Juego de caracteres JIS</text:p>
          </table:table-cell>
          <table:table-cell table:style-name="Tabla2.A1" office:value-type="string">
            <text:p text:style-name="P26">igual que</text:p>
          </table:table-cell>
          <table:table-cell table:style-name="Tabla2.A1" office:value-type="string">
            <text:p text:style-name="P26">JIS X 212</text:p>
          </table:table-cell>
        </table:table-row>
        <table:table-row>
          <table:table-cell table:style-name="Tabla2.A1" office:value-type="string">
            <text:p text:style-name="P26">Y</text:p>
          </table:table-cell>
          <table:table-cell table:style-name="Tabla2.A1" office:value-type="string">
            <text:p text:style-name="P26">Código JIS kuten</text:p>
          </table:table-cell>
          <table:table-cell table:style-name="Tabla2.A1" office:value-type="string">
            <text:p text:style-name="P26">igual que </text:p>
          </table:table-cell>
          <table:table-cell table:style-name="Tabla2.A1" office:value-type="string">
            <text:p text:style-name="P26">38-17</text:p>
          </table:table-cell>
        </table:table-row>
      </table:table>
      <text:p text:style-name="P32">-Buscar un kanji del JIS213 (si no pertenece a JIS208)</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6">-</text:p>
          </table:table-cell>
          <table:table-cell table:style-name="Tabla3.A1" office:value-type="string">
            <text:p text:style-name="P26">Código JIS kuten</text:p>
          </table:table-cell>
          <table:table-cell table:style-name="Tabla3.A1" office:value-type="string">
            <text:p text:style-name="P26">igual que </text:p>
          </table:table-cell>
          <table:table-cell table:style-name="Tabla3.A1" office:value-type="string">
            <text:p text:style-name="P26">2-38-17</text:p>
          </table:table-cell>
        </table:table-row>
      </table:table>
      <text:p text:style-name="P32">-Buscar todos los kanjis del JIS213</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26">-</text:p>
          </table:table-cell>
          <table:table-cell table:style-name="Tabla4.A1" office:value-type="string">
            <text:p text:style-name="P26">Juego de caracteres JIS</text:p>
          </table:table-cell>
          <table:table-cell table:style-name="Tabla4.A1" office:value-type="string">
            <text:p text:style-name="P26">igual que</text:p>
          </table:table-cell>
          <table:table-cell table:style-name="Tabla4.A1" office:value-type="string">
            <text:p text:style-name="P26">JIS X 208</text:p>
          </table:table-cell>
        </table:table-row>
        <text:soft-page-break/>
        <table:table-row>
          <table:table-cell table:style-name="Tabla4.A1" office:value-type="string">
            <text:p text:style-name="P26">Ó</text:p>
          </table:table-cell>
          <table:table-cell table:style-name="Tabla4.A1" office:value-type="string">
            <text:p text:style-name="P26">Juego de caracteres JIS</text:p>
          </table:table-cell>
          <table:table-cell table:style-name="Tabla4.A1" office:value-type="string">
            <text:p text:style-name="P26">igual que </text:p>
          </table:table-cell>
          <table:table-cell table:style-name="Tabla4.A1" office:value-type="string">
            <text:p text:style-name="P26">JIS x 213</text:p>
          </table:table-cell>
        </table:table-row>
      </table:table>
      <text:h text:style-name="Heading_20_2" text:outline-level="2"><text:bookmark text:name="__RefHeading__3550_155153771"/>Código SKIP<text:bookmark-end text:name="__RefHeading__3550_155153771"/></text:h>
      <text:p text:style-name="Normal"><text:span text:style-name="Fuente_20_de_20_párrafo_20_predeter."><text:span text:style-name="T41">S</text:span></text:span><text:span text:style-name="Fuente_20_de_20_párrafo_20_predeter."><text:span text:style-name="T46">ystem of </text:span></text:span><text:span text:style-name="Fuente_20_de_20_párrafo_20_predeter."><text:span text:style-name="T41">K</text:span></text:span><text:span text:style-name="Fuente_20_de_20_párrafo_20_predeter."><text:span text:style-name="T46">anji </text:span></text:span><text:span text:style-name="Fuente_20_de_20_párrafo_20_predeter."><text:span text:style-name="T41">I</text:span></text:span><text:span text:style-name="Fuente_20_de_20_párrafo_20_predeter."><text:span text:style-name="T46">ndexing by </text:span></text:span><text:span text:style-name="Fuente_20_de_20_párrafo_20_predeter."><text:span text:style-name="T41">P</text:span></text:span><text:span text:style-name="Fuente_20_de_20_párrafo_20_predeter."><text:span text:style-name="T46">atterns, o sistema de indexación de kanjis por patrones para es un método de catalogación expuesto por Jack Halpern, en su </text:span></text:span><text:a xlink:type="simple" xlink:href="http://books.google.es/books?id=8b65Dog7a_8C&amp;printsec=frontcover&amp;dq=New+Japanese-English+Character+Dictionary&amp;hl=es&amp;ei=unWWTJi5#v=onepage&amp;q&amp;f=false" office:target-frame-name="_blank" xlink:show="new"><text:span text:style-name="Fuente_20_de_20_párrafo_20_predeter."><text:span text:style-name="T22">New Japanese-English Character Dictionary</text:span></text:span></text:a><text:span text:style-name="Fuente_20_de_20_párrafo_20_predeter."><text:span text:style-name="T46">. En él, cada kanji queda representado de forma no unívoca(es decir, el código puede ser igual en varios kanjis) por un código de tipo “i-j-k”.<text:line-break/>El código “i” viene dado por la forma del kanji. La mayoría de ellos suelen tener lo que podemos considerar “un centro de gravedad” que diferencia a dos conjuntos de trazos/radicales espacialmente que, generalmente, son </text:span></text:span><text:span text:style-name="Fuente_20_de_20_párrafo_20_predeter."><text:span text:style-name="T42">no conexos o no se cruzan</text:span></text:span><text:span text:style-name="Fuente_20_de_20_párrafo_20_predeter."><text:span text:style-name="T46">. Si la diferencia es  izquierda-derecha, i=1, si es arriba-abajo, i=2; y si es núcleo-envoltura. , i=3. En caso de que, por ejemplo, todos los trazos/radicales sean conexos o se crucen, o el kanji sea de simetría tal que no permita diferenciar ninguno de los casos anteriores, i=4.<text:line-break/>Si i es igual a 1,2 o 3, “j” es el número de trazos de la parte izquierda/superior/envoltura y “k” es el número de trazos de la parte derecha/inferior/núcleo.<text:line-break/>Por el contrario, si i es igual a 4, “j” será el número total de trazos del kanji y “k” dependerá de si tiene una línea horizontal en la parte superior (k=1), si la tiene en la parte inferior (k=2),  si tiene una línea vertical en el centro (k=3) o ninguna de las anteriores (k=4).<text:line-break/>Lo bueno de este método es que no requiere conocimientos sobre radicales, solo saber contar trazos y reconocer el centro de gravedad, que suele ser fácil. <text:s/>Algunos ejemplos:</text:span></text:span></text:p>
      <text:p text:style-name="Normal"><text:span text:style-name="Fuente_20_de_20_párrafo_20_predeter."><text:span text:style-name="T33">行　</text:span></text:span><text:span text:style-name="Fuente_20_de_20_párrafo_20_predeter."><text:span text:style-name="T35">1-3-3</text:span></text:span><text:span text:style-name="Fuente_20_de_20_párrafo_20_predeter."><text:span text:style-name="T33">　引　</text:span></text:span><text:span text:style-name="Fuente_20_de_20_párrafo_20_predeter."><text:span text:style-name="T35">1-3-1</text:span></text:span><text:span text:style-name="Fuente_20_de_20_párrafo_20_predeter."><text:span text:style-name="T33">　相　</text:span></text:span><text:span text:style-name="Fuente_20_de_20_párrafo_20_predeter."><text:span text:style-name="T35">1-4-5</text:span></text:span><text:span text:style-name="Fuente_20_de_20_párrafo_20_predeter."><text:span text:style-name="T33">　時　</text:span></text:span><text:span text:style-name="Fuente_20_de_20_párrafo_20_predeter."><text:span text:style-name="T35">1-4-6</text:span></text:span><text:span text:style-name="Fuente_20_de_20_párrafo_20_predeter."><text:span text:style-name="T33">　八　</text:span></text:span><text:span text:style-name="Fuente_20_de_20_párrafo_20_predeter."><text:span text:style-name="T35">1-1-1</text:span></text:span><text:span text:style-name="Fuente_20_de_20_párrafo_20_predeter."><text:span text:style-name="T33">　噛　</text:span></text:span><text:span text:style-name="Fuente_20_de_20_párrafo_20_predeter."><text:span text:style-name="T35">1-3-12<text:line-break/></text:span></text:span><text:span text:style-name="Fuente_20_de_20_párrafo_20_predeter."><text:span text:style-name="T33">学　</text:span></text:span><text:span text:style-name="Fuente_20_de_20_párrafo_20_predeter."><text:span text:style-name="T35">2-5-3</text:span></text:span><text:span text:style-name="Fuente_20_de_20_párrafo_20_predeter."><text:span text:style-name="T33">　見　</text:span></text:span><text:span text:style-name="Fuente_20_de_20_párrafo_20_predeter."><text:span text:style-name="T35">2-5-2</text:span></text:span><text:span text:style-name="Fuente_20_de_20_párrafo_20_predeter."><text:span text:style-name="T33">　京　</text:span></text:span><text:span text:style-name="Fuente_20_de_20_párrafo_20_predeter."><text:span text:style-name="T35">2-2-6</text:span></text:span><text:span text:style-name="Fuente_20_de_20_párrafo_20_predeter."><text:span text:style-name="T33">　分　</text:span></text:span><text:span text:style-name="Fuente_20_de_20_párrafo_20_predeter."><text:span text:style-name="T35">2-2-2</text:span></text:span><text:span text:style-name="Fuente_20_de_20_párrafo_20_predeter."><text:span text:style-name="T33">　二　</text:span></text:span><text:span text:style-name="Fuente_20_de_20_párrafo_20_predeter."><text:span text:style-name="T35">2-1-1</text:span></text:span><text:span text:style-name="Fuente_20_de_20_párrafo_20_predeter."><text:span text:style-name="T33">　字　</text:span></text:span><text:span text:style-name="Fuente_20_de_20_párrafo_20_predeter."><text:span text:style-name="T35">2-3-3</text:span></text:span><text:span text:style-name="Fuente_20_de_20_párrafo_20_predeter."><text:span text:style-name="T33">　春　</text:span></text:span><text:span text:style-name="Fuente_20_de_20_párrafo_20_predeter."><text:span text:style-name="T35">2-5-4.<text:line-break/></text:span></text:span><text:span text:style-name="Fuente_20_de_20_párrafo_20_predeter."><text:span text:style-name="T33">気　</text:span></text:span><text:span text:style-name="Fuente_20_de_20_párrafo_20_predeter."><text:span text:style-name="T35">3-4-2</text:span></text:span><text:span text:style-name="Fuente_20_de_20_párrafo_20_predeter."><text:span text:style-name="T33">　週　</text:span></text:span><text:span text:style-name="Fuente_20_de_20_párrafo_20_predeter."><text:span text:style-name="T35">3-3-8</text:span></text:span><text:span text:style-name="Fuente_20_de_20_párrafo_20_predeter."><text:span text:style-name="T33">　広　</text:span></text:span><text:span text:style-name="Fuente_20_de_20_párrafo_20_predeter."><text:span text:style-name="T35">3-3-2</text:span></text:span><text:span text:style-name="Fuente_20_de_20_párrafo_20_predeter."><text:span text:style-name="T33">　問　</text:span></text:span><text:span text:style-name="Fuente_20_de_20_párrafo_20_predeter."><text:span text:style-name="T35">3-8-3</text:span></text:span><text:span text:style-name="Fuente_20_de_20_párrafo_20_predeter."><text:span text:style-name="T33">　国　</text:span></text:span><text:span text:style-name="Fuente_20_de_20_párrafo_20_predeter."><text:span text:style-name="T35">3-3-5</text:span></text:span><text:span text:style-name="Fuente_20_de_20_párrafo_20_predeter."><text:span text:style-name="T33">　月　</text:span></text:span><text:span text:style-name="Fuente_20_de_20_párrafo_20_predeter."><text:span text:style-name="T35">3-2-2</text:span></text:span><text:span text:style-name="Fuente_20_de_20_párrafo_20_predeter."><text:span text:style-name="T33">　通　</text:span></text:span><text:span text:style-name="Fuente_20_de_20_párrafo_20_predeter."><text:span text:style-name="T35">3-3-7<text:line-break/></text:span></text:span><text:span text:style-name="Fuente_20_de_20_párrafo_20_predeter."><text:span text:style-name="T33">下　</text:span></text:span><text:span text:style-name="Fuente_20_de_20_párrafo_20_predeter."><text:span text:style-name="T35">4-3-1</text:span></text:span><text:span text:style-name="Fuente_20_de_20_párrafo_20_predeter."><text:span text:style-name="T33">　西　</text:span></text:span><text:span text:style-name="Fuente_20_de_20_párrafo_20_predeter."><text:span text:style-name="T35">4-6-1</text:span></text:span><text:span text:style-name="Fuente_20_de_20_párrafo_20_predeter."><text:span text:style-name="T33">　士　</text:span></text:span><text:span text:style-name="Fuente_20_de_20_párrafo_20_predeter."><text:span text:style-name="T35">4-3-2</text:span></text:span><text:span text:style-name="Fuente_20_de_20_párrafo_20_predeter."><text:span text:style-name="T33">　自　</text:span></text:span><text:span text:style-name="Fuente_20_de_20_párrafo_20_predeter."><text:span text:style-name="T35">4-6-2</text:span></text:span><text:span text:style-name="Fuente_20_de_20_párrafo_20_predeter."><text:span text:style-name="T33">　中　</text:span></text:span><text:span text:style-name="Fuente_20_de_20_párrafo_20_predeter."><text:span text:style-name="T35">4-4-3</text:span></text:span><text:span text:style-name="Fuente_20_de_20_párrafo_20_predeter."><text:span text:style-name="T33">　事　</text:span></text:span><text:span text:style-name="Fuente_20_de_20_párrafo_20_predeter."><text:span text:style-name="T35">4-8-3</text:span></text:span><text:span text:style-name="Fuente_20_de_20_párrafo_20_predeter."><text:span text:style-name="T33">　火　</text:span></text:span><text:span text:style-name="Fuente_20_de_20_párrafo_20_predeter."><text:span text:style-name="T35">4-4-4</text:span></text:span><text:span text:style-name="Fuente_20_de_20_párrafo_20_predeter."><text:span text:style-name="T33">　女　</text:span></text:span><text:span text:style-name="Fuente_20_de_20_párrafo_20_predeter."><text:span text:style-name="T35">4-3-4</text:span></text:span></text:p>
      <text:h text:style-name="Heading_20_2" text:outline-level="2"><text:bookmark text:name="__RefHeading__3552_155153771"/>Código Spahn-Hadamitzky<text:bookmark-end text:name="__RefHeading__3552_155153771"/></text:h>
      <text:p text:style-name="Normal"><text:span text:style-name="Fuente_20_de_20_párrafo_20_predeter."><text:span text:style-name="T46">El código Spahn-Hadamitzky es el método de búsqueda de kanjis en el diccionario </text:span></text:span><text:a xlink:type="simple" xlink:href="http://books.google.es/books?id=D5bIdSRcADwC&amp;printsec=frontcover&amp;dq=spahn+Hadamitzky&amp;hl=es&amp;ei=nHWWTLiEHoLHswagubBk&amp;sa=X&amp;oi=book#v=onepage&amp;q&amp;f=false" office:target-frame-name="_blank" xlink:show="new"><text:span text:style-name="Fuente_20_de_20_párrafo_20_predeter."><text:span text:style-name="T22">The Kanji Dictionary</text:span></text:span></text:a><text:span text:style-name="Fuente_20_de_20_párrafo_20_predeter."><text:span text:style-name="T46">, de Mark Spahn y Wolfgang Hadamitzky. Se basa en la búsqueda del radical y la referenciación, por lo que requiere más preparación que otros métodos como SKIP.<text:line-break/>Dado un kanji, identificamos su radical principal y contamos su número de trazos, que será el primer elemento de la clave. Luego vamos a </text:span></text:span><text:a xlink:type="simple" xlink:href="http://www.hadamitzky.de/images/79radicals-variants.jpg" office:target-frame-name="_blank" xlink:show="new"><text:span text:style-name="Fuente_20_de_20_párrafo_20_predeter.">esta</text:span></text:a><text:bookmark-start text:name="_Hlt286157820"/><text:a xlink:type="simple" xlink:href="http://www.hadamitzky.de/images/79radicals-variants.jpg" office:target-frame-name="_blank" xlink:show="new"><text:span text:style-name="Fuente_20_de_20_párrafo_20_predeter."> </text:span></text:a><text:bookmark-end text:name="_Hlt286157820"/><text:a xlink:type="simple" xlink:href="http://www.hadamitzky.de/images/79radicals-variants.jpg" office:target-frame-name="_blank" xlink:show="new"><text:span text:style-name="Fuente_20_de_20_párrafo_20_predeter.">tabla</text:span></text:a><text:span text:style-name="Fuente_20_de_20_párrafo_20_predeter."><text:span text:style-name="T46">(sin variantes) o a </text:span></text:span><text:a xlink:type="simple" xlink:href="http://www.hadamitzky.de/images/79radicals+variants.jpg" office:target-frame-name="_blank" xlink:show="new"><text:span text:style-name="Fuente_20_de_20_párrafo_20_predeter."><text:span text:style-name="T23">ésta</text:span></text:span></text:a><text:span text:style-name="Fuente_20_de_20_párrafo_20_predeter."><text:span text:style-name="T46">(con variantes) e identificamos por el número de trazos el kanji, obteniendo una letra, que será el segundo elemento de la clave. Finalmente, contamos el número de trazos no pertenecientes al radical y lo añadimos al final, obteniendo así el código no unívoco que identifica el kanji.<text:line-break/>En el diccionario </text:span></text:span><text:span text:style-name="Fuente_20_de_20_párrafo_20_predeter."><text:span text:style-name="T54">The Kanji Dictionary</text:span></text:span><text:span text:style-name="Fuente_20_de_20_párrafo_20_predeter."><text:span text:style-name="T46">, el código se convierte en unívoco al recibir secuencialmente sin usar ningún criterio en particular números a partir del 1 todos los kanjis pertenecientes al mismo grupo. Algunos ejemplos:</text:span></text:span></text:p>
      <text:p text:style-name="Normal"><text:span text:style-name="Fuente_20_de_20_párrafo_20_predeter."><text:span text:style-name="T33">十　</text:span></text:span><text:span text:style-name="Fuente_20_de_20_párrafo_20_predeter."><text:span text:style-name="T35">2k0.1</text:span></text:span><text:span text:style-name="Fuente_20_de_20_párrafo_20_predeter."><text:span text:style-name="T33">　遅　</text:span></text:span><text:span text:style-name="Fuente_20_de_20_párrafo_20_predeter."><text:span text:style-name="T35">2q9.17</text:span></text:span><text:span text:style-name="Fuente_20_de_20_párrafo_20_predeter."><text:span text:style-name="T33">　師　</text:span></text:span><text:span text:style-name="Fuente_20_de_20_párrafo_20_predeter."><text:span text:style-name="T35">3f7.2</text:span></text:span><text:span text:style-name="Fuente_20_de_20_párrafo_20_predeter."><text:span text:style-name="T33">　則　</text:span></text:span><text:span text:style-name="Fuente_20_de_20_párrafo_20_predeter."><text:span text:style-name="T35">7b2.1</text:span></text:span><text:span text:style-name="Fuente_20_de_20_párrafo_20_predeter."><text:span text:style-name="T33">　貨　</text:span></text:span><text:span text:style-name="Fuente_20_de_20_párrafo_20_predeter."><text:span text:style-name="T35">7b4.5</text:span></text:span></text:p>
      <text:h text:style-name="Heading_20_2" text:outline-level="2"><text:bookmark text:name="__RefHeading__3554_155153771"/>Código cuatro esquinas<text:bookmark-end text:name="__RefHeading__3554_155153771"/></text:h>
      <text:p text:style-name="P27">El método de las cuatro esquinas fue desarrollado por Wang Yun-Wuu en los años 20 y como su propio nombre indica se basa en el contenido de las esquinas del kanji. El código es de la forma ABCD.n, donde A representa la esquina superior izquierda, B la superior derecha, C la inferior izquierda, D la inferior derecha y .n un punto junto a un número de desambiguación opcionales que hace al código unívoco, similar al del código Spahn-Hadamitzky.<text:line-break/>Para conseguir la clave, tenemos que identificar el radical o trazo más cercano a cada una de las esquinas. El número de la esquina es el del elemento de la tabla a continuación que más se parezca a <text:soft-page-break/>al elemento de la esquina: </text:p>
      <text:p text:style-name="P27"/>
      <text:p text:style-name="P36"><text:span text:style-name="Fuente_20_de_20_párrafo_20_predeter."><text:span text:style-name="T36">0　Sombrero　</text:span></text:span><text:span text:style-name="Fuente_20_de_20_párrafo_20_predeter."><text:span text:style-name="T5">亠</text:span></text:span><text:span text:style-name="Fuente_20_de_20_párrafo_20_predeter."><text:span text:style-name="T36"><text:line-break/>1　Línea horizontal　 </text:span></text:span><text:span text:style-name="Fuente_20_de_20_párrafo_20_predeter."><text:span text:style-name="T5">一</text:span></text:span><text:span text:style-name="Fuente_20_de_20_párrafo_20_predeter."><text:span text:style-name="T36"><text:line-break/>2　Línea vertical　</text:span></text:span><text:span text:style-name="Fuente_20_de_20_párrafo_20_predeter."><text:span text:style-name="T5">｜</text:span></text:span><text:span text:style-name="Fuente_20_de_20_párrafo_20_predeter."><text:span text:style-name="T36"><text:line-break/>3　Punto　</text:span></text:span><text:span text:style-name="Fuente_20_de_20_párrafo_20_predeter."><text:span text:style-name="T5">丶</text:span></text:span><text:span text:style-name="Fuente_20_de_20_párrafo_20_predeter."><text:span text:style-name="T36"><text:line-break/>4　Cruz　</text:span></text:span><text:span text:style-name="Fuente_20_de_20_párrafo_20_predeter."><text:span text:style-name="T5">十</text:span></text:span><text:span text:style-name="Fuente_20_de_20_párrafo_20_predeter."><text:span text:style-name="T36"><text:line-break/>5　Brocheta　</text:span></text:span><text:span text:style-name="Fuente_20_de_20_párrafo_20_predeter."><text:span text:style-name="T5">キ</text:span></text:span><text:span text:style-name="Fuente_20_de_20_párrafo_20_predeter."><text:span text:style-name="T36"><text:line-break/>6　Caja　</text:span></text:span><text:span text:style-name="Fuente_20_de_20_párrafo_20_predeter."><text:span text:style-name="T5">口</text:span></text:span><text:span text:style-name="Fuente_20_de_20_párrafo_20_predeter."><text:span text:style-name="T36"><text:line-break/>7　Ángulo　</text:span></text:span><text:span text:style-name="Fuente_20_de_20_párrafo_20_predeter."><text:span text:style-name="T5">厂</text:span></text:span><text:span text:style-name="Fuente_20_de_20_párrafo_20_predeter."><text:span text:style-name="T36"><text:line-break/>8　Hachi　</text:span></text:span><text:span text:style-name="Fuente_20_de_20_párrafo_20_predeter."><text:span text:style-name="T5">八</text:span></text:span><text:span text:style-name="Fuente_20_de_20_párrafo_20_predeter."><text:span text:style-name="T36"><text:line-break/>9　Chiisai　</text:span></text:span><text:span text:style-name="Fuente_20_de_20_párrafo_20_predeter."><text:span text:style-name="T5">小</text:span></text:span></text:p>
      <text:p text:style-name="P33"><text:span text:style-name="Fuente_20_de_20_párrafo_20_predeter."><text:span text:style-name="T48">En realidad el método es complicado, tiene más reglas, puedes verlas </text:span></text:span><text:a xlink:type="simple" xlink:href="http://www.whiteknightlogic.net/kanjidb/search/searchfourcornerhelp.php" office:target-frame-name="_blank" xlink:show="new"><text:span text:style-name="Fuente_20_de_20_párrafo_20_predeter.">a</text:span></text:a><text:bookmark-start text:name="_Hlt286158054"/><text:a xlink:type="simple" xlink:href="http://www.whiteknightlogic.net/kanjidb/search/searchfourcornerhelp.php" office:target-frame-name="_blank" xlink:show="new"><text:span text:style-name="Fuente_20_de_20_párrafo_20_predeter.">q</text:span></text:a><text:bookmark-end text:name="_Hlt286158054"/><text:a xlink:type="simple" xlink:href="http://www.whiteknightlogic.net/kanjidb/search/searchfourcornerhelp.php" office:target-frame-name="_blank" xlink:show="new"><text:span text:style-name="Fuente_20_de_20_párrafo_20_predeter.">uí</text:span></text:a><text:span text:style-name="Fuente_20_de_20_párrafo_20_predeter."><text:span text:style-name="T48">. <text:s/>Algunos ejemplos:</text:span></text:span></text:p>
      <text:p text:style-name="Normal"><text:span text:style-name="Fuente_20_de_20_párrafo_20_predeter."><text:span text:style-name="T33">仕</text:span></text:span><text:span text:style-name="Fuente_20_de_20_párrafo_20_predeter."><text:span text:style-name="T35"> 2421 </text:span></text:span><text:span text:style-name="Fuente_20_de_20_párrafo_20_predeter."><text:span text:style-name="T33">行</text:span></text:span><text:span text:style-name="Fuente_20_de_20_párrafo_20_predeter."><text:span text:style-name="T35"> 2122 </text:span></text:span><text:span text:style-name="Fuente_20_de_20_párrafo_20_predeter."><text:span text:style-name="T33">歴</text:span></text:span><text:span text:style-name="Fuente_20_de_20_párrafo_20_predeter."><text:span text:style-name="T35"> 7121 </text:span></text:span><text:span text:style-name="Fuente_20_de_20_párrafo_20_predeter."><text:span text:style-name="T33">魚</text:span></text:span><text:span text:style-name="Fuente_20_de_20_párrafo_20_predeter."><text:span text:style-name="T35"> 2733 </text:span></text:span><text:span text:style-name="Fuente_20_de_20_párrafo_20_predeter."><text:span text:style-name="T33">詞</text:span></text:span><text:span text:style-name="Fuente_20_de_20_párrafo_20_predeter."><text:span text:style-name="T35"> 0762 </text:span></text:span><text:span text:style-name="Fuente_20_de_20_párrafo_20_predeter."><text:span text:style-name="T33">同</text:span></text:span><text:span text:style-name="Fuente_20_de_20_párrafo_20_predeter."><text:span text:style-name="T35"> 7722 </text:span></text:span><text:span text:style-name="Fuente_20_de_20_párrafo_20_predeter."><text:span text:style-name="T33">橋</text:span></text:span><text:span text:style-name="Fuente_20_de_20_párrafo_20_predeter."><text:span text:style-name="T35"> 4292</text:span></text:span></text:p>
      <text:h text:style-name="Heading_20_2" text:outline-level="2"><text:bookmark text:name="__RefHeading__3556_155153771"/>Código de Roo<text:bookmark-end text:name="__RefHeading__3556_155153771"/></text:h>
      <text:p text:style-name="Normal"><text:span text:style-name="Fuente_20_de_20_párrafo_20_predeter."><text:span text:style-name="T46">El código de Roo fue presentado por Joshep de Roo en el diccionario </text:span></text:span><text:a xlink:type="simple" xlink:href="http://books.google.es/books?id=AM_jPwAACAAJ&amp;dq=%22de+roo%22+kanji&amp;hl=es&amp;ei=OYqWTPzSFMfGswaXrphb&amp;sa=X&amp;oi=book_result&amp;ct=result&amp;" office:target-frame-name="_blank" xlink:show="new"><text:span text:style-name="Fuente_20_de_20_párrafo_20_predeter."><text:span text:style-name="T22">2001 kanji</text:span></text:span></text:a><text:span text:style-name="Fuente_20_de_20_párrafo_20_predeter."><text:span text:style-name="T46"> y tiene el objetivo de facilitar la búsqueda de kanjis a principiantes. Tiene la forma NNMM donde NN representa al radical más alto o el más alto a la izquierda y MM representa el radical más bajo o el más bajo a la derecha, ignorando los radicales envolventes más externos. Ambos números han de ser consultados en </text:span></text:span><text:a xlink:type="simple" xlink:href="http://www.whiteknightlogic.net/kanjidb/search/searchderoohelp.php" office:target-frame-name="_blank" xlink:show="new"><text:span text:style-name="Fuente_20_de_20_párrafo_20_predeter."><text:span text:style-name="T23">esta</text:span></text:span></text:a><text:span text:style-name="Fuente_20_de_20_párrafo_20_predeter."><text:span text:style-name="T46"> tabla dividida en subgrupos de manera similar al método de las cuatro esquinas. Algunos ejemplos:</text:span></text:span></text:p>
      <text:p text:style-name="Normal"><text:span text:style-name="Fuente_20_de_20_párrafo_20_predeter."><text:span text:style-name="T33">生　</text:span></text:span><text:span text:style-name="Fuente_20_de_20_párrafo_20_predeter."><text:span text:style-name="T35">2472</text:span></text:span><text:span text:style-name="Fuente_20_de_20_párrafo_20_predeter."><text:span text:style-name="T33">　囚</text:span></text:span><text:span text:style-name="Fuente_20_de_20_párrafo_20_predeter."><text:span text:style-name="T35"> 1262</text:span></text:span><text:span text:style-name="Fuente_20_de_20_párrafo_20_predeter."><text:span text:style-name="T33">　個</text:span></text:span><text:span text:style-name="Fuente_20_de_20_párrafo_20_predeter."><text:span text:style-name="T35"> 2177</text:span></text:span><text:span text:style-name="Fuente_20_de_20_párrafo_20_predeter."><text:span text:style-name="T33">　道</text:span></text:span><text:span text:style-name="Fuente_20_de_20_párrafo_20_predeter."><text:span text:style-name="T35"> 979</text:span></text:span><text:span text:style-name="Fuente_20_de_20_párrafo_20_predeter."><text:span text:style-name="T33">　縫</text:span></text:span><text:span text:style-name="Fuente_20_de_20_párrafo_20_predeter."><text:span text:style-name="T35"> 2755</text:span></text:span></text:p>
      <text:h text:style-name="Heading_20_2" text:outline-level="2"><text:bookmark text:name="__RefHeading__3558_155153771"/>Frecuencia<text:bookmark-end text:name="__RefHeading__3558_155153771"/></text:h>
      <text:p text:style-name="P18">Los 2500 kanjis más usados en japonés moderno están ordenados unívocamente(es decir, dos kanjis no pueden tener el mismo número de frecuencia) en el campo frecuencia por su posición en el ranking de kanjis más usados según un sondeo realizado entre los periódicos japoneses. </text:p>
      <text:h text:style-name="Heading_20_2" text:outline-level="2"><text:bookmark text:name="__RefHeading__3560_155153771"/>Grado<text:bookmark-end text:name="__RefHeading__3560_155153771"/></text:h>
      <text:p text:style-name="P18">El campo “grado” hace referencia a la lista a la que el kanji pertenece de las distintas listas oficiales publicadas por distintas administraciones de Japón. Pueden ser del uno al 10, menos el 7, que no referencia a ningún kanji. Así pues, las equivalencias son:</text:p>
      <text:p text:style-name="P16"/>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4"/>
          </table:table-cell>
          <table:table-cell table:style-name="Tabla5.A1" office:value-type="string">
            <text:p text:style-name="P25"/>
          </table:table-cell>
          <table:table-cell table:style-name="Tabla5.C1" office:value-type="string">
            <text:p text:style-name="P24"/>
          </table:table-cell>
          <table:table-cell table:style-name="Tabla5.D1" office:value-type="string">
            <text:p text:style-name="P24">Grado</text:p>
          </table:table-cell>
        </table:table-row>
        <table:table-row table:style-name="Tabla5.1">
          <table:table-cell table:style-name="Tabla5.D1" table:number-rows-spanned="7" office:value-type="string">
            <text:p text:style-name="P23"><text:a xlink:type="simple" xlink:href="http://es.wikipedia.org/wiki/Jōyō_kanji" office:target-frame-name="_blank" xlink:show="new"><text:span text:style-name="Fuente_20_de_20_párrafo_20_predeter."><text:span text:style-name="T21">Jōyō kanji</text:span></text:span></text:a></text:p>
          </table:table-cell>
          <table:table-cell table:style-name="Tabla5.D1" table:number-rows-spanned="6" office:value-type="string">
            <text:p text:style-name="P23"><text:a xlink:type="simple" xlink:href="http://en.wikipedia.org/wiki/Kyōiku_kanji" office:target-frame-name="_blank" xlink:show="new"><text:span text:style-name="Fuente_20_de_20_párrafo_20_predeter."><text:span text:style-name="T21">Kyōiku kanji</text:span></text:span></text:a></text:p>
          </table:table-cell>
          <table:table-cell table:style-name="Tabla5.D1" office:value-type="string">
            <text:p text:style-name="P24">Nivel 1</text:p>
          </table:table-cell>
          <table:table-cell table:style-name="Tabla5.D1" office:value-type="string">
            <text:p text:style-name="P24">1</text:p>
          </table:table-cell>
        </table:table-row>
        <table:table-row table:style-name="Tabla5.1">
          <table:covered-table-cell/>
          <table:covered-table-cell/>
          <table:table-cell table:style-name="Tabla5.D1" office:value-type="string">
            <text:p text:style-name="P24">Nivel 2</text:p>
          </table:table-cell>
          <table:table-cell table:style-name="Tabla5.D1" office:value-type="string">
            <text:p text:style-name="P24">2</text:p>
          </table:table-cell>
        </table:table-row>
        <table:table-row table:style-name="Tabla5.1">
          <table:covered-table-cell/>
          <table:covered-table-cell/>
          <table:table-cell table:style-name="Tabla5.D1" office:value-type="string">
            <text:p text:style-name="P24">Nivel 3</text:p>
          </table:table-cell>
          <table:table-cell table:style-name="Tabla5.D1" office:value-type="string">
            <text:p text:style-name="P24">3</text:p>
          </table:table-cell>
        </table:table-row>
        <table:table-row table:style-name="Tabla5.1">
          <table:covered-table-cell/>
          <table:covered-table-cell/>
          <table:table-cell table:style-name="Tabla5.D1" office:value-type="string">
            <text:p text:style-name="P24">Nivel 4</text:p>
          </table:table-cell>
          <table:table-cell table:style-name="Tabla5.D1" office:value-type="string">
            <text:p text:style-name="P24">4</text:p>
          </table:table-cell>
        </table:table-row>
        <table:table-row table:style-name="Tabla5.1">
          <table:covered-table-cell/>
          <table:covered-table-cell/>
          <table:table-cell table:style-name="Tabla5.D1" office:value-type="string">
            <text:p text:style-name="P24">Nivel 5</text:p>
          </table:table-cell>
          <table:table-cell table:style-name="Tabla5.D1" office:value-type="string">
            <text:p text:style-name="P24">5</text:p>
          </table:table-cell>
        </table:table-row>
        <table:table-row table:style-name="Tabla5.1">
          <table:covered-table-cell/>
          <table:covered-table-cell/>
          <table:table-cell table:style-name="Tabla5.D1" office:value-type="string">
            <text:p text:style-name="P24">Nivel 6</text:p>
          </table:table-cell>
          <table:table-cell table:style-name="Tabla5.D1" office:value-type="string">
            <text:p text:style-name="P24">6</text:p>
          </table:table-cell>
        </table:table-row>
        <table:table-row table:style-name="Tabla5.8">
          <table:covered-table-cell/>
          <table:table-cell table:style-name="Tabla5.D1" table:number-columns-spanned="2" office:value-type="string">
            <text:p text:style-name="P23"><text:a xlink:type="simple" xlink:href="http://es.wikipedia.org/wiki/Jōyō_kanji" office:target-frame-name="_blank" xlink:show="new"><text:span text:style-name="Fuente_20_de_20_párrafo_20_predeter."><text:span text:style-name="T20">Resto</text:span></text:span></text:a><text:a xlink:type="simple" xlink:href="http://es.wikipedia.org/wiki/Jōyō_kanji" office:target-frame-name="_blank" xlink:show="new"><text:span text:style-name="Fuente_20_de_20_párrafo_20_predeter."><text:span text:style-name="T21"> de Jōyō kanji</text:span></text:span></text:a></text:p>
          </table:table-cell>
          <table:covered-table-cell/>
          <table:table-cell table:style-name="Tabla5.D1" office:value-type="string">
            <text:p text:style-name="P24">8</text:p>
          </table:table-cell>
        </table:table-row>
        <table:table-row table:style-name="Tabla5.9">
          <table:table-cell table:style-name="Tabla5.D1" table:number-rows-spanned="2" table:number-columns-spanned="3" office:value-type="string">
            <text:p text:style-name="P23"><text:a xlink:type="simple" xlink:href="http://es.wikipedia.org/wiki/Jinmei_kanji" office:target-frame-name="_blank" xlink:show="new"><text:span text:style-name="Fuente_20_de_20_párrafo_20_predeter."><text:span text:style-name="T21">Jinmeiyō kanji</text:span></text:span></text:a></text:p>
          </table:table-cell>
          <table:covered-table-cell/>
          <table:covered-table-cell/>
          <table:table-cell table:style-name="Tabla5.D1" office:value-type="string">
            <text:p text:style-name="P24">9</text:p>
          </table:table-cell>
        </table:table-row>
        <table:table-row table:style-name="Tabla5.9">
          <table:covered-table-cell/>
          <table:covered-table-cell/>
          <table:covered-table-cell/>
          <table:table-cell table:style-name="Tabla5.D1" office:value-type="string">
            <text:p text:style-name="P24">10</text:p>
          </table:table-cell>
        </table:table-row>
      </table:table>
      <text:p text:style-name="P15"/>
      <text:p text:style-name="Normal"><text:span text:style-name="Fuente_20_de_20_párrafo_20_predeter."><text:span text:style-name="T41">Aclaración</text:span></text:span><text:span text:style-name="Fuente_20_de_20_párrafo_20_predeter."><text:span text:style-name="T46">: Existen principalmente dos listas:</text:span></text:span></text:p>
      <text:list xml:id="list982183041" text:style-name="L11">
        <text:list-item>
          <text:p text:style-name="P41"><text:span text:style-name="Fuente_20_de_20_párrafo_20_predeter."><text:span text:style-name="T46">La lista </text:span></text:span><text:a xlink:type="simple" xlink:href="http://es.wikipedia.org/wiki/Jōyō_kanji" office:target-frame-name="_blank" xlink:show="new"><text:span text:style-name="Fuente_20_de_20_párrafo_20_predeter."><text:span text:style-name="T25">Jōyō kanji</text:span></text:span></text:a><text:span text:style-name="Fuente_20_de_20_párrafo_20_predeter."><text:span text:style-name="T46"> es la lista oficial de kanjis de uso común redactada por el ministerio japonés de educación. Redactada y modificada en varias ocasiones, la última, en 2009, comprende los 2131 caracteres más comunes de la vida diaria, los cuales deben ser aprendidos por cualquier japonés que termina la educación secundaria. Cualquier palabra en un texto cuyo alguno de sus kanjis no esté en la jōyō kanji deberá llevar un indicador de pronunciación, también llamado </text:span></text:span><text:a xlink:type="simple" xlink:href="http://es.wikipedia.org/wiki/Furigana" office:target-frame-name="_blank" xlink:show="new"><text:span text:style-name="Fuente_20_de_20_párrafo_20_predeter."><text:span text:style-name="T23">furigana</text:span></text:span></text:a><text:span text:style-name="Fuente_20_de_20_párrafo_20_predeter."><text:span text:style-name="T46">. Existe también la </text:span></text:span><text:a xlink:type="simple" xlink:href="http://en.wikipedia.org/wiki/Kyōiku_kanji" office:target-frame-name="_blank" xlink:show="new"><text:span text:style-name="Fuente_20_de_20_párrafo_20_predeter."><text:span text:style-name="T25">Kyōiku kanji</text:span></text:span></text:a><text:span text:style-name="Fuente_20_de_20_párrafo_20_predeter."><text:span text:style-name="T46">, un subconjunto de la jōyō kanji que divide a 1006 caracteres seleccionados en seis grupos, uno para cada año de la educación primaria.</text:span></text:span></text:p>
        </text:list-item>
        <text:list-item>
          <text:p text:style-name="P41"><text:span text:style-name="Fuente_20_de_20_párrafo_20_predeter."><text:span text:style-name="T46">La otra lista, la </text:span></text:span><text:a xlink:type="simple" xlink:href="http://es.wikipedia.org/wiki/Jinmei_kanji" office:target-frame-name="_blank" xlink:show="new"><text:span text:style-name="Fuente_20_de_20_párrafo_20_predeter."><text:span text:style-name="T25">Jinmeiyō kanji</text:span></text:span></text:a><text:span text:style-name="Fuente_20_de_20_párrafo_20_predeter."><text:span text:style-name="T46">, fue redactada por el departamento de asuntos civiles dependiente del ministerio de justicia de Japón, y añade 985 caracteres extra además de los de la lista jōyō kanji que podrán ser usados a la hora de registrar un nombre en el registro civil.</text:span></text:span></text:p>
        </text:list-item>
      </text:list>
      <text:p text:style-name="P21"><text:span text:style-name="T35">Sobre estas listas de kanji, decir que aunque contienen la mayoría de los kanjis que un japonés podría usar a lo largo de toda su vida, aún hay muchos que perteneciendo a contextos muy específicos como pueden ser la ciencia o la literatura, no están oficialmente registrados.</text:span></text:p>
      <text:h text:style-name="Heading_20_2" text:outline-level="2"><text:bookmark text:name="__RefHeading__3562_155153771"/>Grafo Asterisco<text:bookmark-end text:name="__RefHeading__3562_155153771"/></text:h>
      <text:p text:style-name="P7"><draw:frame draw:style-name="fr2" draw:name="gráficos18" text:anchor-type="as-char" svg:width="6.562cm" svg:height="6.932cm" draw:z-index="17"><draw:image xlink:href="https://forja.rediris.es/docman/view.php/818/1260/Grafo%20asterisco.png" xlink:type="simple" xlink:show="embed" xlink:actuate="onLoad"/></draw:frame></text:p>
      <text:p text:style-name="P8"><text:span text:style-name="Fuente_20_de_20_párrafo_20_predeter."><text:span text:style-name="T35">Lineas posibles en una representación grafo-asterisco</text:span></text:span></text:p>
      <text:p text:style-name="Normal"><text:span text:style-name="Fuente_20_de_20_párrafo_20_predeter."><text:span text:style-name="T46">El modelo grafo-asterisco es una forma de representar un kanji según el orden de dibujo de sus líneas y trazos. </text:span></text:span><text:span text:style-name="Fuente_20_de_20_párrafo_20_predeter."><text:span text:style-name="T39">En</text:span></text:span><text:span text:style-name="Fuente_20_de_20_párrafo_20_predeter."><text:span text:style-name="T46"> él</text:span></text:span><text:span text:style-name="Fuente_20_de_20_párrafo_20_predeter."><text:span text:style-name="T39">, se divide a cualquier tipo de trazo en un conjunto posible de 8 tipos de líneas según las direcciones de un asterisco, asignándole a cada una</text:span></text:span><text:span text:style-name="Fuente_20_de_20_párrafo_20_predeter."><text:span text:style-name="T46"> una</text:span></text:span><text:span text:style-name="Fuente_20_de_20_párrafo_20_predeter."><text:span text:style-name="T39"> letra de la A a la H(ver sección “</text:span></text:span><text:span text:style-name="Fuente_20_de_20_párrafo_20_predeter."><text:span text:style-name="T16">La representación de kanjis según el modelo grafo-asterisco</text:span></text:span><text:span text:style-name="Fuente_20_de_20_párrafo_20_predeter."><text:span text:style-name="T15">”)</text:span></text:span><text:span text:style-name="Fuente_20_de_20_párrafo_20_predeter."><text:span text:style-name="T39"> . Por ejemplo, la línea tipo G empieza va desde la parte inferior derecha hasta la parte superior izquierda, mientras que la de tipo C va de la parte superior izquierda hasta la parte inferior derecha. </text:span></text:span><text:span text:style-name="Fuente_20_de_20_párrafo_20_predeter."><text:span text:style-name="T46">El tipo E representa un punto y generalmente no se usa. </text:span></text:span></text:p>
      <text:p text:style-name="Normal"><text:soft-page-break/><text:span text:style-name="T39">Así pues el primer paso para representar un kanji mediante el modelo grafo-asterisco es separarlo ordenadamente por líneas que se trazarían sin levantar la mano del papel, y luego convertir cada trazo en un conjunto de líneas asterisco. La primera línea de cada trazo se pone en mayúsculas y el resto en minúsculas.</text:span></text:p>
      <text:p text:style-name="Normal"><text:span text:style-name="T39">La representación grafo-asterisco obvia la posición relativa de los trazos entre sí, pero hace necesario conocer su orden. </text:span></text:p>
      <text:p text:style-name="Normal_20__28_Web_29_"><text:span text:style-name="Fuente_20_de_20_párrafo_20_predeter."><text:span text:style-name="T39">Por ejemplo, consideremos el kanji de cuatro, 四, la forma de obtener su cadena grafo-asterisco sería:</text:span></text:span></text:p>
      <text:p text:style-name="P43"><text:span text:style-name="Fuente_20_de_20_párrafo_20_predeter."><text:span text:style-name="T33"><draw:frame draw:style-name="fr1" draw:name="gráficos19" text:anchor-type="as-char" svg:width="11.986cm" svg:height="4.233cm" draw:z-index="18"><draw:image xlink:href="https://forja.rediris.es/docman/view.php/818/1261/ejemploGrafo.png" xlink:type="simple" xlink:show="embed" xlink:actuate="onLoad"/><svg:title>Copyright Luis A. Arce</svg:title></draw:frame></text:span></text:span></text:p>
      <text:p text:style-name="P43"><text:span text:style-name="Fuente_20_de_20_párrafo_20_predeter."><text:span text:style-name="T33"/></text:span></text:p>
      <text:h text:style-name="Heading_20_2" text:outline-level="2"><text:bookmark text:name="__RefHeading__3564_155153771"/>Juego de caracteres JIS<text:bookmark-end text:name="__RefHeading__3564_155153771"/></text:h>
      <text:p text:style-name="P18">Ver sección “Código JIS Kuten”.</text:p>
      <text:h text:style-name="Heading_20_2" text:outline-level="2"><text:bookmark text:name="__RefHeading__3566_155153771"/>Kanji<text:bookmark-end text:name="__RefHeading__3566_155153771"/></text:h>
      <text:p text:style-name="Normal"><text:span text:style-name="Fuente_20_de_20_párrafo_20_predeter."><text:span text:style-name="T41">Uso</text:span></text:span><text:span text:style-name="Fuente_20_de_20_párrafo_20_predeter."><text:span text:style-name="T46">: Desde el campo kanji, pueden introducirse a mano el literal del kanji para obtener uno a uno su información. </text:span></text:span></text:p>
      <text:p text:style-name="Normal"><text:span text:style-name="Fuente_20_de_20_párrafo_20_predeter."><text:span text:style-name="T41">Ejemplos</text:span></text:span><text:span text:style-name="Fuente_20_de_20_párrafo_20_predeter."><text:span text:style-name="T46">:</text:span></text:span></text:p>
      <text:p text:style-name="P31"><text:span text:style-name="Fuente_20_de_20_párrafo_20_predeter."><text:span text:style-name="T46">-Buscar los kanjis </text:span></text:span><text:span text:style-name="Fuente_20_de_20_párrafo_20_predeter."><text:span text:style-name="T47">行 y 買</text:span></text:span></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26">-</text:p>
          </table:table-cell>
          <table:table-cell table:style-name="Tabla6.A1" office:value-type="string">
            <text:p text:style-name="P26">Kanji</text:p>
          </table:table-cell>
          <table:table-cell table:style-name="Tabla6.A1" office:value-type="string">
            <text:p text:style-name="P26">igual que</text:p>
          </table:table-cell>
          <table:table-cell table:style-name="Tabla6.A1" office:value-type="string">
            <text:p text:style-name="P22"><text:span text:style-name="Fuente_20_de_20_párrafo_20_predeter."><text:span text:style-name="T47">行</text:span></text:span></text:p>
          </table:table-cell>
        </table:table-row>
        <table:table-row>
          <table:table-cell table:style-name="Tabla6.A1" office:value-type="string">
            <text:p text:style-name="P26">Ó</text:p>
          </table:table-cell>
          <table:table-cell table:style-name="Tabla6.A1" office:value-type="string">
            <text:p text:style-name="P26">Kanji</text:p>
          </table:table-cell>
          <table:table-cell table:style-name="Tabla6.A1" office:value-type="string">
            <text:p text:style-name="P26">igual que </text:p>
          </table:table-cell>
          <table:table-cell table:style-name="Tabla6.A1" office:value-type="string">
            <text:p text:style-name="P22"><text:span text:style-name="Fuente_20_de_20_párrafo_20_predeter."><text:span text:style-name="T47">買</text:span></text:span></text:p>
          </table:table-cell>
        </table:table-row>
      </table:table>
      <text:h text:style-name="Heading_20_2" text:outline-level="2"><text:bookmark text:name="__RefHeading__3568_155153771"/>Lectura<text:bookmark-end text:name="__RefHeading__3568_155153771"/></text:h>
      <text:p text:style-name="Normal"><text:span text:style-name="Fuente_20_de_20_párrafo_20_predeter."><text:span text:style-name="T46">Los kanjis japoneses tienen principalmente dos clasificaciones para sus lecturas: las </text:span></text:span><text:span text:style-name="Fuente_20_de_20_párrafo_20_predeter."><text:span text:style-name="T42">lecturas “kun” </text:span></text:span><text:span text:style-name="Fuente_20_de_20_párrafo_20_predeter."><text:span text:style-name="T46">y las </text:span></text:span><text:span text:style-name="Fuente_20_de_20_párrafo_20_predeter."><text:span text:style-name="T42">lecturas “on”</text:span></text:span><text:span text:style-name="Fuente_20_de_20_párrafo_20_predeter."><text:span text:style-name="T46">. Estos nombres categorizan a las lecturas según sus fonemas procedan del japonés o del chino respectivamente.<text:line-break/>Cuando la ciencia y la tecnología china entraron en Japón (lo cual incluye a los kanjis), también lo hicieron cientos de palabras de origen chino que en japonés simplemente no existían. Así que lo que hicieron los japoneses fue elegir kanjis para representar sus propias palabras, conservando sus lecturas chinas para palabras que en su idioma no existían. Por ejemplo, en chino Shanghái, la ciudad, se escribe </text:span></text:span><text:span text:style-name="Fuente_20_de_20_párrafo_20_predeter."><text:span text:style-name="T39">上海</text:span></text:span><text:span text:style-name="Fuente_20_de_20_párrafo_20_predeter."><text:span text:style-name="T46">, que se pronuncia “shan-hai”, cuyos kanjis significan tanto en chino como en japonés “encima” y “mar” respectivamente. Los japoneses conservaron la pronunciación “Shanhai” para el nombre de la ciudad, convirtieron la pronunciación de “hai” del segundo kanji en “kai” para otras palabras (como </text:span></text:span><text:span text:style-name="Fuente_20_de_20_párrafo_20_predeter."><text:span text:style-name="T39">日本海</text:span></text:span><text:span text:style-name="Fuente_20_de_20_párrafo_20_predeter."><text:span text:style-name="T46">, “ni-hon-kai” o “mar de Japón”) y asignaron además al kanji la palabra japonesa para mar, ”umi”. Por tanto, las lecturas “on” o chinas de este kanji son “hai” y “kai”, y la lectura “kun” </text:span></text:span><text:soft-page-break/><text:span text:style-name="Fuente_20_de_20_párrafo_20_predeter."><text:span text:style-name="T46">o japonesa es “umi”.<text:line-break/>En la mayoría de los casos, aunque con muchísimas excepciones, las palabras de origen japonés suelen estar representadas por un solo kanji y las de origen chino por una composición de éstos. Por lo general es más fácil aprender las pronunciaciones kun de los kanjis porque los vocablos japoneses son más largos y variados que los chinos.  Éstos últimos tienden a ser monosílabos y de sonidos alargados, como “shou”, “ryou” o “sei”, de forma que se repiten mucho entre los kanjis. Mientras tanto, los japoneses tienden a ser de dos sílabas con algún fonema fuerte, como “umi”, “kome” o “mado”.<text:line-break/>Ocurre muy comúnmente que leemos un kanji del cual conocemos su lectura kun, pero no recordamos su lectura “on”, o no sabemos cuál de sus lecturas on se utiliza en esa palabra en concreto. Buscar en este tipo de casos un kanji por su pronunciación (sobre todo si es kun) suele ser bastante efectivo, aún teniendo en cuenta que el número de palabras </text:span></text:span><text:a xlink:type="simple" xlink:href="http://es.wikipedia.org/wiki/Homonimia" office:target-frame-name="_blank" xlink:show="new"><text:span text:style-name="Hipervínculo"><text:span text:style-name="T46">homónimas</text:span></text:span></text:a><text:span text:style-name="Fuente_20_de_20_párrafo_20_predeter."><text:span text:style-name="T46"> en japonés es enorme.<text:line-break/>Otra cosa interesante sobre las lecturas es que, en muchas ocasiones, kanjis compuestos por otros kanjis suelen heredar entera o parcialmente las lecturas “on” de sus radicales. Este hecho es especialmente útil cuando sobre la marcha tenemos que hacer suposiciones sobre cómo se lee una palabra que no entendamos.<text:line-break/>Cabe resaltar también que existe otro tipo de lecturas, </text:span></text:span><text:span text:style-name="Fuente_20_de_20_párrafo_20_predeter."><text:span text:style-name="T42">las lecturas “nanori”</text:span></text:span><text:span text:style-name="Fuente_20_de_20_párrafo_20_predeter."><text:span text:style-name="T46">, que son pronunciaciones de kanjis generalmente procedentes del japonés y ya en desuso que siguen usándose para leer nombres. La curiosidad en torno a este tipo de lecturas es que en un registro estatal japonés solo está registrado como se escribe tu nombre, no que pronunciación de cada kanji usa. Esto da libertad a los japoneses de elegir según las lecturas de los kanjis que conforman su nombre como quieren que se pronuncien, posibilitando cambios de significado y juegos de palabras.</text:span></text:span></text:p>
      <text:p text:style-name="Normal"><text:span text:style-name="Fuente_20_de_20_párrafo_20_predeter."><text:span text:style-name="T41">Aclaración</text:span></text:span><text:span text:style-name="Fuente_20_de_20_párrafo_20_predeter."><text:span text:style-name="T46">: es común en muchas publicaciones escribir las lecturas “On” de un kanji en katakana y las lecturas “Kun” y “Nanori” en hiragana. Así es como están almacenadas las lecturas en JavaDiKt, lo que significa que cualquier búsqueda de, por ejemplo, una lectura “On” escribiéndola en hiragana será infructífera.</text:span></text:span></text:p>
      <text:p text:style-name="Normal"><text:span text:style-name="Fuente_20_de_20_párrafo_20_predeter."><text:span text:style-name="T41">Uso</text:span></text:span><text:span text:style-name="Fuente_20_de_20_párrafo_20_predeter."><text:span text:style-name="T46">: es conveniente que siempre se añada a un criterio de lectura mediante “Y” un criterio de “Tipo de lectura”, especialmente si queremos diferenciar las lecturas kun de las lecturas nanori. Si no, la búsqueda podría devolver todos los kanjis que tienen cierta lectura, sea nanori, kun u on.</text:span></text:span></text:p>
      <text:p text:style-name="Normal"><text:span text:style-name="Fuente_20_de_20_párrafo_20_predeter."><text:span text:style-name="T41">Ejemplos</text:span></text:span><text:span text:style-name="Fuente_20_de_20_párrafo_20_predeter."><text:span text:style-name="T46">:</text:span></text:span></text:p>
      <text:p text:style-name="P31"><text:span text:style-name="Fuente_20_de_20_párrafo_20_predeter."><text:span text:style-name="T46">-Buscar kanjis cuya lectura kun sea “</text:span></text:span><text:span text:style-name="Fuente_20_de_20_párrafo_20_predeter."><text:span text:style-name="T47">かう”</text:span></text:span></text:p>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26">-</text:p>
          </table:table-cell>
          <table:table-cell table:style-name="Tabla7.A1" office:value-type="string">
            <text:p text:style-name="P26">Lectura</text:p>
          </table:table-cell>
          <table:table-cell table:style-name="Tabla7.A1" office:value-type="string">
            <text:p text:style-name="P26">igual que</text:p>
          </table:table-cell>
          <table:table-cell table:style-name="Tabla7.A1" office:value-type="string">
            <text:p text:style-name="P22"><text:span text:style-name="Fuente_20_de_20_párrafo_20_predeter."><text:span text:style-name="T47">かう</text:span></text:span></text:p>
          </table:table-cell>
        </table:table-row>
        <table:table-row>
          <table:table-cell table:style-name="Tabla7.A1" office:value-type="string">
            <text:p text:style-name="P28">Y</text:p>
          </table:table-cell>
          <table:table-cell table:style-name="Tabla7.A1" office:value-type="string">
            <text:p text:style-name="P26">Tipo de lectura</text:p>
          </table:table-cell>
          <table:table-cell table:style-name="Tabla7.A1" office:value-type="string">
            <text:p text:style-name="P26">igual que </text:p>
          </table:table-cell>
          <table:table-cell table:style-name="Tabla7.A1" office:value-type="string">
            <text:p text:style-name="P22"><text:span text:style-name="Fuente_20_de_20_párrafo_20_predeter."><text:span text:style-name="T47">kun-yomi</text:span></text:span></text:p>
          </table:table-cell>
        </table:table-row>
      </table:table>
      <text:p text:style-name="P31"><text:span text:style-name="Fuente_20_de_20_párrafo_20_predeter."><text:span text:style-name="T46">-Buscar kanjis cuya lectura on sea “</text:span></text:span><text:span text:style-name="Fuente_20_de_20_párrafo_20_predeter."><text:span text:style-name="T47">ショウ”</text:span></text:span></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26">-</text:p>
          </table:table-cell>
          <table:table-cell table:style-name="Tabla8.A1" office:value-type="string">
            <text:p text:style-name="P26">Lectura</text:p>
          </table:table-cell>
          <table:table-cell table:style-name="Tabla8.A1" office:value-type="string">
            <text:p text:style-name="P26">igual que</text:p>
          </table:table-cell>
          <table:table-cell table:style-name="Tabla8.A1" office:value-type="string">
            <text:p text:style-name="P22"><text:span text:style-name="Fuente_20_de_20_párrafo_20_predeter."><text:span text:style-name="T47">ショウ</text:span></text:span></text:p>
          </table:table-cell>
        </table:table-row>
        <table:table-row>
          <table:table-cell table:style-name="Tabla8.A1" office:value-type="string">
            <text:p text:style-name="P28">Y</text:p>
          </table:table-cell>
          <table:table-cell table:style-name="Tabla8.A1" office:value-type="string">
            <text:p text:style-name="P26">Tipo de lectura</text:p>
          </table:table-cell>
          <table:table-cell table:style-name="Tabla8.A1" office:value-type="string">
            <text:p text:style-name="P26">igual que </text:p>
          </table:table-cell>
          <table:table-cell table:style-name="Tabla8.A1" office:value-type="string">
            <text:p text:style-name="P22"><text:span text:style-name="Fuente_20_de_20_párrafo_20_predeter."><text:span text:style-name="T47">on-yomi</text:span></text:span></text:p>
          </table:table-cell>
        </table:table-row>
      </table:table>
      <text:p text:style-name="P31"><text:span text:style-name="Fuente_20_de_20_párrafo_20_predeter."><text:span text:style-name="T46">-Buscar kanjis cuya lectura sea “</text:span></text:span><text:span text:style-name="Fuente_20_de_20_párrafo_20_predeter."><text:span text:style-name="T47">かう”, sin importar si es nanori, on, o kun</text:span></text:span></text:p>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26">-</text:p>
          </table:table-cell>
          <table:table-cell table:style-name="Tabla9.A1" office:value-type="string">
            <text:p text:style-name="P26">Lectura</text:p>
          </table:table-cell>
          <table:table-cell table:style-name="Tabla9.A1" office:value-type="string">
            <text:p text:style-name="P26">igual que</text:p>
          </table:table-cell>
          <table:table-cell table:style-name="Tabla9.A1" office:value-type="string">
            <text:p text:style-name="P22"><text:span text:style-name="Fuente_20_de_20_párrafo_20_predeter."><text:span text:style-name="T47">かう</text:span></text:span></text:p>
          </table:table-cell>
        </table:table-row>
      </table:table>
      <text:p text:style-name="P31"><text:span text:style-name="Fuente_20_de_20_párrafo_20_predeter."><text:span text:style-name="T46">-Buscar kanjis del grado 1 que tengan lectura on</text:span></text:span></text:p>
      <table:table table:name="Tabla10" table:style-name="Tabla10">
        <table:table-column table:style-name="Tabla10.A"/>
        <table:table-column table:style-name="Tabla10.B"/>
        <table:table-column table:style-name="Tabla10.C"/>
        <table:table-column table:style-name="Tabla10.D"/>
        <table:table-row>
          <table:table-cell table:style-name="Tabla10.A1" office:value-type="string">
            <text:p text:style-name="P26">-</text:p>
          </table:table-cell>
          <table:table-cell table:style-name="Tabla10.A1" office:value-type="string">
            <text:p text:style-name="P26">Grado</text:p>
          </table:table-cell>
          <table:table-cell table:style-name="Tabla10.A1" office:value-type="string">
            <text:p text:style-name="P26">igual que</text:p>
          </table:table-cell>
          <table:table-cell table:style-name="Tabla10.A1" office:value-type="string">
            <text:p text:style-name="P22"><text:span text:style-name="Fuente_20_de_20_párrafo_20_predeter."><text:span text:style-name="T47">1</text:span></text:span></text:p>
          </table:table-cell>
        </table:table-row>
        <table:table-row>
          <table:table-cell table:style-name="Tabla10.A1" office:value-type="string">
            <text:p text:style-name="P28">Y</text:p>
          </table:table-cell>
          <table:table-cell table:style-name="Tabla10.A1" office:value-type="string">
            <text:p text:style-name="P26">Tipo de lectura</text:p>
          </table:table-cell>
          <table:table-cell table:style-name="Tabla10.A1" office:value-type="string">
            <text:p text:style-name="P26">igual que </text:p>
          </table:table-cell>
          <table:table-cell table:style-name="Tabla10.A1" office:value-type="string">
            <text:p text:style-name="P22"><text:span text:style-name="Fuente_20_de_20_párrafo_20_predeter."><text:span text:style-name="T47">On-yomi</text:span></text:span></text:p>
          </table:table-cell>
        </table:table-row>
      </table:table>
      <text:h text:style-name="Heading_20_2" text:outline-level="2"><text:bookmark text:name="__RefHeading__3570_155153771"/>Nivel JLPT<text:bookmark-end text:name="__RefHeading__3570_155153771"/></text:h>
      <text:p text:style-name="Normal"><text:span text:style-name="Fuente_20_de_20_párrafo_20_predeter."><text:span text:style-name="T51">Algunos kanjis tienen información sobre el nivel del examen </text:span></text:span><text:a xlink:type="simple" xlink:href="http://es.wikipedia.org/wiki/Nihongo_nōryoku_shiken" office:target-frame-name="_top" xlink:show="replace"><text:span text:style-name="Hipervínculo"><text:span text:style-name="T51">JLPT</text:span></text:span></text:a><text:span text:style-name="Fuente_20_de_20_párrafo_20_predeter."><text:span text:style-name="T51"> (Japanese Language Proficiency Test), también llamado Nôken, en el que ese kanji es requerido. En total son cuatro niveles, que tienen las siguientes equivalencias en el </text:span></text:span><text:a xlink:type="simple" xlink:href="http://es.wikipedia.org/wiki/Marco_común_europeo_de_referencia_para_las_lenguas" office:target-frame-name="_top" xlink:show="replace"><text:span text:style-name="Hipervínculo"><text:span text:style-name="T51">Marco común europeo de referencia para las lenguas</text:span></text:span></text:a><text:span text:style-name="Fuente_20_de_20_párrafo_20_predeter."><text:span text:style-name="T51">(MECR):</text:span></text:span></text:p>
      <text:p text:style-name="Normal"><text:span text:style-name="Fuente_20_de_20_párrafo_20_predeter."><text:span text:style-name="T51"/></text:span></text:p>
      <table:table table:name="Tabla11" table:style-name="Tabla11">
        <table:table-column table:style-name="Tabla11.A" table:number-columns-repeated="2"/>
        <text:soft-page-break/>
        <table:table-row>
          <table:table-cell table:style-name="Tabla11.A1" office:value-type="string">
            <text:p text:style-name="P30">Nivel Nôken</text:p>
          </table:table-cell>
          <table:table-cell table:style-name="Tabla11.A1" office:value-type="string">
            <text:p text:style-name="P30">MCER</text:p>
          </table:table-cell>
        </table:table-row>
        <table:table-row>
          <table:table-cell table:style-name="Tabla11.A1" office:value-type="string">
            <text:p text:style-name="P29">1</text:p>
          </table:table-cell>
          <table:table-cell table:style-name="Tabla11.A1" office:value-type="string">
            <text:p text:style-name="P29">A2</text:p>
          </table:table-cell>
        </table:table-row>
        <table:table-row>
          <table:table-cell table:style-name="Tabla11.A1" office:value-type="string">
            <text:p text:style-name="P29">2</text:p>
          </table:table-cell>
          <table:table-cell table:style-name="Tabla11.A1" office:value-type="string">
            <text:p text:style-name="P29">B1</text:p>
          </table:table-cell>
        </table:table-row>
        <table:table-row>
          <table:table-cell table:style-name="Tabla11.A1" office:value-type="string">
            <text:p text:style-name="P29">3</text:p>
          </table:table-cell>
          <table:table-cell table:style-name="Tabla11.A1" office:value-type="string">
            <text:p text:style-name="P29">B2</text:p>
          </table:table-cell>
        </table:table-row>
        <table:table-row>
          <table:table-cell table:style-name="Tabla11.A1" office:value-type="string">
            <text:p text:style-name="P29">4</text:p>
          </table:table-cell>
          <table:table-cell table:style-name="Tabla11.A1" office:value-type="string">
            <text:p text:style-name="P29">C2</text:p>
          </table:table-cell>
        </table:table-row>
      </table:table>
      <text:h text:style-name="Heading_20_2" text:outline-level="2"><text:bookmark text:name="__RefHeading__3572_155153771"/>Nombre del diccionario<text:bookmark-end text:name="__RefHeading__3572_155153771"/></text:h>
      <text:p text:style-name="P19">Ver “Referencia del diccionario”.</text:p>
      <text:h text:style-name="Heading_20_2" text:outline-level="2"><text:bookmark text:name="__RefHeading__3574_155153771"/>Número de trazos<text:bookmark-end text:name="__RefHeading__3574_155153771"/></text:h>
      <text:p text:style-name="P19">El número de trazos es el número de líneas que tiene un kanji, entendiendo como línea cualquier elemento del kanji que sea dibujado sin levantar el lápiz del papel.</text:p>
      <text:p text:style-name="P19">La lista de trazos posibles para un kanji es finita, conocida y lo suficientemente abarcable como para que cualquier estudiante de primer grado no tenga excesivos problemas en contar los que casi cualquier carácter contiene. No existen excepciones(al menos que yo sepa o me acuerde) y es un método seguro pero poco eficiente para acotar una búsqueda.</text:p>
      <text:p text:style-name="Normal"><text:span text:style-name="Fuente_20_de_20_párrafo_20_predeter."><text:span text:style-name="T43">Uso</text:span></text:span><text:span text:style-name="Fuente_20_de_20_párrafo_20_predeter."><text:span text:style-name="T51">: el número de trazos suele ser extremadamente útil en complemento con otros criterios para acortar una búsqueda, igual que también puede ser útil para hacer búsquedas sobre kanjis borrosos o mal escritos en el que no podamos distinguir exactamente el número de trazos, pero podamos acotarlo. </text:span></text:span></text:p>
      <text:p text:style-name="Normal"><text:span text:style-name="Fuente_20_de_20_párrafo_20_predeter."><text:span text:style-name="T43">Ejemplos</text:span></text:span><text:span text:style-name="Fuente_20_de_20_párrafo_20_predeter."><text:span text:style-name="T51">:</text:span></text:span></text:p>
      <text:p text:style-name="P31"><text:span text:style-name="Fuente_20_de_20_párrafo_20_predeter."><text:span text:style-name="T46">-Buscar kanjis con un número de trazos mayor que 13 y menor que 15 cuyo radical sea “</text:span></text:span><text:span text:style-name="Fuente_20_de_20_párrafo_20_predeter."><text:span text:style-name="T47">女”</text:spa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26">-</text:p>
          </table:table-cell>
          <table:table-cell table:style-name="Tabla12.A1" office:value-type="string">
            <text:p text:style-name="P26">Número de trazos</text:p>
          </table:table-cell>
          <table:table-cell table:style-name="Tabla12.A1" office:value-type="string">
            <text:p text:style-name="P26">mayor o igual que</text:p>
          </table:table-cell>
          <table:table-cell table:style-name="Tabla12.A1" office:value-type="string">
            <text:p text:style-name="P22"><text:span text:style-name="Fuente_20_de_20_párrafo_20_predeter."><text:span text:style-name="T47">13</text:span></text:span></text:p>
          </table:table-cell>
        </table:table-row>
        <table:table-row>
          <table:table-cell table:style-name="Tabla12.A1" office:value-type="string">
            <text:p text:style-name="P28">Y</text:p>
          </table:table-cell>
          <table:table-cell table:style-name="Tabla12.A1" office:value-type="string">
            <text:p text:style-name="P26">Número de trazos</text:p>
          </table:table-cell>
          <table:table-cell table:style-name="Tabla12.A1" office:value-type="string">
            <text:p text:style-name="P26">menor o igual que </text:p>
          </table:table-cell>
          <table:table-cell table:style-name="Tabla12.A1" office:value-type="string">
            <text:p text:style-name="P22"><text:span text:style-name="Fuente_20_de_20_párrafo_20_predeter."><text:span text:style-name="T47">15</text:span></text:span></text:p>
          </table:table-cell>
        </table:table-row>
        <table:table-row>
          <table:table-cell table:style-name="Tabla12.A1" office:value-type="string">
            <text:p text:style-name="P28">Y</text:p>
          </table:table-cell>
          <table:table-cell table:style-name="Tabla12.A1" office:value-type="string">
            <text:p text:style-name="P26">Radical clásico</text:p>
          </table:table-cell>
          <table:table-cell table:style-name="Tabla12.A1" office:value-type="string">
            <text:p text:style-name="P26">igual que</text:p>
          </table:table-cell>
          <table:table-cell table:style-name="Tabla12.A1" office:value-type="string">
            <text:p text:style-name="P22"><text:span text:style-name="Fuente_20_de_20_párrafo_20_predeter."><text:span text:style-name="T47">038 </text:span></text:span><text:span text:style-name="Fuente_20_de_20_párrafo_20_predeter."><text:span text:style-name="T49">–</text:span></text:span><text:span text:style-name="Fuente_20_de_20_párrafo_20_predeter."><text:span text:style-name="T47"> 女</text:span></text:span></text:p>
          </table:table-cell>
        </table:table-row>
      </table:table>
      <text:h text:style-name="Heading_20_2" text:outline-level="2"><text:bookmark text:name="__RefHeading__3576_155153771"/>Radical clásico<text:bookmark-end text:name="__RefHeading__3576_155153771"/></text:h>
      <text:p text:style-name="Normal"><text:span text:style-name="Fuente_20_de_20_párrafo_20_predeter."><text:span text:style-name="T51">El radical clásico o radical principal de un kanji se define como </text:span></text:span><text:span text:style-name="Fuente_20_de_20_párrafo_20_predeter."><text:span text:style-name="T44">aquel de los kanjis o grupo significativo de trazos que forma parte de un carácter  y que tiene más peso dentro de éste</text:span></text:span><text:span text:style-name="Fuente_20_de_20_párrafo_20_predeter."><text:span text:style-name="T51">. Si el carácter está compuesto por un único kanji o grupo significativo de trazos, el radical principal de dicho kanji es el propio kanji, como “</text:span></text:span><text:span text:style-name="T40">月</text:span><text:span text:style-name="Fuente_20_de_20_párrafo_20_predeter."><text:span text:style-name="T51">” de </text:span></text:span><text:span text:style-name="T40">月</text:span><text:span text:style-name="Fuente_20_de_20_párrafo_20_predeter."><text:span text:style-name="T51">.<text:line-break/>Reconocer a un kanji por su radical es evidente más complicado que reconocerlo por su número de trazos dos motivos:<text:line-break/>Primero, es difícil definir la expresión “que tiene más peso”. En muchas ocasiones, el elemento de más peso puede considerarse el que más espacio ocupa en un cuadrado imaginario que rodea al kanji, el que está en la posición más privilegiada, el que aporta mayor significado, o el que, en competencia con otros radicales, tiene “prioridad” en la </text:span></text:span><text:a xlink:type="simple" xlink:href="http://nuthatch.com/kanji/demo/radicals.html" office:target-frame-name="_blank" xlink:show="new"><text:span text:style-name="Hipervínculo"><text:span text:style-name="T51">lista oficial</text:span></text:span></text:a><text:span text:style-name="Fuente_20_de_20_párrafo_20_predeter."><text:span text:style-name="T51">.<text:line-break/>Y segundo, porque definir “conjunto significativo de trazos” también es complicado. Gran parte de los radicales tienen más de una forma de escribirse, en la mayoría de los casos debido a la simplificación por causa de la escritura rápida.<text:line-break/>Aunque reconocer un kanji por su radical no sea necesariamente  una tarea sencilla, podemos acotar mucho una búsqueda si logramos averiguarlo. La lista oficial de radicales clásicos contiene 214 radicales, lo que convierte la media de kanjis obtenida al consultar sobre un radical en el diccionario de cuatro mil kanjis a diecinueve por radical aproximadamente (aunque el número de kanjis por radical está muy poco equilibrado).<text:line-break/>Por ejemplo, “</text:span></text:span><text:span text:style-name="T40">山</text:span><text:span text:style-name="Fuente_20_de_20_párrafo_20_predeter."><text:span text:style-name="T51">” es radical de </text:span></text:span><text:span text:style-name="T40">岩</text:span><text:span text:style-name="Fuente_20_de_20_párrafo_20_predeter."><text:span text:style-name="T51">, porque ambos kanjis se encuentran en la lista de radicales. Puede </text:span></text:span><text:soft-page-break/><text:span text:style-name="Fuente_20_de_20_párrafo_20_predeter."><text:span text:style-name="T51">que “</text:span></text:span><text:span text:style-name="T40">山</text:span><text:span text:style-name="Fuente_20_de_20_párrafo_20_predeter."><text:span text:style-name="T51">” tenga prioridad sobre “</text:span></text:span><text:span text:style-name="T40">石</text:span><text:span text:style-name="Fuente_20_de_20_párrafo_20_predeter."><text:span text:style-name="T51">” por varias razones, como que “</text:span></text:span><text:span text:style-name="T40">山</text:span><text:span text:style-name="Fuente_20_de_20_párrafo_20_predeter."><text:span text:style-name="T51">” esté mejor posicionado en la lista oficial, que su significado de “montaña” gane al de “piedra” o que se encuentra más arriba espacialmente que el otro elemento. Este ejemplo deja patente que para diferenciar el radical de un kanji, hay que tener cierta intuición y destreza que se adquiere con la práctica.</text:span></text:span></text:p>
      <text:h text:style-name="Heading_20_2" text:outline-level="2"><text:bookmark text:name="__RefHeading__3578_155153771"/>Referencia de la variante<text:bookmark-end text:name="__RefHeading__3578_155153771"/></text:h>
      <text:p text:style-name="Normal"><text:span text:style-name="Fuente_20_de_20_párrafo_20_predeter."><text:span text:style-name="T51">Para ciertos kanjis existen otras versiones relacionadas y parecidas en forma, significado y lectura llamadas “variantes”. Generalmente suelen ser representaciones más antiguas del mismo kanji que con el paso del tiempo han ido simplificándose o cambiando de forma de alguna manera. Debido a esto, es bastante común que la relevancia de un kanji en el idioma moderno difiera </text:span></text:span><text:span text:style-name="Fuente_20_de_20_párrafo_20_predeter."><text:span text:style-name="T46">mucho de la de sus variantes. Por ejemplo, el kanji </text:span></text:span><text:span text:style-name="Fuente_20_de_20_párrafo_20_predeter."><text:span text:style-name="T47">四 que tiene una frecuencia tan alta como 47 tiene como variante</text:span></text:span><text:span text:style-name="Fuente_20_de_20_párrafo_20_predeter."><text:span text:style-name="T39">亖</text:span></text:span><text:span text:style-name="Fuente_20_de_20_párrafo_20_predeter."><text:span text:style-name="T46">, </text:span></text:span><text:span text:style-name="Fuente_20_de_20_párrafo_20_predeter."><text:span text:style-name="T47">que ni siquiera está en el estándar JIS213.</text:span></text:span></text:p>
      <text:p text:style-name="Normal"><text:span text:style-name="Fuente_20_de_20_párrafo_20_predeter."><text:span text:style-name="T45">Aclaración</text:span></text:span><text:span text:style-name="Fuente_20_de_20_párrafo_20_predeter."><text:span text:style-name="T47">: la función de <text:s/>búsqueda por referencia en JavaDiKt está en proceso de desarrollo y por lo tanto no funciona todo lo bien que uno cabría esperar. </text:span></text:span></text:p>
      <text:p text:style-name="Normal"><text:span text:style-name="Fuente_20_de_20_párrafo_20_predeter."><text:span text:style-name="T45">Uso</text:span></text:span><text:span text:style-name="Fuente_20_de_20_párrafo_20_predeter."><text:span text:style-name="T47">: al igual que otros criterios, es necesaria la combinación de este tipo de criterio con el criterio “Tipo de variante”. Sin embargo, aquí el tipo de variante tiene que ser escrito explícitamente en el código interno que usa el programa, por lo que la calidad de la búsqueda es muy deficiente. Los tipos de variantes posibles son los siguientes:</text:span></text:span></text:p>
      <text:p text:style-name="Normal"><text:span text:style-name="Fuente_20_de_20_párrafo_20_predeter."><text:span text:style-name="T47"/></text:span></text:p>
      <text:p text:style-name="P37"><text:span text:style-name="Fuente_20_de_20_párrafo_20_predeter."><text:span text:style-name="T26">jis208</text:span></text:span></text:p>
      <text:p text:style-name="P37"><text:span text:style-name="Fuente_20_de_20_párrafo_20_predeter."><text:span text:style-name="T26">jis212</text:span></text:span></text:p>
      <text:p text:style-name="P37"><text:span text:style-name="Fuente_20_de_20_párrafo_20_predeter."><text:span text:style-name="T26">jis213</text:span></text:span></text:p>
      <text:p text:style-name="P37"><text:span text:style-name="Fuente_20_de_20_párrafo_20_predeter."><text:span text:style-name="T26">ucs</text:span></text:span></text:p>
      <text:p text:style-name="P37"><text:span text:style-name="Fuente_20_de_20_párrafo_20_predeter."><text:span text:style-name="T26">s_h</text:span></text:span></text:p>
      <text:p text:style-name="P37"><text:span text:style-name="Fuente_20_de_20_párrafo_20_predeter."><text:span text:style-name="T26">nelson_c</text:span></text:span></text:p>
      <text:p text:style-name="P37"><text:span text:style-name="Fuente_20_de_20_párrafo_20_predeter."><text:span text:style-name="T26">deroo</text:span></text:span></text:p>
      <text:p text:style-name="P38">njecd</text:p>
      <text:p text:style-name="P39">oneill</text:p>
      <text:p text:style-name="P14"><text:span text:style-name="T31">La utilidad principal de este tipo de información radica en encontrar las variantes del kanji usando otro criterio. Si por ejemplo un kanji especifica que tiene una variante con código JIS212 igual a 18-88, podemos usar los criterios “Código JIS” y “Juego de caracteres JIS” para encontrar dicho kanji.</text:span></text:p>
      <text:p text:style-name="Normal"><text:span text:style-name="Fuente_20_de_20_párrafo_20_predeter."><text:span text:style-name="T27">Ejemplos</text:span></text:span><text:span text:style-name="Fuente_20_de_20_párrafo_20_predeter."><text:span text:style-name="T28">:</text:span></text:span></text:p>
      <text:p text:style-name="P31"><text:span text:style-name="Fuente_20_de_20_párrafo_20_predeter."><text:span text:style-name="T46">-Buscar kanjis que tengan como variante un kanji cuyo código JIS212 sea 18-88</text:span></text:span></text:p>
      <table:table table:name="Tabla13" table:style-name="Tabla13">
        <table:table-column table:style-name="Tabla13.A"/>
        <table:table-column table:style-name="Tabla13.B"/>
        <table:table-column table:style-name="Tabla13.C"/>
        <table:table-column table:style-name="Tabla13.D"/>
        <table:table-row>
          <table:table-cell table:style-name="Tabla13.A1" office:value-type="string">
            <text:p text:style-name="P26">-</text:p>
          </table:table-cell>
          <table:table-cell table:style-name="Tabla13.A1" office:value-type="string">
            <text:p text:style-name="P26">Referencia de la variante</text:p>
          </table:table-cell>
          <table:table-cell table:style-name="Tabla13.A1" office:value-type="string">
            <text:p text:style-name="P26">igual que</text:p>
          </table:table-cell>
          <table:table-cell table:style-name="Tabla13.A1" office:value-type="string">
            <text:p text:style-name="P22"><text:span text:style-name="Fuente_20_de_20_párrafo_20_predeter."><text:span text:style-name="T47">18-88</text:span></text:span></text:p>
          </table:table-cell>
        </table:table-row>
        <table:table-row>
          <table:table-cell table:style-name="Tabla13.A1" office:value-type="string">
            <text:p text:style-name="P28">Y</text:p>
          </table:table-cell>
          <table:table-cell table:style-name="Tabla13.A1" office:value-type="string">
            <text:p text:style-name="P26">Tipo de variante</text:p>
          </table:table-cell>
          <table:table-cell table:style-name="Tabla13.A1" office:value-type="string">
            <text:p text:style-name="P26">igual que </text:p>
          </table:table-cell>
          <table:table-cell table:style-name="Tabla13.A1" office:value-type="string">
            <text:p text:style-name="P22"><text:span text:style-name="Fuente_20_de_20_párrafo_20_predeter."><text:span text:style-name="T47">jis212</text:span></text:span></text:p>
          </table:table-cell>
        </table:table-row>
      </table:table>
      <text:h text:style-name="Heading_20_2" text:outline-level="2"><text:bookmark text:name="__RefHeading__3580_155153771"/>Referencia del diccionario<text:bookmark-end text:name="__RefHeading__3580_155153771"/></text:h>
      <text:p text:style-name="P34">Muchos autores que escriben diccionarios y guías de estudio sobre kanjis los ordenan por infinidad de criterios, muchas veces prometiendo que es la mejor forma de estudiarlos con nombre sugerentes y pocas consiguiendo su objetivo. La falta de consenso a la hora de ordenar los kanjis para su estudio es grande y prácticamente cada autor que no se atiene a las listas oficiales lo hace de una manera distinta, aunque bien es cierto que en ocasiones ciertos kanjis suelen ocupar posiciones similares en distintas listas, como los numerales o los pertenecientes a días de la semana. </text:p>
      <text:p text:style-name="P34">En JavaDiKt pueden hacerse consultas sobre kanjis referentes a los siguientes diccionarios donde han <text:soft-page-break/>sido recogidos:</text:p>
      <text:p text:style-name="P40"><text:span text:style-name="Énfasis_20_sutil"><text:span text:style-name="T38">Modern Reader’s Japanese-English Character Dictionary<text:line-break/>The New Nelson Japanese-English Character Dictionary<text:line-break/>New Japanese-English Character Dictionary<text:line-break/>Kanji Learners Dictionary<text:line-break/>Remembering The  Kanji<text:line-break/>New Dictionary of Kanji Usage”<text:line-break/>Japanese Names<text:line-break/>Essential Kanji<text:line-break/>Kanji Basic Book 1&amp;2<text:line-break/>Daikanwajiten<text:line-break/>A Guide To Remembering Japanese Characters<text:line-break/>Kanji and Kana<text:line-break/>A Guide To Reading and Writing Japanese<text:line-break/>Japanese Kanji Flashcards<text:line-break/>A Guide To Reading and Writing Japanese<text:line-break/>Tuttle Kanji Cards<text:line-break/>The Kanji Way to Japanese Language Power<text:line-break/>Kanji in Context<text:line-break/>Japanese For Busy People<text:line-break/>Kodansha Compact Kanji Guide<text:line-break/>Les Kanjis dans la tete</text:span></text:span></text:p>
      <text:p text:style-name="P35"><text:span text:style-name="Énfasis_20_sutil"><text:span text:style-name="T38"/></text:span></text:p>
      <text:p text:style-name="Normal"><text:span text:style-name="Énfasis_20_sutil"><text:span text:style-name="T55">Uso</text:span></text:span><text:span text:style-name="Énfasis_20_sutil"><text:span text:style-name="T56">: en la mayoría de los casos, el criterio por referencia del diccionario necesita de ir acompañado por otro criterio del tipo “Nombre del diccionario” para ser útil.</text:span></text:span></text:p>
      <text:p text:style-name="Normal"><text:span text:style-name="Énfasis_20_sutil"><text:span text:style-name="T55"/></text:span></text:p>
      <text:p text:style-name="Normal"><text:span text:style-name="Énfasis_20_sutil"><text:span text:style-name="T55">Ejemplos</text:span></text:span><text:span text:style-name="Énfasis_20_sutil"><text:span text:style-name="T56">:</text:span></text:span></text:p>
      <text:p text:style-name="P31"><text:span text:style-name="Fuente_20_de_20_párrafo_20_predeter."><text:span text:style-name="T46">-Buscar el kanji 234 del </text:span></text:span><text:span text:style-name="Fuente_20_de_20_párrafo_20_predeter."><text:span text:style-name="T53">Kanji Basic Book</text:span></text:span></text:p>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26">-</text:p>
          </table:table-cell>
          <table:table-cell table:style-name="Tabla14.A1" office:value-type="string">
            <text:p text:style-name="P26">Nombre del diccionario</text:p>
          </table:table-cell>
          <table:table-cell table:style-name="Tabla14.A1" office:value-type="string">
            <text:p text:style-name="P26">igual que</text:p>
          </table:table-cell>
          <table:table-cell table:style-name="Tabla14.A1" office:value-type="string">
            <text:p text:style-name="P22"><text:span text:style-name="Fuente_20_de_20_párrafo_20_predeter."><text:span text:style-name="T47">Kanji Basic Book</text:span></text:span></text:p>
          </table:table-cell>
        </table:table-row>
        <table:table-row>
          <table:table-cell table:style-name="Tabla14.A1" office:value-type="string">
            <text:p text:style-name="P28">Y</text:p>
          </table:table-cell>
          <table:table-cell table:style-name="Tabla14.A1" office:value-type="string">
            <text:p text:style-name="P26">Referencia del diccionario</text:p>
          </table:table-cell>
          <table:table-cell table:style-name="Tabla14.A1" office:value-type="string">
            <text:p text:style-name="P26">igual que </text:p>
          </table:table-cell>
          <table:table-cell table:style-name="Tabla14.A1" office:value-type="string">
            <text:p text:style-name="P22"><text:span text:style-name="Fuente_20_de_20_párrafo_20_predeter."><text:span text:style-name="T47">234</text:span></text:span></text:p>
          </table:table-cell>
        </table:table-row>
      </table:table>
      <text:p text:style-name="P31"><text:span text:style-name="Fuente_20_de_20_párrafo_20_predeter."><text:span text:style-name="T46">-Buscar todos los kanjis del </text:span></text:span><text:span text:style-name="Fuente_20_de_20_párrafo_20_predeter."><text:span text:style-name="T53">Kanji Basic Book</text:span></text:span></text:p>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26">-</text:p>
          </table:table-cell>
          <table:table-cell table:style-name="Tabla15.A1" office:value-type="string">
            <text:p text:style-name="P26">Nombre del diccionario</text:p>
          </table:table-cell>
          <table:table-cell table:style-name="Tabla15.A1" office:value-type="string">
            <text:p text:style-name="P26">igual que</text:p>
          </table:table-cell>
          <table:table-cell table:style-name="Tabla15.A1" office:value-type="string">
            <text:p text:style-name="P22"><text:span text:style-name="Fuente_20_de_20_párrafo_20_predeter."><text:span text:style-name="T47">Kanji Basic Book</text:span></text:span></text:p>
          </table:table-cell>
        </table:table-row>
      </table:table>
      <text:h text:style-name="Heading_20_2" text:outline-level="2"><text:bookmark text:name="__RefHeading__3582_155153771"/><text:span text:style-name="Énfasis_20_sutil"><text:span text:style-name="T37">Significado</text:span></text:span><text:bookmark-end text:name="__RefHeading__3582_155153771"/></text:h>
      <text:p text:style-name="Normal"><text:span text:style-name="Fuente_20_de_20_párrafo_20_predeter."><text:span text:style-name="T51">A cada kanji se le suele atribuir uno o varios significados que se podrían considerar “generales”. Los significados son independientes de los kanjis a los que acompañe en otras palabras o los significados de las palabras a las que represente en las lecturas kun y on, aunque evidentemente relacionadas. Por ejemplo, el kanji “</text:span></text:span><text:span text:style-name="T40">開</text:span><text:span text:style-name="Fuente_20_de_20_párrafo_20_predeter."><text:span text:style-name="T51">” significa el concepto de “abierto”, “desplegado” o “no cerrado”, independientemente de que la palabra “</text:span></text:span><text:span text:style-name="T40">開ける</text:span><text:span text:style-name="Fuente_20_de_20_párrafo_20_predeter."><text:span text:style-name="T51">” o “akeru” signifique el verbo “abrir”, o “</text:span></text:span><text:span text:style-name="T40">開店</text:span><text:span text:style-name="Fuente_20_de_20_párrafo_20_predeter."><text:span text:style-name="T51">” o “kaiten”  signifique “inaugurar un negocio” o “abrir una tienda”. Esto nos ayuda, por ejemplo, a intuir el significado de un kanji o una palabra en función de los kanjis que los componen, posibilitando en muchas ocasiones leer un texto sin saber pronunciarlo todo.<text:line-break/>El ordenamiento por significado suele estar implementado solo en diccionarios electrónicos, y no suele ser muy eficiente por los problemas de sinonimia. Si queremos buscar una palabra pensando en un significado cuando realmente en el diccionario está registrado un sinónimo de ésta, nunca obtendremos resultados satisfactorios a pesar de que el resultado sí está registrado. Sin embargo, puede ser útil para sustantivos y palabras muy concretas.</text:span></text:span></text:p>
      <text:p text:style-name="Normal"><text:soft-page-break/><text:span text:style-name="Fuente_20_de_20_párrafo_20_predeter."><text:span text:style-name="T43">Aclaración</text:span></text:span><text:span text:style-name="Fuente_20_de_20_párrafo_20_predeter."><text:span text:style-name="T51">: la base de datos de JavaDiKt está basada en un proyecto libre colaborativo en varios idiomas. Eso significa que los campos de significado pueden variar considerablemente de idioma en idioma, e incluso no existir de un lenguaje a otro.</text:span></text:span></text:p>
      <text:p text:style-name="Normal"><text:span text:style-name="Fuente_20_de_20_párrafo_20_predeter."><text:span text:style-name="T43">Uso:</text:span></text:span><text:span text:style-name="Fuente_20_de_20_párrafo_20_predeter."><text:span text:style-name="T51"> por culpa de la sinonimia de las palabras y el polimorfismo de las palabras escritas a máquina (por ejemplo, “casa” es igual que “CaSa” para una persona pero no para un ordenador), buscar kanjis por significado puede ser algo engorroso. Por eso, es recomendable escribir siempre en mayúsculas (excepto la primera letra de topónimos y nombre comunes) e intentar combinar búsquedas por significado con varios sinónimos.</text:span></text:span></text:p>
      <text:p text:style-name="Normal"><text:span text:style-name="Fuente_20_de_20_párrafo_20_predeter."><text:span text:style-name="T43">Ejemplos</text:span></text:span><text:span text:style-name="Fuente_20_de_20_párrafo_20_predeter."><text:span text:style-name="T51">:</text:span></text:span></text:p>
      <text:p text:style-name="P31"><text:span text:style-name="Fuente_20_de_20_párrafo_20_predeter."><text:span text:style-name="T46">-Buscar el kanji que significa algo relacionado con “niño”</text:span></text:span></text:p>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26">-</text:p>
          </table:table-cell>
          <table:table-cell table:style-name="Tabla16.A1" office:value-type="string">
            <text:p text:style-name="P26">Significado</text:p>
          </table:table-cell>
          <table:table-cell table:style-name="Tabla16.A1" office:value-type="string">
            <text:p text:style-name="P26">igual que</text:p>
          </table:table-cell>
          <table:table-cell table:style-name="Tabla16.A1" office:value-type="string">
            <text:p text:style-name="P22"><text:span text:style-name="Fuente_20_de_20_párrafo_20_predeter."><text:span text:style-name="T47">niño</text:span></text:span></text:p>
          </table:table-cell>
        </table:table-row>
        <table:table-row>
          <table:table-cell table:style-name="Tabla16.A1" office:value-type="string">
            <text:p text:style-name="P28">Ó</text:p>
          </table:table-cell>
          <table:table-cell table:style-name="Tabla16.A1" office:value-type="string">
            <text:p text:style-name="P26">Significado</text:p>
          </table:table-cell>
          <table:table-cell table:style-name="Tabla16.A1" office:value-type="string">
            <text:p text:style-name="P26">igual que </text:p>
          </table:table-cell>
          <table:table-cell table:style-name="Tabla16.A1" office:value-type="string">
            <text:p text:style-name="P22"><text:span text:style-name="Fuente_20_de_20_párrafo_20_predeter."><text:span text:style-name="T47">chaval</text:span></text:span></text:p>
          </table:table-cell>
        </table:table-row>
        <table:table-row>
          <table:table-cell table:style-name="Tabla16.A1" office:value-type="string">
            <text:p text:style-name="P28">Ó</text:p>
          </table:table-cell>
          <table:table-cell table:style-name="Tabla16.A1" office:value-type="string">
            <text:p text:style-name="P26">Significado</text:p>
          </table:table-cell>
          <table:table-cell table:style-name="Tabla16.A1" office:value-type="string">
            <text:p text:style-name="P26">igual que </text:p>
          </table:table-cell>
          <table:table-cell table:style-name="Tabla16.A1" office:value-type="string">
            <text:p text:style-name="P22"><text:span text:style-name="Fuente_20_de_20_párrafo_20_predeter."><text:span text:style-name="T47">chiquillo</text:span></text:span></text:p>
          </table:table-cell>
        </table:table-row>
      </table:table>
      <text:h text:style-name="Heading_20_2" text:outline-level="2"><text:bookmark text:name="__RefHeading__3584_155153771"/>Unicode<text:bookmark-end text:name="__RefHeading__3584_155153771"/></text:h>
      <text:p text:style-name="Normal"><text:span text:style-name="Fuente_20_de_20_párrafo_20_predeter."><text:span text:style-name="T50">El número Unicode de un kanji es el índice del carácter en el estándar </text:span></text:span><text:a xlink:type="simple" xlink:href="http://ajaest.net/home/2010/09/introduccion-a-javadikt-la-problematica-de-los-kanjis-japoneses-iii/ISO%2010646-1" office:target-frame-name="_blank" xlink:show="new"><text:span text:style-name="Hipervínculo"><text:span text:style-name="T51">ISO 10646-1</text:span></text:span></text:a><text:span text:style-name="Fuente_20_de_20_párrafo_20_predeter."><text:span text:style-name="T51"> que es casi lo mismo que la especificación </text:span></text:span><text:a xlink:type="simple" xlink:href="http://en.wikipedia.org/wiki/Unicode" office:target-frame-name="_blank" xlink:show="new"><text:span text:style-name="Hipervínculo"><text:span text:style-name="T51">Unicode</text:span></text:span></text:a><text:span text:style-name="Fuente_20_de_20_párrafo_20_predeter."><text:span text:style-name="T51"> con la diferencia fundamental de que éste último solo permite codificaciones de 16 bits, es decir, valores numéricos para los caracteres desde el 0 al 65536, mientras que el ISO 10646-1 permite codificaciones desde 0 a 4294967296 usando 32 bits. Absolutamente todos los kanjis de JavaDiKt tienen un código Unicode y todos son distintos. Cada índice Unicode reconoce al kanji de manera clara, limpia y unívoca y por eso pueden ser bastante útiles a la hora de de intercambiar rápidamente referencias sobre kanjis.</text:span></text:span></text:p>
      <text:p text:style-name="Normal"><text:span text:style-name="Fuente_20_de_20_párrafo_20_predeter."><text:span text:style-name="T51"/></text:span></text:p>
      <text:p text:style-name="Normal"><text:span text:style-name="Fuente_20_de_20_párrafo_20_predeter."><text:span text:style-name="T43">Aclaración</text:span></text:span><text:span text:style-name="Fuente_20_de_20_párrafo_20_predeter."><text:span text:style-name="T51">: todos los códigos Unicode de JavaDiKt están presentados en hexadecimal.</text:span></text:span></text:p>
      <text:p text:style-name="P20"/>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adornments="Negrita" style:font-family-generic="modern" style:font-pitch="fixed"/>
    <style:font-face style:name="Liberation Mono1" svg:font-family="'Liberation Mono'" style:font-adornments="Predeterminado" style:font-family-generic="modern" style:font-pitch="fixed"/>
    <style:font-face style:name="MS Mincho" svg:font-family="'MS Minch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99cm"/>
      <style:text-properties style:font-name="DejaVu Serif"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Numbering_20_1" style:class="text">
      <style:text-properties style:font-name="Liberation Mono"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master-page-name="">
      <style:paragraph-properties style:page-number="auto" text:number-lines="true" text:line-number="0">
        <style:tab-stops/>
      </style:paragraph-properties>
      <style:text-properties style:font-name="Liberation Mono1" fo:font-size="18pt" fo:font-weight="normal"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Mono" fo:font-size="14pt" fo:font-weight="bold" style:font-name-asian="SimSun" style:font-size-asian="14pt" style:font-weight-asian="bold" style:font-name-complex="Mangal"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Liberation Mono" fo:font-size="12pt" fo:font-weight="bold" style:font-name-asian="SimSun" style:font-size-asian="12pt" style:font-weight-asian="bold" style:font-name-complex="Mangal" style:font-size-complex="12pt" style:font-weight-complex="bold"/>
    </style:style>
    <style:style style:name="Normal" style:family="paragraph">
      <style:paragraph-properties fo:margin-top="0.101cm" fo:margin-bottom="0.199cm" fo:hyphenation-ladder-count="no-limit"/>
      <style:text-properties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706cm" fo:margin-bottom="0.353cm" fo:text-align="center" style:justify-single-word="false" fo:hyphenation-ladder-count="no-limit" fo:padding-left="0cm" fo:padding-right="0cm" fo:padding-top="0cm" fo:padding-bottom="0.035cm" fo:border-left="none" fo:border-right="none" fo:border-top="none" fo:border-bottom="0.018cm solid #622423" style:shadow="none"/>
      <style:text-properties fo:text-transform="uppercase" fo:color="#632423" fo:font-size="12pt" fo:letter-spacing="0.026cm" style:font-size-asian="12pt" style:font-size-complex="12pt"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line-height="100%" fo:hyphenation-ladder-count="no-limit"/>
      <style:text-properties style:font-name="Times New Roman" fo:font-size="12pt" fo:language="es" fo:country="ES" style:font-name-asian="Times New Roman" style:font-size-asian="12pt" style:language-asian="ja" style:country-asian="JP" style:font-name-complex="Times New Roman" style:font-size-complex="12pt" style:language-complex="ar" style:country-complex="SA" fo:hyphenate="false" fo:hyphenation-remain-char-count="0" fo:hyphenation-push-char-count="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default-outline-level="5" style:class="text">
      <style:text-properties style:font-name="Liberation Mono"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25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75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25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128cm" style:type="center"/>
          <style:tab-stop style:position="18.256cm" style:type="right"/>
        </style:tab-stops>
      </style:paragraph-properties>
    </style:style>
    <style:style style:name="Header" style:family="paragraph" style:parent-style-name="Standard" style:class="extra">
      <style:paragraph-properties text:number-lines="false" text:line-number="0">
        <style:tab-stops>
          <style:tab-stop style:position="9.128cm" style:type="center"/>
          <style:tab-stop style:position="18.256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xto_20_en_20_negrita" style:display-name="Texto en negrita" style:family="text">
      <style:text-properties fo:color="#943634" fo:letter-spacing="0.009cm" fo:font-weight="bold" style:font-weight-asian="bold" style:font-weight-complex="bold"/>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Énfasis_20_sutil" style:display-name="Énfasis sutil"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1.508cm" fo:margin-right="1.23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499cm" fo:margin-bottom="2.499cm" fo:margin-left="1.402cm" fo:margin-right="1.078cm" style:writing-mode="lr-tb" style:footnote-max-height="0cm">
        <style:footnote-sep style:width="0.018cm" style:adjustment="left" style:rel-width="33%"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Manual de JavaDiKt Mirai 1.1.3beta COMPROBAR!!!!!!!!!!!!!!!!!!!!!!!!!!!!!!!!!!!!!!!!!!!!!!!!!!!!</text:p>
      </style:header>
      <style:footer>
        <text:p text:style-name="MP2"><text:page-number text:select-page="current">28</text:page-number></text:p>
      </style:footer>
    </style:master-page>
    <style:master-page style:name="MP0" style:page-layout-name="Mpm2">
      <style:header>
        <text:p text:style-name="MP1"><text:bookmark-start text:name="__DdeLink__4273_155153771"/>Manual de JavaDiKt Mirai 1.1.3beta<text:bookmark-end text:name="__DdeLink__4273_155153771"/></text:p>
      </style:header>
      <style:footer>
        <text:p text:style-name="MP2"><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Alfonso Arce González</meta:initial-creator>
    <meta:creation-date>2011-02-15T01:31:37.54</meta:creation-date>
    <dc:date>2011-02-22T22:32:02</dc:date>
    <dc:creator>Luis González</dc:creator>
    <meta:editing-duration>PT01H29M36S</meta:editing-duration>
    <meta:editing-cycles>10</meta:editing-cycles>
    <meta:generator>OpenOffice.org/3.2$Unix OpenOffice.org_project/320m12$Build-9483</meta:generator>
    <meta:document-statistic meta:table-count="16" meta:image-count="19" meta:object-count="0" meta:page-count="28" meta:paragraph-count="391" meta:word-count="7291" meta:character-count="42326"/>
  </office:meta>
</office:document-meta>
</file>